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18.5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table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AdjClose</text:p>
          </table:table-cell>
          <table:table-cell office:value-type="string" calcext:value-type="string">
            <text:p>ln(AdjClose)</text:p>
          </table:table-cell>
          <table:table-cell office:value-type="string" calcext:value-type="string">
            <text:p>r_mon</text:p>
          </table:table-cell>
          <table:table-cell office:value-type="string" calcext:value-type="string">
            <text:p>r_year</text:p>
          </table:table-cell>
          <table:table-cell office:value-type="string" calcext:value-type="string">
            <text:p>r_mon_cc</text:p>
          </table:table-cell>
          <table:table-cell office:value-type="string" calcext:value-type="string">
            <text:p>r_year_cc</text:p>
          </table:table-cell>
        </table:table-row>
        <table:table-row table:style-name="ro1">
          <table:table-cell office:value-type="date" office:date-value="1993-03-31" calcext:value-type="date">
            <text:p>1993-03-31</text:p>
          </table:table-cell>
          <table:table-cell office:value-type="float" office:value="1.1" calcext:value-type="float">
            <text:p>1.1</text:p>
          </table:table-cell>
          <table:table-cell table:formula="of:=LN([.B2])" office:value-type="float" office:value="0.0953101798043249" calcext:value-type="float">
            <text:p>0.0953101798</text:p>
          </table:table-cell>
          <table:table-cell table:number-columns-repeated="4"/>
        </table:table-row>
        <table:table-row table:style-name="ro1">
          <table:table-cell office:value-type="date" office:date-value="1993-04-01" calcext:value-type="date">
            <text:p>1993-04-01</text:p>
          </table:table-cell>
          <table:table-cell office:value-type="float" office:value="1.12" calcext:value-type="float">
            <text:p>1.12</text:p>
          </table:table-cell>
          <table:table-cell table:formula="of:=LN([.B3])" office:value-type="float" office:value="0.113328685307003" calcext:value-type="float">
            <text:p>0.1133286853</text:p>
          </table:table-cell>
          <table:table-cell table:formula="of:=([.B3]-[.B2])/[.B2]" office:value-type="float" office:value="0.0181818181818182" calcext:value-type="float">
            <text:p>0.0181818182</text:p>
          </table:table-cell>
          <table:table-cell/>
          <table:table-cell table:formula="of:=LN([.B3]/[.B2])" office:value-type="float" office:value="0.0180185055026784" calcext:value-type="float">
            <text:p>0.0180185055</text:p>
          </table:table-cell>
          <table:table-cell/>
        </table:table-row>
        <table:table-row table:style-name="ro1">
          <table:table-cell office:value-type="date" office:date-value="1993-05-03" calcext:value-type="date">
            <text:p>1993-05-03</text:p>
          </table:table-cell>
          <table:table-cell office:value-type="float" office:value="1.39" calcext:value-type="float">
            <text:p>1.39</text:p>
          </table:table-cell>
          <table:table-cell table:formula="of:=LN([.B4])" office:value-type="float" office:value="0.3293037471426" calcext:value-type="float">
            <text:p>0.3293037471</text:p>
          </table:table-cell>
          <table:table-cell table:formula="of:=([.B4]-[.B3])/[.B3]" office:value-type="float" office:value="0.241071428571429" calcext:value-type="float">
            <text:p>0.2410714286</text:p>
          </table:table-cell>
          <table:table-cell/>
          <table:table-cell table:formula="of:=LN([.B4]/[.B3])" office:value-type="float" office:value="0.215975061835597" calcext:value-type="float">
            <text:p>0.2159750618</text:p>
          </table:table-cell>
          <table:table-cell/>
        </table:table-row>
        <table:table-row table:style-name="ro1">
          <table:table-cell office:value-type="date" office:date-value="1993-06-01" calcext:value-type="date">
            <text:p>1993-06-01</text:p>
          </table:table-cell>
          <table:table-cell office:value-type="float" office:value="1.42" calcext:value-type="float">
            <text:p>1.42</text:p>
          </table:table-cell>
          <table:table-cell table:formula="of:=LN([.B5])" office:value-type="float" office:value="0.350656871613169" calcext:value-type="float">
            <text:p>0.3506568716</text:p>
          </table:table-cell>
          <table:table-cell table:formula="of:=([.B5]-[.B4])/[.B4]" office:value-type="float" office:value="0.0215827338129495" calcext:value-type="float">
            <text:p>0.0215827338</text:p>
          </table:table-cell>
          <table:table-cell/>
          <table:table-cell table:formula="of:=LN([.B5]/[.B4])" office:value-type="float" office:value="0.0213531244705688" calcext:value-type="float">
            <text:p>0.0213531245</text:p>
          </table:table-cell>
          <table:table-cell/>
        </table:table-row>
        <table:table-row table:style-name="ro1">
          <table:table-cell office:value-type="date" office:date-value="1993-07-01" calcext:value-type="date">
            <text:p>1993-07-01</text:p>
          </table:table-cell>
          <table:table-cell office:value-type="float" office:value="1.38" calcext:value-type="float">
            <text:p>1.38</text:p>
          </table:table-cell>
          <table:table-cell table:formula="of:=LN([.B6])" office:value-type="float" office:value="0.322083499169113" calcext:value-type="float">
            <text:p>0.3220834992</text:p>
          </table:table-cell>
          <table:table-cell table:formula="of:=([.B6]-[.B5])/[.B5]" office:value-type="float" office:value="-0.0281690140845071" calcext:value-type="float">
            <text:p>-0.0281690141</text:p>
          </table:table-cell>
          <table:table-cell/>
          <table:table-cell table:formula="of:=LN([.B6]/[.B5])" office:value-type="float" office:value="-0.0285733724440561" calcext:value-type="float">
            <text:p>-0.0285733724</text:p>
          </table:table-cell>
          <table:table-cell/>
        </table:table-row>
        <table:table-row table:style-name="ro1">
          <table:table-cell office:value-type="date" office:date-value="1993-08-02" calcext:value-type="date">
            <text:p>1993-08-02</text:p>
          </table:table-cell>
          <table:table-cell office:value-type="float" office:value="1.41" calcext:value-type="float">
            <text:p>1.41</text:p>
          </table:table-cell>
          <table:table-cell table:formula="of:=LN([.B7])" office:value-type="float" office:value="0.343589704390077" calcext:value-type="float">
            <text:p>0.3435897044</text:p>
          </table:table-cell>
          <table:table-cell table:formula="of:=([.B7]-[.B6])/[.B6]" office:value-type="float" office:value="0.0217391304347828" calcext:value-type="float">
            <text:p>0.0217391304</text:p>
          </table:table-cell>
          <table:table-cell/>
          <table:table-cell table:formula="of:=LN([.B7]/[.B6])" office:value-type="float" office:value="0.0215062052209637" calcext:value-type="float">
            <text:p>0.0215062052</text:p>
          </table:table-cell>
          <table:table-cell/>
        </table:table-row>
        <table:table-row table:style-name="ro1">
          <table:table-cell office:value-type="date" office:date-value="1993-09-01" calcext:value-type="date">
            <text:p>1993-09-01</text:p>
          </table:table-cell>
          <table:table-cell office:value-type="float" office:value="1.59" calcext:value-type="float">
            <text:p>1.59</text:p>
          </table:table-cell>
          <table:table-cell table:formula="of:=LN([.B8])" office:value-type="float" office:value="0.46373401623214" calcext:value-type="float">
            <text:p>0.4637340162</text:p>
          </table:table-cell>
          <table:table-cell table:formula="of:=([.B8]-[.B7])/[.B7]" office:value-type="float" office:value="0.127659574468085" calcext:value-type="float">
            <text:p>0.1276595745</text:p>
          </table:table-cell>
          <table:table-cell/>
          <table:table-cell table:formula="of:=LN([.B8]/[.B7])" office:value-type="float" office:value="0.120144311842063" calcext:value-type="float">
            <text:p>0.1201443118</text:p>
          </table:table-cell>
          <table:table-cell/>
        </table:table-row>
        <table:table-row table:style-name="ro1">
          <table:table-cell office:value-type="date" office:date-value="1993-10-01" calcext:value-type="date">
            <text:p>1993-10-01</text:p>
          </table:table-cell>
          <table:table-cell office:value-type="float" office:value="1.55" calcext:value-type="float">
            <text:p>1.55</text:p>
          </table:table-cell>
          <table:table-cell table:formula="of:=LN([.B9])" office:value-type="float" office:value="0.438254930931155" calcext:value-type="float">
            <text:p>0.4382549309</text:p>
          </table:table-cell>
          <table:table-cell table:formula="of:=([.B9]-[.B8])/[.B8]" office:value-type="float" office:value="-0.0251572327044024" calcext:value-type="float">
            <text:p>-0.0251572327</text:p>
          </table:table-cell>
          <table:table-cell/>
          <table:table-cell table:formula="of:=LN([.B9]/[.B8])" office:value-type="float" office:value="-0.0254790853009848" calcext:value-type="float">
            <text:p>-0.0254790853</text:p>
          </table:table-cell>
          <table:table-cell/>
        </table:table-row>
        <table:table-row table:style-name="ro1">
          <table:table-cell office:value-type="date" office:date-value="1993-11-01" calcext:value-type="date">
            <text:p>1993-11-01</text:p>
          </table:table-cell>
          <table:table-cell office:value-type="float" office:value="1.29" calcext:value-type="float">
            <text:p>1.29</text:p>
          </table:table-cell>
          <table:table-cell table:formula="of:=LN([.B10])" office:value-type="float" office:value="0.254642218373581" calcext:value-type="float">
            <text:p>0.2546422184</text:p>
          </table:table-cell>
          <table:table-cell table:formula="of:=([.B10]-[.B9])/[.B9]" office:value-type="float" office:value="-0.167741935483871" calcext:value-type="float">
            <text:p>-0.1677419355</text:p>
          </table:table-cell>
          <table:table-cell/>
          <table:table-cell table:formula="of:=LN([.B10]/[.B9])" office:value-type="float" office:value="-0.183612712557575" calcext:value-type="float">
            <text:p>-0.1836127126</text:p>
          </table:table-cell>
          <table:table-cell/>
        </table:table-row>
        <table:table-row table:style-name="ro1">
          <table:table-cell office:value-type="date" office:date-value="1993-12-01" calcext:value-type="date">
            <text:p>1993-12-01</text:p>
          </table:table-cell>
          <table:table-cell office:value-type="float" office:value="1.29" calcext:value-type="float">
            <text:p>1.29</text:p>
          </table:table-cell>
          <table:table-cell table:formula="of:=LN([.B11])" office:value-type="float" office:value="0.254642218373581" calcext:value-type="float">
            <text:p>0.2546422184</text:p>
          </table:table-cell>
          <table:table-cell table:formula="of:=([.B11]-[.B10])/[.B10]" office:value-type="float" office:value="0" calcext:value-type="float">
            <text:p>0</text:p>
          </table:table-cell>
          <table:table-cell/>
          <table:table-cell table:formula="of:=LN([.B11]/[.B10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1994-01-03" calcext:value-type="date">
            <text:p>1994-01-03</text:p>
          </table:table-cell>
          <table:table-cell office:value-type="float" office:value="1.39" calcext:value-type="float">
            <text:p>1.39</text:p>
          </table:table-cell>
          <table:table-cell table:formula="of:=LN([.B12])" office:value-type="float" office:value="0.3293037471426" calcext:value-type="float">
            <text:p>0.3293037471</text:p>
          </table:table-cell>
          <table:table-cell table:formula="of:=([.B12]-[.B11])/[.B11]" office:value-type="float" office:value="0.0775193798449613" calcext:value-type="float">
            <text:p>0.0775193798</text:p>
          </table:table-cell>
          <table:table-cell/>
          <table:table-cell table:formula="of:=LN([.B12]/[.B11])" office:value-type="float" office:value="0.0746615287690198" calcext:value-type="float">
            <text:p>0.0746615288</text:p>
          </table:table-cell>
          <table:table-cell/>
        </table:table-row>
        <table:table-row table:style-name="ro1">
          <table:table-cell office:value-type="date" office:date-value="1994-02-01" calcext:value-type="date">
            <text:p>1994-02-01</text:p>
          </table:table-cell>
          <table:table-cell office:value-type="float" office:value="1.35" calcext:value-type="float">
            <text:p>1.35</text:p>
          </table:table-cell>
          <table:table-cell table:formula="of:=LN([.B13])" office:value-type="float" office:value="0.300104592450338" calcext:value-type="float">
            <text:p>0.3001045925</text:p>
          </table:table-cell>
          <table:table-cell table:formula="of:=([.B13]-[.B12])/[.B12]" office:value-type="float" office:value="-0.0287769784172662" calcext:value-type="float">
            <text:p>-0.0287769784</text:p>
          </table:table-cell>
          <table:table-cell/>
          <table:table-cell table:formula="of:=LN([.B13]/[.B12])" office:value-type="float" office:value="-0.0291991546922624" calcext:value-type="float">
            <text:p>-0.0291991547</text:p>
          </table:table-cell>
          <table:table-cell/>
        </table:table-row>
        <table:table-row table:style-name="ro1">
          <table:table-cell office:value-type="date" office:date-value="1994-03-01" calcext:value-type="date">
            <text:p>1994-03-01</text:p>
          </table:table-cell>
          <table:table-cell office:value-type="float" office:value="1.41" calcext:value-type="float">
            <text:p>1.41</text:p>
          </table:table-cell>
          <table:table-cell table:formula="of:=LN([.B14])" office:value-type="float" office:value="0.343589704390077" calcext:value-type="float">
            <text:p>0.3435897044</text:p>
          </table:table-cell>
          <table:table-cell table:formula="of:=([.B14]-[.B13])/[.B13]" office:value-type="float" office:value="0.0444444444444445" calcext:value-type="float">
            <text:p>0.0444444444</text:p>
          </table:table-cell>
          <table:table-cell table:formula="of:=([.B14]-[.B2])/[.B2]" office:value-type="float" office:value="0.281818181818182" calcext:value-type="float">
            <text:p>0.2818181818</text:p>
          </table:table-cell>
          <table:table-cell table:formula="of:=LN([.B14]/[.B13])" office:value-type="float" office:value="0.0434851119397389" calcext:value-type="float">
            <text:p>0.0434851119</text:p>
          </table:table-cell>
          <table:table-cell table:formula="of:=LN([.B14]/[.B2])" office:value-type="float" office:value="0.248279524585752" calcext:value-type="float">
            <text:p>0.2482795246</text:p>
          </table:table-cell>
        </table:table-row>
        <table:table-row table:style-name="ro1">
          <table:table-cell office:value-type="date" office:date-value="1994-04-04" calcext:value-type="date">
            <text:p>1994-04-04</text:p>
          </table:table-cell>
          <table:table-cell office:value-type="float" office:value="1.73" calcext:value-type="float">
            <text:p>1.73</text:p>
          </table:table-cell>
          <table:table-cell table:formula="of:=LN([.B15])" office:value-type="float" office:value="0.548121408509688" calcext:value-type="float">
            <text:p>0.5481214085</text:p>
          </table:table-cell>
          <table:table-cell table:formula="of:=([.B15]-[.B14])/[.B14]" office:value-type="float" office:value="0.226950354609929" calcext:value-type="float">
            <text:p>0.2269503546</text:p>
          </table:table-cell>
          <table:table-cell table:formula="of:=([.B15]-[.B3])/[.B3]" office:value-type="float" office:value="0.544642857142857" calcext:value-type="float">
            <text:p>0.5446428571</text:p>
          </table:table-cell>
          <table:table-cell table:formula="of:=LN([.B15]/[.B14])" office:value-type="float" office:value="0.204531704119611" calcext:value-type="float">
            <text:p>0.2045317041</text:p>
          </table:table-cell>
          <table:table-cell table:formula="of:=LN([.B15]/[.B3])" office:value-type="float" office:value="0.434792723202684" calcext:value-type="float">
            <text:p>0.4347927232</text:p>
          </table:table-cell>
        </table:table-row>
        <table:table-row table:style-name="ro1">
          <table:table-cell office:value-type="date" office:date-value="1994-05-02" calcext:value-type="date">
            <text:p>1994-05-02</text:p>
          </table:table-cell>
          <table:table-cell office:value-type="float" office:value="1.65" calcext:value-type="float">
            <text:p>1.65</text:p>
          </table:table-cell>
          <table:table-cell table:formula="of:=LN([.B16])" office:value-type="float" office:value="0.500775287912489" calcext:value-type="float">
            <text:p>0.5007752879</text:p>
          </table:table-cell>
          <table:table-cell table:formula="of:=([.B16]-[.B15])/[.B15]" office:value-type="float" office:value="-0.046242774566474" calcext:value-type="float">
            <text:p>-0.0462427746</text:p>
          </table:table-cell>
          <table:table-cell table:formula="of:=([.B16]-[.B4])/[.B4]" office:value-type="float" office:value="0.18705035971223" calcext:value-type="float">
            <text:p>0.1870503597</text:p>
          </table:table-cell>
          <table:table-cell table:formula="of:=LN([.B16]/[.B15])" office:value-type="float" office:value="-0.0473461205971984" calcext:value-type="float">
            <text:p>-0.0473461206</text:p>
          </table:table-cell>
          <table:table-cell table:formula="of:=LN([.B16]/[.B4])" office:value-type="float" office:value="0.171471540769889" calcext:value-type="float">
            <text:p>0.1714715408</text:p>
          </table:table-cell>
        </table:table-row>
        <table:table-row table:style-name="ro1">
          <table:table-cell office:value-type="date" office:date-value="1994-06-01" calcext:value-type="date">
            <text:p>1994-06-01</text:p>
          </table:table-cell>
          <table:table-cell office:value-type="float" office:value="1.46" calcext:value-type="float">
            <text:p>1.46</text:p>
          </table:table-cell>
          <table:table-cell table:formula="of:=LN([.B17])" office:value-type="float" office:value="0.378436435720245" calcext:value-type="float">
            <text:p>0.3784364357</text:p>
          </table:table-cell>
          <table:table-cell table:formula="of:=([.B17]-[.B16])/[.B16]" office:value-type="float" office:value="-0.115151515151515" calcext:value-type="float">
            <text:p>-0.1151515152</text:p>
          </table:table-cell>
          <table:table-cell table:formula="of:=([.B17]-[.B5])/[.B5]" office:value-type="float" office:value="0.0281690140845071" calcext:value-type="float">
            <text:p>0.0281690141</text:p>
          </table:table-cell>
          <table:table-cell table:formula="of:=LN([.B17]/[.B16])" office:value-type="float" office:value="-0.122338852192244" calcext:value-type="float">
            <text:p>-0.1223388522</text:p>
          </table:table-cell>
          <table:table-cell table:formula="of:=LN([.B17]/[.B5])" office:value-type="float" office:value="0.0277795641070757" calcext:value-type="float">
            <text:p>0.0277795641</text:p>
          </table:table-cell>
        </table:table-row>
        <table:table-row table:style-name="ro1">
          <table:table-cell office:value-type="date" office:date-value="1994-07-01" calcext:value-type="date">
            <text:p>1994-07-01</text:p>
          </table:table-cell>
          <table:table-cell office:value-type="float" office:value="1.68" calcext:value-type="float">
            <text:p>1.68</text:p>
          </table:table-cell>
          <table:table-cell table:formula="of:=LN([.B18])" office:value-type="float" office:value="0.518793793415168" calcext:value-type="float">
            <text:p>0.5187937934</text:p>
          </table:table-cell>
          <table:table-cell table:formula="of:=([.B18]-[.B17])/[.B17]" office:value-type="float" office:value="0.150684931506849" calcext:value-type="float">
            <text:p>0.1506849315</text:p>
          </table:table-cell>
          <table:table-cell table:formula="of:=([.B18]-[.B6])/[.B6]" office:value-type="float" office:value="0.217391304347826" calcext:value-type="float">
            <text:p>0.2173913043</text:p>
          </table:table-cell>
          <table:table-cell table:formula="of:=LN([.B18]/[.B17])" office:value-type="float" office:value="0.140357357694923" calcext:value-type="float">
            <text:p>0.1403573577</text:p>
          </table:table-cell>
          <table:table-cell table:formula="of:=LN([.B18]/[.B6])" office:value-type="float" office:value="0.196710294246054" calcext:value-type="float">
            <text:p>0.1967102942</text:p>
          </table:table-cell>
        </table:table-row>
        <table:table-row table:style-name="ro1">
          <table:table-cell office:value-type="date" office:date-value="1994-08-01" calcext:value-type="date">
            <text:p>1994-08-01</text:p>
          </table:table-cell>
          <table:table-cell office:value-type="float" office:value="1.64" calcext:value-type="float">
            <text:p>1.64</text:p>
          </table:table-cell>
          <table:table-cell table:formula="of:=LN([.B19])" office:value-type="float" office:value="0.494696241836107" calcext:value-type="float">
            <text:p>0.4946962418</text:p>
          </table:table-cell>
          <table:table-cell table:formula="of:=([.B19]-[.B18])/[.B18]" office:value-type="float" office:value="-0.0238095238095238" calcext:value-type="float">
            <text:p>-0.0238095238</text:p>
          </table:table-cell>
          <table:table-cell table:formula="of:=([.B19]-[.B7])/[.B7]" office:value-type="float" office:value="0.163120567375886" calcext:value-type="float">
            <text:p>0.1631205674</text:p>
          </table:table-cell>
          <table:table-cell table:formula="of:=LN([.B19]/[.B18])" office:value-type="float" office:value="-0.0240975515790605" calcext:value-type="float">
            <text:p>-0.0240975516</text:p>
          </table:table-cell>
          <table:table-cell table:formula="of:=LN([.B19]/[.B7])" office:value-type="float" office:value="0.15110653744603" calcext:value-type="float">
            <text:p>0.1511065374</text:p>
          </table:table-cell>
        </table:table-row>
        <table:table-row table:style-name="ro1">
          <table:table-cell office:value-type="date" office:date-value="1994-09-01" calcext:value-type="date">
            <text:p>1994-09-01</text:p>
          </table:table-cell>
          <table:table-cell office:value-type="float" office:value="1.34" calcext:value-type="float">
            <text:p>1.34</text:p>
          </table:table-cell>
          <table:table-cell table:formula="of:=LN([.B20])" office:value-type="float" office:value="0.29266961396282" calcext:value-type="float">
            <text:p>0.292669614</text:p>
          </table:table-cell>
          <table:table-cell table:formula="of:=([.B20]-[.B19])/[.B19]" office:value-type="float" office:value="-0.182926829268293" calcext:value-type="float">
            <text:p>-0.1829268293</text:p>
          </table:table-cell>
          <table:table-cell table:formula="of:=([.B20]-[.B8])/[.B8]" office:value-type="float" office:value="-0.157232704402516" calcext:value-type="float">
            <text:p>-0.1572327044</text:p>
          </table:table-cell>
          <table:table-cell table:formula="of:=LN([.B20]/[.B19])" office:value-type="float" office:value="-0.202026627873287" calcext:value-type="float">
            <text:p>-0.2020266279</text:p>
          </table:table-cell>
          <table:table-cell table:formula="of:=LN([.B20]/[.B8])" office:value-type="float" office:value="-0.17106440226932" calcext:value-type="float">
            <text:p>-0.1710644023</text:p>
          </table:table-cell>
        </table:table-row>
        <table:table-row table:style-name="ro1">
          <table:table-cell office:value-type="date" office:date-value="1994-10-03" calcext:value-type="date">
            <text:p>1994-10-03</text:p>
          </table:table-cell>
          <table:table-cell office:value-type="float" office:value="1.57" calcext:value-type="float">
            <text:p>1.57</text:p>
          </table:table-cell>
          <table:table-cell table:formula="of:=LN([.B21])" office:value-type="float" office:value="0.451075619360217" calcext:value-type="float">
            <text:p>0.4510756194</text:p>
          </table:table-cell>
          <table:table-cell table:formula="of:=([.B21]-[.B20])/[.B20]" office:value-type="float" office:value="0.171641791044776" calcext:value-type="float">
            <text:p>0.171641791</text:p>
          </table:table-cell>
          <table:table-cell table:formula="of:=([.B21]-[.B9])/[.B9]" office:value-type="float" office:value="0.0129032258064516" calcext:value-type="float">
            <text:p>0.0129032258</text:p>
          </table:table-cell>
          <table:table-cell table:formula="of:=LN([.B21]/[.B20])" office:value-type="float" office:value="0.158406005397397" calcext:value-type="float">
            <text:p>0.1584060054</text:p>
          </table:table-cell>
          <table:table-cell table:formula="of:=LN([.B21]/[.B9])" office:value-type="float" office:value="0.0128206884290615" calcext:value-type="float">
            <text:p>0.0128206884</text:p>
          </table:table-cell>
        </table:table-row>
        <table:table-row table:style-name="ro1">
          <table:table-cell office:value-type="date" office:date-value="1994-11-01" calcext:value-type="date">
            <text:p>1994-11-01</text:p>
          </table:table-cell>
          <table:table-cell office:value-type="float" office:value="1.55" calcext:value-type="float">
            <text:p>1.55</text:p>
          </table:table-cell>
          <table:table-cell table:formula="of:=LN([.B22])" office:value-type="float" office:value="0.438254930931155" calcext:value-type="float">
            <text:p>0.4382549309</text:p>
          </table:table-cell>
          <table:table-cell table:formula="of:=([.B22]-[.B21])/[.B21]" office:value-type="float" office:value="-0.0127388535031847" calcext:value-type="float">
            <text:p>-0.0127388535</text:p>
          </table:table-cell>
          <table:table-cell table:formula="of:=([.B22]-[.B10])/[.B10]" office:value-type="float" office:value="0.201550387596899" calcext:value-type="float">
            <text:p>0.2015503876</text:p>
          </table:table-cell>
          <table:table-cell table:formula="of:=LN([.B22]/[.B21])" office:value-type="float" office:value="-0.0128206884290614" calcext:value-type="float">
            <text:p>-0.0128206884</text:p>
          </table:table-cell>
          <table:table-cell table:formula="of:=LN([.B22]/[.B10])" office:value-type="float" office:value="0.183612712557574" calcext:value-type="float">
            <text:p>0.1836127126</text:p>
          </table:table-cell>
        </table:table-row>
        <table:table-row table:style-name="ro1">
          <table:table-cell office:value-type="date" office:date-value="1994-12-01" calcext:value-type="date">
            <text:p>1994-12-01</text:p>
          </table:table-cell>
          <table:table-cell office:value-type="float" office:value="1.59" calcext:value-type="float">
            <text:p>1.59</text:p>
          </table:table-cell>
          <table:table-cell table:formula="of:=LN([.B23])" office:value-type="float" office:value="0.46373401623214" calcext:value-type="float">
            <text:p>0.4637340162</text:p>
          </table:table-cell>
          <table:table-cell table:formula="of:=([.B23]-[.B22])/[.B22]" office:value-type="float" office:value="0.0258064516129031" calcext:value-type="float">
            <text:p>0.0258064516</text:p>
          </table:table-cell>
          <table:table-cell table:formula="of:=([.B23]-[.B11])/[.B11]" office:value-type="float" office:value="0.232558139534884" calcext:value-type="float">
            <text:p>0.2325581395</text:p>
          </table:table-cell>
          <table:table-cell table:formula="of:=LN([.B23]/[.B22])" office:value-type="float" office:value="0.0254790853009848" calcext:value-type="float">
            <text:p>0.0254790853</text:p>
          </table:table-cell>
          <table:table-cell table:formula="of:=LN([.B23]/[.B11])" office:value-type="float" office:value="0.209091797858559" calcext:value-type="float">
            <text:p>0.2090917979</text:p>
          </table:table-cell>
        </table:table-row>
        <table:table-row table:style-name="ro1">
          <table:table-cell office:value-type="date" office:date-value="1995-01-03" calcext:value-type="date">
            <text:p>1995-01-03</text:p>
          </table:table-cell>
          <table:table-cell office:value-type="float" office:value="1.39" calcext:value-type="float">
            <text:p>1.39</text:p>
          </table:table-cell>
          <table:table-cell table:formula="of:=LN([.B24])" office:value-type="float" office:value="0.3293037471426" calcext:value-type="float">
            <text:p>0.3293037471</text:p>
          </table:table-cell>
          <table:table-cell table:formula="of:=([.B24]-[.B23])/[.B23]" office:value-type="float" office:value="-0.125786163522012" calcext:value-type="float">
            <text:p>-0.1257861635</text:p>
          </table:table-cell>
          <table:table-cell table:formula="of:=([.B24]-[.B12])/[.B12]" office:value-type="float" office:value="0" calcext:value-type="float">
            <text:p>0</text:p>
          </table:table-cell>
          <table:table-cell table:formula="of:=LN([.B24]/[.B23])" office:value-type="float" office:value="-0.13443026908954" calcext:value-type="float">
            <text:p>-0.1344302691</text:p>
          </table:table-cell>
          <table:table-cell table:formula="of:=LN([.B24]/[.B1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1995-02-01" calcext:value-type="date">
            <text:p>1995-02-01</text:p>
          </table:table-cell>
          <table:table-cell office:value-type="float" office:value="1.38" calcext:value-type="float">
            <text:p>1.38</text:p>
          </table:table-cell>
          <table:table-cell table:formula="of:=LN([.B25])" office:value-type="float" office:value="0.322083499169113" calcext:value-type="float">
            <text:p>0.3220834992</text:p>
          </table:table-cell>
          <table:table-cell table:formula="of:=([.B25]-[.B24])/[.B24]" office:value-type="float" office:value="-0.00719424460431671" calcext:value-type="float">
            <text:p>-0.0071942446</text:p>
          </table:table-cell>
          <table:table-cell table:formula="of:=([.B25]-[.B13])/[.B13]" office:value-type="float" office:value="0.0222222222222221" calcext:value-type="float">
            <text:p>0.0222222222</text:p>
          </table:table-cell>
          <table:table-cell table:formula="of:=LN([.B25]/[.B24])" office:value-type="float" office:value="-0.00722024797348724" calcext:value-type="float">
            <text:p>-0.007220248</text:p>
          </table:table-cell>
          <table:table-cell table:formula="of:=LN([.B25]/[.B13])" office:value-type="float" office:value="0.0219789067187752" calcext:value-type="float">
            <text:p>0.0219789067</text:p>
          </table:table-cell>
        </table:table-row>
        <table:table-row table:style-name="ro1">
          <table:table-cell office:value-type="date" office:date-value="1995-03-01" calcext:value-type="date">
            <text:p>1995-03-01</text:p>
          </table:table-cell>
          <table:table-cell office:value-type="float" office:value="1.39" calcext:value-type="float">
            <text:p>1.39</text:p>
          </table:table-cell>
          <table:table-cell table:formula="of:=LN([.B26])" office:value-type="float" office:value="0.3293037471426" calcext:value-type="float">
            <text:p>0.3293037471</text:p>
          </table:table-cell>
          <table:table-cell table:formula="of:=([.B26]-[.B25])/[.B25]" office:value-type="float" office:value="0.00724637681159437" calcext:value-type="float">
            <text:p>0.0072463768</text:p>
          </table:table-cell>
          <table:table-cell table:formula="of:=([.B26]-[.B14])/[.B14]" office:value-type="float" office:value="-0.0141843971631206" calcext:value-type="float">
            <text:p>-0.0141843972</text:p>
          </table:table-cell>
          <table:table-cell table:formula="of:=LN([.B26]/[.B25])" office:value-type="float" office:value="0.00722024797348732" calcext:value-type="float">
            <text:p>0.007220248</text:p>
          </table:table-cell>
          <table:table-cell table:formula="of:=LN([.B26]/[.B14])" office:value-type="float" office:value="-0.0142859572474765" calcext:value-type="float">
            <text:p>-0.0142859572</text:p>
          </table:table-cell>
        </table:table-row>
        <table:table-row table:style-name="ro1">
          <table:table-cell office:value-type="date" office:date-value="1995-04-03" calcext:value-type="date">
            <text:p>1995-04-03</text:p>
          </table:table-cell>
          <table:table-cell office:value-type="float" office:value="1.36" calcext:value-type="float">
            <text:p>1.36</text:p>
          </table:table-cell>
          <table:table-cell table:formula="of:=LN([.B27])" office:value-type="float" office:value="0.307484699747961" calcext:value-type="float">
            <text:p>0.3074846997</text:p>
          </table:table-cell>
          <table:table-cell table:formula="of:=([.B27]-[.B26])/[.B26]" office:value-type="float" office:value="-0.0215827338129498" calcext:value-type="float">
            <text:p>-0.0215827338</text:p>
          </table:table-cell>
          <table:table-cell table:formula="of:=([.B27]-[.B15])/[.B15]" office:value-type="float" office:value="-0.213872832369942" calcext:value-type="float">
            <text:p>-0.2138728324</text:p>
          </table:table-cell>
          <table:table-cell table:formula="of:=LN([.B27]/[.B26])" office:value-type="float" office:value="-0.0218190473946399" calcext:value-type="float">
            <text:p>-0.0218190474</text:p>
          </table:table-cell>
          <table:table-cell table:formula="of:=LN([.B27]/[.B15])" office:value-type="float" office:value="-0.240636708761727" calcext:value-type="float">
            <text:p>-0.2406367088</text:p>
          </table:table-cell>
        </table:table-row>
        <table:table-row table:style-name="ro1">
          <table:table-cell office:value-type="date" office:date-value="1995-05-01" calcext:value-type="date">
            <text:p>1995-05-01</text:p>
          </table:table-cell>
          <table:table-cell office:value-type="float" office:value="1.69" calcext:value-type="float">
            <text:p>1.69</text:p>
          </table:table-cell>
          <table:table-cell table:formula="of:=LN([.B28])" office:value-type="float" office:value="0.524728528934982" calcext:value-type="float">
            <text:p>0.5247285289</text:p>
          </table:table-cell>
          <table:table-cell table:formula="of:=([.B28]-[.B27])/[.B27]" office:value-type="float" office:value="0.242647058823529" calcext:value-type="float">
            <text:p>0.2426470588</text:p>
          </table:table-cell>
          <table:table-cell table:formula="of:=([.B28]-[.B16])/[.B16]" office:value-type="float" office:value="0.0242424242424243" calcext:value-type="float">
            <text:p>0.0242424242</text:p>
          </table:table-cell>
          <table:table-cell table:formula="of:=LN([.B28]/[.B27])" office:value-type="float" office:value="0.217243829187021" calcext:value-type="float">
            <text:p>0.2172438292</text:p>
          </table:table-cell>
          <table:table-cell table:formula="of:=LN([.B28]/[.B16])" office:value-type="float" office:value="0.0239532410224928" calcext:value-type="float">
            <text:p>0.023953241</text:p>
          </table:table-cell>
        </table:table-row>
        <table:table-row table:style-name="ro1">
          <table:table-cell office:value-type="date" office:date-value="1995-06-01" calcext:value-type="date">
            <text:p>1995-06-01</text:p>
          </table:table-cell>
          <table:table-cell office:value-type="float" office:value="2.07" calcext:value-type="float">
            <text:p>2.07</text:p>
          </table:table-cell>
          <table:table-cell table:formula="of:=LN([.B29])" office:value-type="float" office:value="0.727548607277278" calcext:value-type="float">
            <text:p>0.7275486073</text:p>
          </table:table-cell>
          <table:table-cell table:formula="of:=([.B29]-[.B28])/[.B28]" office:value-type="float" office:value="0.224852071005917" calcext:value-type="float">
            <text:p>0.224852071</text:p>
          </table:table-cell>
          <table:table-cell table:formula="of:=([.B29]-[.B17])/[.B17]" office:value-type="float" office:value="0.417808219178082" calcext:value-type="float">
            <text:p>0.4178082192</text:p>
          </table:table-cell>
          <table:table-cell table:formula="of:=LN([.B29]/[.B28])" office:value-type="float" office:value="0.202820078342296" calcext:value-type="float">
            <text:p>0.2028200783</text:p>
          </table:table-cell>
          <table:table-cell table:formula="of:=LN([.B29]/[.B17])" office:value-type="float" office:value="0.349112171557033" calcext:value-type="float">
            <text:p>0.3491121716</text:p>
          </table:table-cell>
        </table:table-row>
        <table:table-row table:style-name="ro1">
          <table:table-cell office:value-type="date" office:date-value="1995-07-03" calcext:value-type="date">
            <text:p>1995-07-03</text:p>
          </table:table-cell>
          <table:table-cell office:value-type="float" office:value="2.17" calcext:value-type="float">
            <text:p>2.17</text:p>
          </table:table-cell>
          <table:table-cell table:formula="of:=LN([.B30])" office:value-type="float" office:value="0.774727167552368" calcext:value-type="float">
            <text:p>0.7747271676</text:p>
          </table:table-cell>
          <table:table-cell table:formula="of:=([.B30]-[.B29])/[.B29]" office:value-type="float" office:value="0.0483091787439614" calcext:value-type="float">
            <text:p>0.0483091787</text:p>
          </table:table-cell>
          <table:table-cell table:formula="of:=([.B30]-[.B18])/[.B18]" office:value-type="float" office:value="0.291666666666666" calcext:value-type="float">
            <text:p>0.2916666667</text:p>
          </table:table-cell>
          <table:table-cell table:formula="of:=LN([.B30]/[.B29])" office:value-type="float" office:value="0.0471785602750905" calcext:value-type="float">
            <text:p>0.0471785603</text:p>
          </table:table-cell>
          <table:table-cell table:formula="of:=LN([.B30]/[.B18])" office:value-type="float" office:value="0.255933374137201" calcext:value-type="float">
            <text:p>0.2559333741</text:p>
          </table:table-cell>
        </table:table-row>
        <table:table-row table:style-name="ro1">
          <table:table-cell office:value-type="date" office:date-value="1995-08-01" calcext:value-type="date">
            <text:p>1995-08-01</text:p>
          </table:table-cell>
          <table:table-cell office:value-type="float" office:value="2.32" calcext:value-type="float">
            <text:p>2.32</text:p>
          </table:table-cell>
          <table:table-cell table:formula="of:=LN([.B31])" office:value-type="float" office:value="0.841567185678218" calcext:value-type="float">
            <text:p>0.8415671857</text:p>
          </table:table-cell>
          <table:table-cell table:formula="of:=([.B31]-[.B30])/[.B30]" office:value-type="float" office:value="0.0691244239631336" calcext:value-type="float">
            <text:p>0.069124424</text:p>
          </table:table-cell>
          <table:table-cell table:formula="of:=([.B31]-[.B19])/[.B19]" office:value-type="float" office:value="0.414634146341463" calcext:value-type="float">
            <text:p>0.4146341463</text:p>
          </table:table-cell>
          <table:table-cell table:formula="of:=LN([.B31]/[.B30])" office:value-type="float" office:value="0.0668400181258504" calcext:value-type="float">
            <text:p>0.0668400181</text:p>
          </table:table-cell>
          <table:table-cell table:formula="of:=LN([.B31]/[.B19])" office:value-type="float" office:value="0.346870943842111" calcext:value-type="float">
            <text:p>0.3468709438</text:p>
          </table:table-cell>
        </table:table-row>
        <table:table-row table:style-name="ro1">
          <table:table-cell office:value-type="date" office:date-value="1995-09-01" calcext:value-type="date">
            <text:p>1995-09-01</text:p>
          </table:table-cell>
          <table:table-cell office:value-type="float" office:value="2.2" calcext:value-type="float">
            <text:p>2.2</text:p>
          </table:table-cell>
          <table:table-cell table:formula="of:=LN([.B32])" office:value-type="float" office:value="0.78845736036427" calcext:value-type="float">
            <text:p>0.7884573604</text:p>
          </table:table-cell>
          <table:table-cell table:formula="of:=([.B32]-[.B31])/[.B31]" office:value-type="float" office:value="-0.0517241379310343" calcext:value-type="float">
            <text:p>-0.0517241379</text:p>
          </table:table-cell>
          <table:table-cell table:formula="of:=([.B32]-[.B20])/[.B20]" office:value-type="float" office:value="0.641791044776119" calcext:value-type="float">
            <text:p>0.6417910448</text:p>
          </table:table-cell>
          <table:table-cell table:formula="of:=LN([.B32]/[.B31])" office:value-type="float" office:value="-0.0531098253139483" calcext:value-type="float">
            <text:p>-0.0531098253</text:p>
          </table:table-cell>
          <table:table-cell table:formula="of:=LN([.B32]/[.B20])" office:value-type="float" office:value="0.49578774640145" calcext:value-type="float">
            <text:p>0.4957877464</text:p>
          </table:table-cell>
        </table:table-row>
        <table:table-row table:style-name="ro1">
          <table:table-cell office:value-type="date" office:date-value="1995-10-02" calcext:value-type="date">
            <text:p>1995-10-02</text:p>
          </table:table-cell>
          <table:table-cell office:value-type="float" office:value="2.28" calcext:value-type="float">
            <text:p>2.28</text:p>
          </table:table-cell>
          <table:table-cell table:formula="of:=LN([.B33])" office:value-type="float" office:value="0.824175442966349" calcext:value-type="float">
            <text:p>0.824175443</text:p>
          </table:table-cell>
          <table:table-cell table:formula="of:=([.B33]-[.B32])/[.B32]" office:value-type="float" office:value="0.0363636363636364" calcext:value-type="float">
            <text:p>0.0363636364</text:p>
          </table:table-cell>
          <table:table-cell table:formula="of:=([.B33]-[.B21])/[.B21]" office:value-type="float" office:value="0.452229299363057" calcext:value-type="float">
            <text:p>0.4522292994</text:p>
          </table:table-cell>
          <table:table-cell table:formula="of:=LN([.B33]/[.B32])" office:value-type="float" office:value="0.0357180826020792" calcext:value-type="float">
            <text:p>0.0357180826</text:p>
          </table:table-cell>
          <table:table-cell table:formula="of:=LN([.B33]/[.B21])" office:value-type="float" office:value="0.373099823606133" calcext:value-type="float">
            <text:p>0.3730998236</text:p>
          </table:table-cell>
        </table:table-row>
        <table:table-row table:style-name="ro1">
          <table:table-cell office:value-type="date" office:date-value="1995-11-01" calcext:value-type="date">
            <text:p>1995-11-01</text:p>
          </table:table-cell>
          <table:table-cell office:value-type="float" office:value="2.45" calcext:value-type="float">
            <text:p>2.45</text:p>
          </table:table-cell>
          <table:table-cell table:formula="of:=LN([.B34])" office:value-type="float" office:value="0.896088024556636" calcext:value-type="float">
            <text:p>0.8960880246</text:p>
          </table:table-cell>
          <table:table-cell table:formula="of:=([.B34]-[.B33])/[.B33]" office:value-type="float" office:value="0.0745614035087719" calcext:value-type="float">
            <text:p>0.0745614035</text:p>
          </table:table-cell>
          <table:table-cell table:formula="of:=([.B34]-[.B22])/[.B22]" office:value-type="float" office:value="0.580645161290323" calcext:value-type="float">
            <text:p>0.5806451613</text:p>
          </table:table-cell>
          <table:table-cell table:formula="of:=LN([.B34]/[.B33])" office:value-type="float" office:value="0.0719125815902861" calcext:value-type="float">
            <text:p>0.0719125816</text:p>
          </table:table-cell>
          <table:table-cell table:formula="of:=LN([.B34]/[.B22])" office:value-type="float" office:value="0.45783309362548" calcext:value-type="float">
            <text:p>0.4578330936</text:p>
          </table:table-cell>
        </table:table-row>
        <table:table-row table:style-name="ro1">
          <table:table-cell office:value-type="date" office:date-value="1995-12-01" calcext:value-type="date">
            <text:p>1995-12-01</text:p>
          </table:table-cell>
          <table:table-cell office:value-type="float" office:value="2.44" calcext:value-type="float">
            <text:p>2.44</text:p>
          </table:table-cell>
          <table:table-cell table:formula="of:=LN([.B35])" office:value-type="float" office:value="0.89199803930511" calcext:value-type="float">
            <text:p>0.8919980393</text:p>
          </table:table-cell>
          <table:table-cell table:formula="of:=([.B35]-[.B34])/[.B34]" office:value-type="float" office:value="-0.00408163265306132" calcext:value-type="float">
            <text:p>-0.0040816327</text:p>
          </table:table-cell>
          <table:table-cell table:formula="of:=([.B35]-[.B23])/[.B23]" office:value-type="float" office:value="0.534591194968554" calcext:value-type="float">
            <text:p>0.534591195</text:p>
          </table:table-cell>
          <table:table-cell table:formula="of:=LN([.B35]/[.B34])" office:value-type="float" office:value="-0.00408998525152517" calcext:value-type="float">
            <text:p>-0.0040899853</text:p>
          </table:table-cell>
          <table:table-cell table:formula="of:=LN([.B35]/[.B23])" office:value-type="float" office:value="0.42826402307297" calcext:value-type="float">
            <text:p>0.4282640231</text:p>
          </table:table-cell>
        </table:table-row>
        <table:table-row table:style-name="ro1">
          <table:table-cell office:value-type="date" office:date-value="1996-01-02" calcext:value-type="date">
            <text:p>1996-01-02</text:p>
          </table:table-cell>
          <table:table-cell office:value-type="float" office:value="1.94" calcext:value-type="float">
            <text:p>1.94</text:p>
          </table:table-cell>
          <table:table-cell table:formula="of:=LN([.B36])" office:value-type="float" office:value="0.662687973075237" calcext:value-type="float">
            <text:p>0.6626879731</text:p>
          </table:table-cell>
          <table:table-cell table:formula="of:=([.B36]-[.B35])/[.B35]" office:value-type="float" office:value="-0.204918032786885" calcext:value-type="float">
            <text:p>-0.2049180328</text:p>
          </table:table-cell>
          <table:table-cell table:formula="of:=([.B36]-[.B24])/[.B24]" office:value-type="float" office:value="0.39568345323741" calcext:value-type="float">
            <text:p>0.3956834532</text:p>
          </table:table-cell>
          <table:table-cell table:formula="of:=LN([.B36]/[.B35])" office:value-type="float" office:value="-0.229310066229874" calcext:value-type="float">
            <text:p>-0.2293100662</text:p>
          </table:table-cell>
          <table:table-cell table:formula="of:=LN([.B36]/[.B24])" office:value-type="float" office:value="0.333384225932636" calcext:value-type="float">
            <text:p>0.3333842259</text:p>
          </table:table-cell>
        </table:table-row>
        <table:table-row table:style-name="ro1">
          <table:table-cell office:value-type="date" office:date-value="1996-02-01" calcext:value-type="date">
            <text:p>1996-02-01</text:p>
          </table:table-cell>
          <table:table-cell office:value-type="float" office:value="2.04" calcext:value-type="float">
            <text:p>2.04</text:p>
          </table:table-cell>
          <table:table-cell table:formula="of:=LN([.B37])" office:value-type="float" office:value="0.712949807856125" calcext:value-type="float">
            <text:p>0.7129498079</text:p>
          </table:table-cell>
          <table:table-cell table:formula="of:=([.B37]-[.B36])/[.B36]" office:value-type="float" office:value="0.0515463917525774" calcext:value-type="float">
            <text:p>0.0515463918</text:p>
          </table:table-cell>
          <table:table-cell table:formula="of:=([.B37]-[.B25])/[.B25]" office:value-type="float" office:value="0.478260869565218" calcext:value-type="float">
            <text:p>0.4782608696</text:p>
          </table:table-cell>
          <table:table-cell table:formula="of:=LN([.B37]/[.B36])" office:value-type="float" office:value="0.0502618347808883" calcext:value-type="float">
            <text:p>0.0502618348</text:p>
          </table:table-cell>
          <table:table-cell table:formula="of:=LN([.B37]/[.B25])" office:value-type="float" office:value="0.390866308687012" calcext:value-type="float">
            <text:p>0.3908663087</text:p>
          </table:table-cell>
        </table:table-row>
        <table:table-row table:style-name="ro1">
          <table:table-cell office:value-type="date" office:date-value="1996-03-01" calcext:value-type="date">
            <text:p>1996-03-01</text:p>
          </table:table-cell>
          <table:table-cell office:value-type="float" office:value="2.7" calcext:value-type="float">
            <text:p>2.7</text:p>
          </table:table-cell>
          <table:table-cell table:formula="of:=LN([.B38])" office:value-type="float" office:value="0.993251773010283" calcext:value-type="float">
            <text:p>0.993251773</text:p>
          </table:table-cell>
          <table:table-cell table:formula="of:=([.B38]-[.B37])/[.B37]" office:value-type="float" office:value="0.323529411764706" calcext:value-type="float">
            <text:p>0.3235294118</text:p>
          </table:table-cell>
          <table:table-cell table:formula="of:=([.B38]-[.B26])/[.B26]" office:value-type="float" office:value="0.942446043165467" calcext:value-type="float">
            <text:p>0.9424460432</text:p>
          </table:table-cell>
          <table:table-cell table:formula="of:=LN([.B38]/[.B37])" office:value-type="float" office:value="0.280301965154158" calcext:value-type="float">
            <text:p>0.2803019652</text:p>
          </table:table-cell>
          <table:table-cell table:formula="of:=LN([.B38]/[.B26])" office:value-type="float" office:value="0.663948025867683" calcext:value-type="float">
            <text:p>0.6639480259</text:p>
          </table:table-cell>
        </table:table-row>
        <table:table-row table:style-name="ro1">
          <table:table-cell office:value-type="date" office:date-value="1996-04-01" calcext:value-type="date">
            <text:p>1996-04-01</text:p>
          </table:table-cell>
          <table:table-cell office:value-type="float" office:value="3.15" calcext:value-type="float">
            <text:p>3.15</text:p>
          </table:table-cell>
          <table:table-cell table:formula="of:=LN([.B39])" office:value-type="float" office:value="1.14740245283754" calcext:value-type="float">
            <text:p>1.1474024528</text:p>
          </table:table-cell>
          <table:table-cell table:formula="of:=([.B39]-[.B38])/[.B38]" office:value-type="float" office:value="0.166666666666667" calcext:value-type="float">
            <text:p>0.1666666667</text:p>
          </table:table-cell>
          <table:table-cell table:formula="of:=([.B39]-[.B27])/[.B27]" office:value-type="float" office:value="1.31617647058824" calcext:value-type="float">
            <text:p>1.3161764706</text:p>
          </table:table-cell>
          <table:table-cell table:formula="of:=LN([.B39]/[.B38])" office:value-type="float" office:value="0.154150679827258" calcext:value-type="float">
            <text:p>0.1541506798</text:p>
          </table:table-cell>
          <table:table-cell table:formula="of:=LN([.B39]/[.B27])" office:value-type="float" office:value="0.839917753089581" calcext:value-type="float">
            <text:p>0.8399177531</text:p>
          </table:table-cell>
        </table:table-row>
        <table:table-row table:style-name="ro1">
          <table:table-cell office:value-type="date" office:date-value="1996-05-01" calcext:value-type="date">
            <text:p>1996-05-01</text:p>
          </table:table-cell>
          <table:table-cell office:value-type="float" office:value="3.15" calcext:value-type="float">
            <text:p>3.15</text:p>
          </table:table-cell>
          <table:table-cell table:formula="of:=LN([.B40])" office:value-type="float" office:value="1.14740245283754" calcext:value-type="float">
            <text:p>1.1474024528</text:p>
          </table:table-cell>
          <table:table-cell table:formula="of:=([.B40]-[.B39])/[.B39]" office:value-type="float" office:value="0" calcext:value-type="float">
            <text:p>0</text:p>
          </table:table-cell>
          <table:table-cell table:formula="of:=([.B40]-[.B28])/[.B28]" office:value-type="float" office:value="0.863905325443787" calcext:value-type="float">
            <text:p>0.8639053254</text:p>
          </table:table-cell>
          <table:table-cell table:formula="of:=LN([.B40]/[.B39])" office:value-type="float" office:value="0" calcext:value-type="float">
            <text:p>0</text:p>
          </table:table-cell>
          <table:table-cell table:formula="of:=LN([.B40]/[.B28])" office:value-type="float" office:value="0.62267392390256" calcext:value-type="float">
            <text:p>0.6226739239</text:p>
          </table:table-cell>
        </table:table-row>
        <table:table-row table:style-name="ro1">
          <table:table-cell office:value-type="date" office:date-value="1996-06-03" calcext:value-type="date">
            <text:p>1996-06-03</text:p>
          </table:table-cell>
          <table:table-cell office:value-type="float" office:value="3.28" calcext:value-type="float">
            <text:p>3.28</text:p>
          </table:table-cell>
          <table:table-cell table:formula="of:=LN([.B41])" office:value-type="float" office:value="1.18784342239605" calcext:value-type="float">
            <text:p>1.1878434224</text:p>
          </table:table-cell>
          <table:table-cell table:formula="of:=([.B41]-[.B40])/[.B40]" office:value-type="float" office:value="0.0412698412698414" calcext:value-type="float">
            <text:p>0.0412698413</text:p>
          </table:table-cell>
          <table:table-cell table:formula="of:=([.B41]-[.B29])/[.B29]" office:value-type="float" office:value="0.584541062801933" calcext:value-type="float">
            <text:p>0.5845410628</text:p>
          </table:table-cell>
          <table:table-cell table:formula="of:=LN([.B41]/[.B40])" office:value-type="float" office:value="0.0404409695585107" calcext:value-type="float">
            <text:p>0.0404409696</text:p>
          </table:table-cell>
          <table:table-cell table:formula="of:=LN([.B41]/[.B29])" office:value-type="float" office:value="0.460294815118775" calcext:value-type="float">
            <text:p>0.4602948151</text:p>
          </table:table-cell>
        </table:table-row>
        <table:table-row table:style-name="ro1">
          <table:table-cell office:value-type="date" office:date-value="1996-07-01" calcext:value-type="date">
            <text:p>1996-07-01</text:p>
          </table:table-cell>
          <table:table-cell office:value-type="float" office:value="3.02" calcext:value-type="float">
            <text:p>3.02</text:p>
          </table:table-cell>
          <table:table-cell table:formula="of:=LN([.B42])" office:value-type="float" office:value="1.10525683138678" calcext:value-type="float">
            <text:p>1.1052568314</text:p>
          </table:table-cell>
          <table:table-cell table:formula="of:=([.B42]-[.B41])/[.B41]" office:value-type="float" office:value="-0.0792682926829269" calcext:value-type="float">
            <text:p>-0.0792682927</text:p>
          </table:table-cell>
          <table:table-cell table:formula="of:=([.B42]-[.B30])/[.B30]" office:value-type="float" office:value="0.391705069124424" calcext:value-type="float">
            <text:p>0.3917050691</text:p>
          </table:table-cell>
          <table:table-cell table:formula="of:=LN([.B42]/[.B41])" office:value-type="float" office:value="-0.0825865910092742" calcext:value-type="float">
            <text:p>-0.082586591</text:p>
          </table:table-cell>
          <table:table-cell table:formula="of:=LN([.B42]/[.B30])" office:value-type="float" office:value="0.33052966383441" calcext:value-type="float">
            <text:p>0.3305296638</text:p>
          </table:table-cell>
        </table:table-row>
        <table:table-row table:style-name="ro1">
          <table:table-cell office:value-type="date" office:date-value="1996-08-01" calcext:value-type="date">
            <text:p>1996-08-01</text:p>
          </table:table-cell>
          <table:table-cell office:value-type="float" office:value="3.8" calcext:value-type="float">
            <text:p>3.8</text:p>
          </table:table-cell>
          <table:table-cell table:formula="of:=LN([.B43])" office:value-type="float" office:value="1.33500106673234" calcext:value-type="float">
            <text:p>1.3350010667</text:p>
          </table:table-cell>
          <table:table-cell table:formula="of:=([.B43]-[.B42])/[.B42]" office:value-type="float" office:value="0.258278145695364" calcext:value-type="float">
            <text:p>0.2582781457</text:p>
          </table:table-cell>
          <table:table-cell table:formula="of:=([.B43]-[.B31])/[.B31]" office:value-type="float" office:value="0.637931034482759" calcext:value-type="float">
            <text:p>0.6379310345</text:p>
          </table:table-cell>
          <table:table-cell table:formula="of:=LN([.B43]/[.B42])" office:value-type="float" office:value="0.229744235345562" calcext:value-type="float">
            <text:p>0.2297442353</text:p>
          </table:table-cell>
          <table:table-cell table:formula="of:=LN([.B43]/[.B31])" office:value-type="float" office:value="0.493433881054122" calcext:value-type="float">
            <text:p>0.4934338811</text:p>
          </table:table-cell>
        </table:table-row>
        <table:table-row table:style-name="ro1">
          <table:table-cell office:value-type="date" office:date-value="1996-09-03" calcext:value-type="date">
            <text:p>1996-09-03</text:p>
          </table:table-cell>
          <table:table-cell office:value-type="float" office:value="3.83" calcext:value-type="float">
            <text:p>3.83</text:p>
          </table:table-cell>
          <table:table-cell table:formula="of:=LN([.B44])" office:value-type="float" office:value="1.34286480319255" calcext:value-type="float">
            <text:p>1.3428648032</text:p>
          </table:table-cell>
          <table:table-cell table:formula="of:=([.B44]-[.B43])/[.B43]" office:value-type="float" office:value="0.00789473684210533" calcext:value-type="float">
            <text:p>0.0078947368</text:p>
          </table:table-cell>
          <table:table-cell table:formula="of:=([.B44]-[.B32])/[.B32]" office:value-type="float" office:value="0.740909090909091" calcext:value-type="float">
            <text:p>0.7409090909</text:p>
          </table:table-cell>
          <table:table-cell table:formula="of:=LN([.B44]/[.B43])" office:value-type="float" office:value="0.00786373646021467" calcext:value-type="float">
            <text:p>0.0078637365</text:p>
          </table:table-cell>
          <table:table-cell table:formula="of:=LN([.B44]/[.B32])" office:value-type="float" office:value="0.554407442828284" calcext:value-type="float">
            <text:p>0.5544074428</text:p>
          </table:table-cell>
        </table:table-row>
        <table:table-row table:style-name="ro1">
          <table:table-cell office:value-type="date" office:date-value="1996-10-01" calcext:value-type="date">
            <text:p>1996-10-01</text:p>
          </table:table-cell>
          <table:table-cell office:value-type="float" office:value="3.77" calcext:value-type="float">
            <text:p>3.77</text:p>
          </table:table-cell>
          <table:table-cell table:formula="of:=LN([.B45])" office:value-type="float" office:value="1.32707500145992" calcext:value-type="float">
            <text:p>1.3270750015</text:p>
          </table:table-cell>
          <table:table-cell table:formula="of:=([.B45]-[.B44])/[.B44]" office:value-type="float" office:value="-0.0156657963446475" calcext:value-type="float">
            <text:p>-0.0156657963</text:p>
          </table:table-cell>
          <table:table-cell table:formula="of:=([.B45]-[.B33])/[.B33]" office:value-type="float" office:value="0.653508771929824" calcext:value-type="float">
            <text:p>0.6535087719</text:p>
          </table:table-cell>
          <table:table-cell table:formula="of:=LN([.B45]/[.B44])" office:value-type="float" office:value="-0.0157898017326352" calcext:value-type="float">
            <text:p>-0.0157898017</text:p>
          </table:table-cell>
          <table:table-cell table:formula="of:=LN([.B45]/[.B33])" office:value-type="float" office:value="0.50289955849357" calcext:value-type="float">
            <text:p>0.5028995585</text:p>
          </table:table-cell>
        </table:table-row>
        <table:table-row table:style-name="ro1">
          <table:table-cell office:value-type="date" office:date-value="1996-11-01" calcext:value-type="date">
            <text:p>1996-11-01</text:p>
          </table:table-cell>
          <table:table-cell office:value-type="float" office:value="4.02" calcext:value-type="float">
            <text:p>4.02</text:p>
          </table:table-cell>
          <table:table-cell table:formula="of:=LN([.B46])" office:value-type="float" office:value="1.39128190263093" calcext:value-type="float">
            <text:p>1.3912819026</text:p>
          </table:table-cell>
          <table:table-cell table:formula="of:=([.B46]-[.B45])/[.B45]" office:value-type="float" office:value="0.06631299734748" calcext:value-type="float">
            <text:p>0.0663129973</text:p>
          </table:table-cell>
          <table:table-cell table:formula="of:=([.B46]-[.B34])/[.B34]" office:value-type="float" office:value="0.640816326530612" calcext:value-type="float">
            <text:p>0.6408163265</text:p>
          </table:table-cell>
          <table:table-cell table:formula="of:=LN([.B46]/[.B45])" office:value-type="float" office:value="0.0642069011710103" calcext:value-type="float">
            <text:p>0.0642069012</text:p>
          </table:table-cell>
          <table:table-cell table:formula="of:=LN([.B46]/[.B34])" office:value-type="float" office:value="0.495193878074294" calcext:value-type="float">
            <text:p>0.4951938781</text:p>
          </table:table-cell>
        </table:table-row>
        <table:table-row table:style-name="ro1">
          <table:table-cell office:value-type="date" office:date-value="1996-12-02" calcext:value-type="date">
            <text:p>1996-12-02</text:p>
          </table:table-cell>
          <table:table-cell office:value-type="float" office:value="3.32" calcext:value-type="float">
            <text:p>3.32</text:p>
          </table:table-cell>
          <table:table-cell table:formula="of:=LN([.B47])" office:value-type="float" office:value="1.1999647829284" calcext:value-type="float">
            <text:p>1.1999647829</text:p>
          </table:table-cell>
          <table:table-cell table:formula="of:=([.B47]-[.B46])/[.B46]" office:value-type="float" office:value="-0.174129353233831" calcext:value-type="float">
            <text:p>-0.1741293532</text:p>
          </table:table-cell>
          <table:table-cell table:formula="of:=([.B47]-[.B35])/[.B35]" office:value-type="float" office:value="0.360655737704918" calcext:value-type="float">
            <text:p>0.3606557377</text:p>
          </table:table-cell>
          <table:table-cell table:formula="of:=LN([.B47]/[.B46])" office:value-type="float" office:value="-0.191317119702533" calcext:value-type="float">
            <text:p>-0.1913171197</text:p>
          </table:table-cell>
          <table:table-cell table:formula="of:=LN([.B47]/[.B35])" office:value-type="float" office:value="0.307966743623287" calcext:value-type="float">
            <text:p>0.3079667436</text:p>
          </table:table-cell>
        </table:table-row>
        <table:table-row table:style-name="ro1">
          <table:table-cell office:value-type="date" office:date-value="1997-01-02" calcext:value-type="date">
            <text:p>1997-01-02</text:p>
          </table:table-cell>
          <table:table-cell office:value-type="float" office:value="3.97" calcext:value-type="float">
            <text:p>3.97</text:p>
          </table:table-cell>
          <table:table-cell table:formula="of:=LN([.B48])" office:value-type="float" office:value="1.3787660946991" calcext:value-type="float">
            <text:p>1.3787660947</text:p>
          </table:table-cell>
          <table:table-cell table:formula="of:=([.B48]-[.B47])/[.B47]" office:value-type="float" office:value="0.19578313253012" calcext:value-type="float">
            <text:p>0.1957831325</text:p>
          </table:table-cell>
          <table:table-cell table:formula="of:=([.B48]-[.B36])/[.B36]" office:value-type="float" office:value="1.04639175257732" calcext:value-type="float">
            <text:p>1.0463917526</text:p>
          </table:table-cell>
          <table:table-cell table:formula="of:=LN([.B48]/[.B47])" office:value-type="float" office:value="0.178801311770702" calcext:value-type="float">
            <text:p>0.1788013118</text:p>
          </table:table-cell>
          <table:table-cell table:formula="of:=LN([.B48]/[.B36])" office:value-type="float" office:value="0.716078121623862" calcext:value-type="float">
            <text:p>0.7160781216</text:p>
          </table:table-cell>
        </table:table-row>
        <table:table-row table:style-name="ro1">
          <table:table-cell office:value-type="date" office:date-value="1997-02-03" calcext:value-type="date">
            <text:p>1997-02-03</text:p>
          </table:table-cell>
          <table:table-cell office:value-type="float" office:value="3.9" calcext:value-type="float">
            <text:p>3.9</text:p>
          </table:table-cell>
          <table:table-cell table:formula="of:=LN([.B49])" office:value-type="float" office:value="1.3609765531356" calcext:value-type="float">
            <text:p>1.3609765531</text:p>
          </table:table-cell>
          <table:table-cell table:formula="of:=([.B49]-[.B48])/[.B48]" office:value-type="float" office:value="-0.017632241813602" calcext:value-type="float">
            <text:p>-0.0176322418</text:p>
          </table:table-cell>
          <table:table-cell table:formula="of:=([.B49]-[.B37])/[.B37]" office:value-type="float" office:value="0.911764705882353" calcext:value-type="float">
            <text:p>0.9117647059</text:p>
          </table:table-cell>
          <table:table-cell table:formula="of:=LN([.B49]/[.B48])" office:value-type="float" office:value="-0.0177895415634983" calcext:value-type="float">
            <text:p>-0.0177895416</text:p>
          </table:table-cell>
          <table:table-cell table:formula="of:=LN([.B49]/[.B37])" office:value-type="float" office:value="0.648026745279476" calcext:value-type="float">
            <text:p>0.6480267453</text:p>
          </table:table-cell>
        </table:table-row>
        <table:table-row table:style-name="ro1">
          <table:table-cell office:value-type="date" office:date-value="1997-03-03" calcext:value-type="date">
            <text:p>1997-03-03</text:p>
          </table:table-cell>
          <table:table-cell office:value-type="float" office:value="3.44" calcext:value-type="float">
            <text:p>3.44</text:p>
          </table:table-cell>
          <table:table-cell table:formula="of:=LN([.B50])" office:value-type="float" office:value="1.23547147138531" calcext:value-type="float">
            <text:p>1.2354714714</text:p>
          </table:table-cell>
          <table:table-cell table:formula="of:=([.B50]-[.B49])/[.B49]" office:value-type="float" office:value="-0.117948717948718" calcext:value-type="float">
            <text:p>-0.1179487179</text:p>
          </table:table-cell>
          <table:table-cell table:formula="of:=([.B50]-[.B38])/[.B38]" office:value-type="float" office:value="0.274074074074074" calcext:value-type="float">
            <text:p>0.2740740741</text:p>
          </table:table-cell>
          <table:table-cell table:formula="of:=LN([.B50]/[.B49])" office:value-type="float" office:value="-0.125505081750294" calcext:value-type="float">
            <text:p>-0.1255050818</text:p>
          </table:table-cell>
          <table:table-cell table:formula="of:=LN([.B50]/[.B38])" office:value-type="float" office:value="0.242219698375023" calcext:value-type="float">
            <text:p>0.2422196984</text:p>
          </table:table-cell>
        </table:table-row>
        <table:table-row table:style-name="ro1">
          <table:table-cell office:value-type="date" office:date-value="1997-04-01" calcext:value-type="date">
            <text:p>1997-04-01</text:p>
          </table:table-cell>
          <table:table-cell office:value-type="float" office:value="3.46" calcext:value-type="float">
            <text:p>3.46</text:p>
          </table:table-cell>
          <table:table-cell table:formula="of:=LN([.B51])" office:value-type="float" office:value="1.24126858906963" calcext:value-type="float">
            <text:p>1.2412685891</text:p>
          </table:table-cell>
          <table:table-cell table:formula="of:=([.B51]-[.B50])/[.B50]" office:value-type="float" office:value="0.0058139534883721" calcext:value-type="float">
            <text:p>0.0058139535</text:p>
          </table:table-cell>
          <table:table-cell table:formula="of:=([.B51]-[.B39])/[.B39]" office:value-type="float" office:value="0.0984126984126984" calcext:value-type="float">
            <text:p>0.0984126984</text:p>
          </table:table-cell>
          <table:table-cell table:formula="of:=LN([.B51]/[.B50])" office:value-type="float" office:value="0.00579711768432591" calcext:value-type="float">
            <text:p>0.0057971177</text:p>
          </table:table-cell>
          <table:table-cell table:formula="of:=LN([.B51]/[.B39])" office:value-type="float" office:value="0.0938661362320913" calcext:value-type="float">
            <text:p>0.0938661362</text:p>
          </table:table-cell>
        </table:table-row>
        <table:table-row table:style-name="ro1">
          <table:table-cell office:value-type="date" office:date-value="1997-05-01" calcext:value-type="date">
            <text:p>1997-05-01</text:p>
          </table:table-cell>
          <table:table-cell office:value-type="float" office:value="3.65" calcext:value-type="float">
            <text:p>3.65</text:p>
          </table:table-cell>
          <table:table-cell table:formula="of:=LN([.B52])" office:value-type="float" office:value="1.2947271675944" calcext:value-type="float">
            <text:p>1.2947271676</text:p>
          </table:table-cell>
          <table:table-cell table:formula="of:=([.B52]-[.B51])/[.B51]" office:value-type="float" office:value="0.0549132947976879" calcext:value-type="float">
            <text:p>0.0549132948</text:p>
          </table:table-cell>
          <table:table-cell table:formula="of:=([.B52]-[.B40])/[.B40]" office:value-type="float" office:value="0.158730158730159" calcext:value-type="float">
            <text:p>0.1587301587</text:p>
          </table:table-cell>
          <table:table-cell table:formula="of:=LN([.B52]/[.B51])" office:value-type="float" office:value="0.0534585785247672" calcext:value-type="float">
            <text:p>0.0534585785</text:p>
          </table:table-cell>
          <table:table-cell table:formula="of:=LN([.B52]/[.B40])" office:value-type="float" office:value="0.147324714756859" calcext:value-type="float">
            <text:p>0.1473247148</text:p>
          </table:table-cell>
        </table:table-row>
        <table:table-row table:style-name="ro1">
          <table:table-cell office:value-type="date" office:date-value="1997-06-02" calcext:value-type="date">
            <text:p>1997-06-02</text:p>
          </table:table-cell>
          <table:table-cell office:value-type="float" office:value="4.52" calcext:value-type="float">
            <text:p>4.52</text:p>
          </table:table-cell>
          <table:table-cell table:formula="of:=LN([.B53])" office:value-type="float" office:value="1.50851199384414" calcext:value-type="float">
            <text:p>1.5085119938</text:p>
          </table:table-cell>
          <table:table-cell table:formula="of:=([.B53]-[.B52])/[.B52]" office:value-type="float" office:value="0.238356164383562" calcext:value-type="float">
            <text:p>0.2383561644</text:p>
          </table:table-cell>
          <table:table-cell table:formula="of:=([.B53]-[.B41])/[.B41]" office:value-type="float" office:value="0.378048780487805" calcext:value-type="float">
            <text:p>0.3780487805</text:p>
          </table:table-cell>
          <table:table-cell table:formula="of:=LN([.B53]/[.B52])" office:value-type="float" office:value="0.21378482624974" calcext:value-type="float">
            <text:p>0.2137848262</text:p>
          </table:table-cell>
          <table:table-cell table:formula="of:=LN([.B53]/[.B41])" office:value-type="float" office:value="0.320668571448087" calcext:value-type="float">
            <text:p>0.3206685714</text:p>
          </table:table-cell>
        </table:table-row>
        <table:table-row table:style-name="ro1">
          <table:table-cell office:value-type="date" office:date-value="1997-07-01" calcext:value-type="date">
            <text:p>1997-07-01</text:p>
          </table:table-cell>
          <table:table-cell office:value-type="float" office:value="4.75" calcext:value-type="float">
            <text:p>4.75</text:p>
          </table:table-cell>
          <table:table-cell table:formula="of:=LN([.B54])" office:value-type="float" office:value="1.55814461804655" calcext:value-type="float">
            <text:p>1.558144618</text:p>
          </table:table-cell>
          <table:table-cell table:formula="of:=([.B54]-[.B53])/[.B53]" office:value-type="float" office:value="0.0508849557522125" calcext:value-type="float">
            <text:p>0.0508849558</text:p>
          </table:table-cell>
          <table:table-cell table:formula="of:=([.B54]-[.B42])/[.B42]" office:value-type="float" office:value="0.572847682119205" calcext:value-type="float">
            <text:p>0.5728476821</text:p>
          </table:table-cell>
          <table:table-cell table:formula="of:=LN([.B54]/[.B53])" office:value-type="float" office:value="0.0496326242024101" calcext:value-type="float">
            <text:p>0.0496326242</text:p>
          </table:table-cell>
          <table:table-cell table:formula="of:=LN([.B54]/[.B42])" office:value-type="float" office:value="0.452887786659772" calcext:value-type="float">
            <text:p>0.4528877867</text:p>
          </table:table-cell>
        </table:table-row>
        <table:table-row table:style-name="ro1">
          <table:table-cell office:value-type="date" office:date-value="1997-08-01" calcext:value-type="date">
            <text:p>1997-08-01</text:p>
          </table:table-cell>
          <table:table-cell office:value-type="float" office:value="4.75" calcext:value-type="float">
            <text:p>4.75</text:p>
          </table:table-cell>
          <table:table-cell table:formula="of:=LN([.B55])" office:value-type="float" office:value="1.55814461804655" calcext:value-type="float">
            <text:p>1.558144618</text:p>
          </table:table-cell>
          <table:table-cell table:formula="of:=([.B55]-[.B54])/[.B54]" office:value-type="float" office:value="0" calcext:value-type="float">
            <text:p>0</text:p>
          </table:table-cell>
          <table:table-cell table:formula="of:=([.B55]-[.B43])/[.B43]" office:value-type="float" office:value="0.25" calcext:value-type="float">
            <text:p>0.25</text:p>
          </table:table-cell>
          <table:table-cell table:formula="of:=LN([.B55]/[.B54])" office:value-type="float" office:value="0" calcext:value-type="float">
            <text:p>0</text:p>
          </table:table-cell>
          <table:table-cell table:formula="of:=LN([.B55]/[.B43])" office:value-type="float" office:value="0.22314355131421" calcext:value-type="float">
            <text:p>0.2231435513</text:p>
          </table:table-cell>
        </table:table-row>
        <table:table-row table:style-name="ro1">
          <table:table-cell office:value-type="date" office:date-value="1997-09-02" calcext:value-type="date">
            <text:p>1997-09-02</text:p>
          </table:table-cell>
          <table:table-cell office:value-type="float" office:value="4.85" calcext:value-type="float">
            <text:p>4.85</text:p>
          </table:table-cell>
          <table:table-cell table:formula="of:=LN([.B56])" office:value-type="float" office:value="1.57897870494939" calcext:value-type="float">
            <text:p>1.5789787049</text:p>
          </table:table-cell>
          <table:table-cell table:formula="of:=([.B56]-[.B55])/[.B55]" office:value-type="float" office:value="0.0210526315789473" calcext:value-type="float">
            <text:p>0.0210526316</text:p>
          </table:table-cell>
          <table:table-cell table:formula="of:=([.B56]-[.B44])/[.B44]" office:value-type="float" office:value="0.266318537859008" calcext:value-type="float">
            <text:p>0.2663185379</text:p>
          </table:table-cell>
          <table:table-cell table:formula="of:=LN([.B56]/[.B55])" office:value-type="float" office:value="0.0208340869028418" calcext:value-type="float">
            <text:p>0.0208340869</text:p>
          </table:table-cell>
          <table:table-cell table:formula="of:=LN([.B56]/[.B44])" office:value-type="float" office:value="0.236113901756837" calcext:value-type="float">
            <text:p>0.2361139018</text:p>
          </table:table-cell>
        </table:table-row>
        <table:table-row table:style-name="ro1">
          <table:table-cell office:value-type="date" office:date-value="1997-10-01" calcext:value-type="date">
            <text:p>1997-10-01</text:p>
          </table:table-cell>
          <table:table-cell office:value-type="float" office:value="3.83" calcext:value-type="float">
            <text:p>3.83</text:p>
          </table:table-cell>
          <table:table-cell table:formula="of:=LN([.B57])" office:value-type="float" office:value="1.34286480319255" calcext:value-type="float">
            <text:p>1.3428648032</text:p>
          </table:table-cell>
          <table:table-cell table:formula="of:=([.B57]-[.B56])/[.B56]" office:value-type="float" office:value="-0.210309278350515" calcext:value-type="float">
            <text:p>-0.2103092784</text:p>
          </table:table-cell>
          <table:table-cell table:formula="of:=([.B57]-[.B45])/[.B45]" office:value-type="float" office:value="0.0159151193633952" calcext:value-type="float">
            <text:p>0.0159151194</text:p>
          </table:table-cell>
          <table:table-cell table:formula="of:=LN([.B57]/[.B56])" office:value-type="float" office:value="-0.236113901756837" calcext:value-type="float">
            <text:p>-0.2361139018</text:p>
          </table:table-cell>
          <table:table-cell table:formula="of:=LN([.B57]/[.B45])" office:value-type="float" office:value="0.0157898017326353" calcext:value-type="float">
            <text:p>0.0157898017</text:p>
          </table:table-cell>
        </table:table-row>
        <table:table-row table:style-name="ro1">
          <table:table-cell office:value-type="date" office:date-value="1997-11-03" calcext:value-type="date">
            <text:p>1997-11-03</text:p>
          </table:table-cell>
          <table:table-cell office:value-type="float" office:value="4.04" calcext:value-type="float">
            <text:p>4.04</text:p>
          </table:table-cell>
          <table:table-cell table:formula="of:=LN([.B58])" office:value-type="float" office:value="1.39624469197306" calcext:value-type="float">
            <text:p>1.396244692</text:p>
          </table:table-cell>
          <table:table-cell table:formula="of:=([.B58]-[.B57])/[.B57]" office:value-type="float" office:value="0.0548302872062663" calcext:value-type="float">
            <text:p>0.0548302872</text:p>
          </table:table-cell>
          <table:table-cell table:formula="of:=([.B58]-[.B46])/[.B46]" office:value-type="float" office:value="0.00497512437810957" calcext:value-type="float">
            <text:p>0.0049751244</text:p>
          </table:table-cell>
          <table:table-cell table:formula="of:=LN([.B58]/[.B57])" office:value-type="float" office:value="0.053379888780504" calcext:value-type="float">
            <text:p>0.0533798888</text:p>
          </table:table-cell>
          <table:table-cell table:formula="of:=LN([.B58]/[.B46])" office:value-type="float" office:value="0.0049627893421291" calcext:value-type="float">
            <text:p>0.0049627893</text:p>
          </table:table-cell>
        </table:table-row>
        <table:table-row table:style-name="ro1">
          <table:table-cell office:value-type="date" office:date-value="1997-12-01" calcext:value-type="date">
            <text:p>1997-12-01</text:p>
          </table:table-cell>
          <table:table-cell office:value-type="float" office:value="4.45" calcext:value-type="float">
            <text:p>4.45</text:p>
          </table:table-cell>
          <table:table-cell table:formula="of:=LN([.B59])" office:value-type="float" office:value="1.49290409617815" calcext:value-type="float">
            <text:p>1.4929040962</text:p>
          </table:table-cell>
          <table:table-cell table:formula="of:=([.B59]-[.B58])/[.B58]" office:value-type="float" office:value="0.101485148514852" calcext:value-type="float">
            <text:p>0.1014851485</text:p>
          </table:table-cell>
          <table:table-cell table:formula="of:=([.B59]-[.B47])/[.B47]" office:value-type="float" office:value="0.340361445783133" calcext:value-type="float">
            <text:p>0.3403614458</text:p>
          </table:table-cell>
          <table:table-cell table:formula="of:=LN([.B59]/[.B58])" office:value-type="float" office:value="0.0966594042050902" calcext:value-type="float">
            <text:p>0.0966594042</text:p>
          </table:table-cell>
          <table:table-cell table:formula="of:=LN([.B59]/[.B47])" office:value-type="float" office:value="0.292939313249752" calcext:value-type="float">
            <text:p>0.2929393132</text:p>
          </table:table-cell>
        </table:table-row>
        <table:table-row table:style-name="ro1">
          <table:table-cell office:value-type="date" office:date-value="1998-01-02" calcext:value-type="date">
            <text:p>1998-01-02</text:p>
          </table:table-cell>
          <table:table-cell office:value-type="float" office:value="4.24" calcext:value-type="float">
            <text:p>4.24</text:p>
          </table:table-cell>
          <table:table-cell table:formula="of:=LN([.B60])" office:value-type="float" office:value="1.44456326924387" calcext:value-type="float">
            <text:p>1.4445632692</text:p>
          </table:table-cell>
          <table:table-cell table:formula="of:=([.B60]-[.B59])/[.B59]" office:value-type="float" office:value="-0.0471910112359551" calcext:value-type="float">
            <text:p>-0.0471910112</text:p>
          </table:table-cell>
          <table:table-cell table:formula="of:=([.B60]-[.B48])/[.B48]" office:value-type="float" office:value="0.0680100755667507" calcext:value-type="float">
            <text:p>0.0680100756</text:p>
          </table:table-cell>
          <table:table-cell table:formula="of:=LN([.B60]/[.B59])" office:value-type="float" office:value="-0.0483408269342824" calcext:value-type="float">
            <text:p>-0.0483408269</text:p>
          </table:table-cell>
          <table:table-cell table:formula="of:=LN([.B60]/[.B48])" office:value-type="float" office:value="0.0657971745447675" calcext:value-type="float">
            <text:p>0.0657971745</text:p>
          </table:table-cell>
        </table:table-row>
        <table:table-row table:style-name="ro1">
          <table:table-cell office:value-type="date" office:date-value="1998-02-02" calcext:value-type="date">
            <text:p>1998-02-02</text:p>
          </table:table-cell>
          <table:table-cell office:value-type="float" office:value="4.59" calcext:value-type="float">
            <text:p>4.59</text:p>
          </table:table-cell>
          <table:table-cell table:formula="of:=LN([.B61])" office:value-type="float" office:value="1.52388002407245" calcext:value-type="float">
            <text:p>1.5238800241</text:p>
          </table:table-cell>
          <table:table-cell table:formula="of:=([.B61]-[.B60])/[.B60]" office:value-type="float" office:value="0.0825471698113207" calcext:value-type="float">
            <text:p>0.0825471698</text:p>
          </table:table-cell>
          <table:table-cell table:formula="of:=([.B61]-[.B49])/[.B49]" office:value-type="float" office:value="0.176923076923077" calcext:value-type="float">
            <text:p>0.1769230769</text:p>
          </table:table-cell>
          <table:table-cell table:formula="of:=LN([.B61]/[.B60])" office:value-type="float" office:value="0.0793167548285874" calcext:value-type="float">
            <text:p>0.0793167548</text:p>
          </table:table-cell>
          <table:table-cell table:formula="of:=LN([.B61]/[.B49])" office:value-type="float" office:value="0.162903470936853" calcext:value-type="float">
            <text:p>0.1629034709</text:p>
          </table:table-cell>
        </table:table-row>
        <table:table-row table:style-name="ro1">
          <table:table-cell office:value-type="date" office:date-value="1998-03-02" calcext:value-type="date">
            <text:p>1998-03-02</text:p>
          </table:table-cell>
          <table:table-cell office:value-type="float" office:value="5.25" calcext:value-type="float">
            <text:p>5.25</text:p>
          </table:table-cell>
          <table:table-cell table:formula="of:=LN([.B62])" office:value-type="float" office:value="1.65822807660353" calcext:value-type="float">
            <text:p>1.6582280766</text:p>
          </table:table-cell>
          <table:table-cell table:formula="of:=([.B62]-[.B61])/[.B61]" office:value-type="float" office:value="0.143790849673203" calcext:value-type="float">
            <text:p>0.1437908497</text:p>
          </table:table-cell>
          <table:table-cell table:formula="of:=([.B62]-[.B50])/[.B50]" office:value-type="float" office:value="0.526162790697674" calcext:value-type="float">
            <text:p>0.5261627907</text:p>
          </table:table-cell>
          <table:table-cell table:formula="of:=LN([.B62]/[.B61])" office:value-type="float" office:value="0.134348052531079" calcext:value-type="float">
            <text:p>0.1343480525</text:p>
          </table:table-cell>
          <table:table-cell table:formula="of:=LN([.B62]/[.B50])" office:value-type="float" office:value="0.422756605218225" calcext:value-type="float">
            <text:p>0.4227566052</text:p>
          </table:table-cell>
        </table:table-row>
        <table:table-row table:style-name="ro1">
          <table:table-cell office:value-type="date" office:date-value="1998-04-01" calcext:value-type="date">
            <text:p>1998-04-01</text:p>
          </table:table-cell>
          <table:table-cell office:value-type="float" office:value="5.58" calcext:value-type="float">
            <text:p>5.58</text:p>
          </table:table-cell>
          <table:table-cell table:formula="of:=LN([.B63])" office:value-type="float" office:value="1.71918877639322" calcext:value-type="float">
            <text:p>1.7191887764</text:p>
          </table:table-cell>
          <table:table-cell table:formula="of:=([.B63]-[.B62])/[.B62]" office:value-type="float" office:value="0.0628571428571429" calcext:value-type="float">
            <text:p>0.0628571429</text:p>
          </table:table-cell>
          <table:table-cell table:formula="of:=([.B63]-[.B51])/[.B51]" office:value-type="float" office:value="0.61271676300578" calcext:value-type="float">
            <text:p>0.612716763</text:p>
          </table:table-cell>
          <table:table-cell table:formula="of:=LN([.B63]/[.B62])" office:value-type="float" office:value="0.0609606997896873" calcext:value-type="float">
            <text:p>0.0609606998</text:p>
          </table:table-cell>
          <table:table-cell table:formula="of:=LN([.B63]/[.B51])" office:value-type="float" office:value="0.477920187323587" calcext:value-type="float">
            <text:p>0.4779201873</text:p>
          </table:table-cell>
        </table:table-row>
        <table:table-row table:style-name="ro1">
          <table:table-cell office:value-type="date" office:date-value="1998-05-01" calcext:value-type="date">
            <text:p>1998-05-01</text:p>
          </table:table-cell>
          <table:table-cell office:value-type="float" office:value="5.57" calcext:value-type="float">
            <text:p>5.57</text:p>
          </table:table-cell>
          <table:table-cell table:formula="of:=LN([.B64])" office:value-type="float" office:value="1.71739505393919" calcext:value-type="float">
            <text:p>1.7173950539</text:p>
          </table:table-cell>
          <table:table-cell table:formula="of:=([.B64]-[.B63])/[.B63]" office:value-type="float" office:value="-0.00179211469534046" calcext:value-type="float">
            <text:p>-0.0017921147</text:p>
          </table:table-cell>
          <table:table-cell table:formula="of:=([.B64]-[.B52])/[.B52]" office:value-type="float" office:value="0.526027397260274" calcext:value-type="float">
            <text:p>0.5260273973</text:p>
          </table:table-cell>
          <table:table-cell table:formula="of:=LN([.B64]/[.B63])" office:value-type="float" office:value="-0.00179372245402688" calcext:value-type="float">
            <text:p>-0.0017937225</text:p>
          </table:table-cell>
          <table:table-cell table:formula="of:=LN([.B64]/[.B52])" office:value-type="float" office:value="0.422667886344793" calcext:value-type="float">
            <text:p>0.4226678863</text:p>
          </table:table-cell>
        </table:table-row>
        <table:table-row table:style-name="ro1">
          <table:table-cell office:value-type="date" office:date-value="1998-06-01" calcext:value-type="date">
            <text:p>1998-06-01</text:p>
          </table:table-cell>
          <table:table-cell office:value-type="float" office:value="6.2" calcext:value-type="float">
            <text:p>6.2</text:p>
          </table:table-cell>
          <table:table-cell table:formula="of:=LN([.B65])" office:value-type="float" office:value="1.82454929205105" calcext:value-type="float">
            <text:p>1.8245492921</text:p>
          </table:table-cell>
          <table:table-cell table:formula="of:=([.B65]-[.B64])/[.B64]" office:value-type="float" office:value="0.11310592459605" calcext:value-type="float">
            <text:p>0.1131059246</text:p>
          </table:table-cell>
          <table:table-cell table:formula="of:=([.B65]-[.B53])/[.B53]" office:value-type="float" office:value="0.371681415929204" calcext:value-type="float">
            <text:p>0.3716814159</text:p>
          </table:table-cell>
          <table:table-cell table:formula="of:=LN([.B65]/[.B64])" office:value-type="float" office:value="0.107154238111853" calcext:value-type="float">
            <text:p>0.1071542381</text:p>
          </table:table-cell>
          <table:table-cell table:formula="of:=LN([.B65]/[.B53])" office:value-type="float" office:value="0.316037298206906" calcext:value-type="float">
            <text:p>0.3160372982</text:p>
          </table:table-cell>
        </table:table-row>
        <table:table-row table:style-name="ro1">
          <table:table-cell office:value-type="date" office:date-value="1998-07-01" calcext:value-type="date">
            <text:p>1998-07-01</text:p>
          </table:table-cell>
          <table:table-cell office:value-type="float" office:value="4.86" calcext:value-type="float">
            <text:p>4.86</text:p>
          </table:table-cell>
          <table:table-cell table:formula="of:=LN([.B66])" office:value-type="float" office:value="1.5810384379124" calcext:value-type="float">
            <text:p>1.5810384379</text:p>
          </table:table-cell>
          <table:table-cell table:formula="of:=([.B66]-[.B65])/[.B65]" office:value-type="float" office:value="-0.216129032258064" calcext:value-type="float">
            <text:p>-0.2161290323</text:p>
          </table:table-cell>
          <table:table-cell table:formula="of:=([.B66]-[.B54])/[.B54]" office:value-type="float" office:value="0.0231578947368422" calcext:value-type="float">
            <text:p>0.0231578947</text:p>
          </table:table-cell>
          <table:table-cell table:formula="of:=LN([.B66]/[.B65])" office:value-type="float" office:value="-0.243510854138643" calcext:value-type="float">
            <text:p>-0.2435108541</text:p>
          </table:table-cell>
          <table:table-cell table:formula="of:=LN([.B66]/[.B54])" office:value-type="float" office:value="0.0228938198658527" calcext:value-type="float">
            <text:p>0.0228938199</text:p>
          </table:table-cell>
        </table:table-row>
        <table:table-row table:style-name="ro1">
          <table:table-cell office:value-type="date" office:date-value="1998-08-03" calcext:value-type="date">
            <text:p>1998-08-03</text:p>
          </table:table-cell>
          <table:table-cell office:value-type="float" office:value="3.66" calcext:value-type="float">
            <text:p>3.66</text:p>
          </table:table-cell>
          <table:table-cell table:formula="of:=LN([.B67])" office:value-type="float" office:value="1.29746314741328" calcext:value-type="float">
            <text:p>1.2974631474</text:p>
          </table:table-cell>
          <table:table-cell table:formula="of:=([.B67]-[.B66])/[.B66]" office:value-type="float" office:value="-0.246913580246914" calcext:value-type="float">
            <text:p>-0.2469135802</text:p>
          </table:table-cell>
          <table:table-cell table:formula="of:=([.B67]-[.B55])/[.B55]" office:value-type="float" office:value="-0.229473684210526" calcext:value-type="float">
            <text:p>-0.2294736842</text:p>
          </table:table-cell>
          <table:table-cell table:formula="of:=LN([.B67]/[.B66])" office:value-type="float" office:value="-0.283575290499127" calcext:value-type="float">
            <text:p>-0.2835752905</text:p>
          </table:table-cell>
          <table:table-cell table:formula="of:=LN([.B67]/[.B55])" office:value-type="float" office:value="-0.260681470633275" calcext:value-type="float">
            <text:p>-0.2606814706</text:p>
          </table:table-cell>
        </table:table-row>
        <table:table-row table:style-name="ro1">
          <table:table-cell office:value-type="date" office:date-value="1998-09-01" calcext:value-type="date">
            <text:p>1998-09-01</text:p>
          </table:table-cell>
          <table:table-cell office:value-type="float" office:value="4.2" calcext:value-type="float">
            <text:p>4.2</text:p>
          </table:table-cell>
          <table:table-cell table:formula="of:=LN([.B68])" office:value-type="float" office:value="1.43508452528932" calcext:value-type="float">
            <text:p>1.4350845253</text:p>
          </table:table-cell>
          <table:table-cell table:formula="of:=([.B68]-[.B67])/[.B67]" office:value-type="float" office:value="0.147540983606557" calcext:value-type="float">
            <text:p>0.1475409836</text:p>
          </table:table-cell>
          <table:table-cell table:formula="of:=([.B68]-[.B56])/[.B56]" office:value-type="float" office:value="-0.134020618556701" calcext:value-type="float">
            <text:p>-0.1340206186</text:p>
          </table:table-cell>
          <table:table-cell table:formula="of:=LN([.B68]/[.B67])" office:value-type="float" office:value="0.137621377876048" calcext:value-type="float">
            <text:p>0.1376213779</text:p>
          </table:table-cell>
          <table:table-cell table:formula="of:=LN([.B68]/[.B56])" office:value-type="float" office:value="-0.143894179660069" calcext:value-type="float">
            <text:p>-0.1438941797</text:p>
          </table:table-cell>
        </table:table-row>
        <table:table-row table:style-name="ro1">
          <table:table-cell office:value-type="date" office:date-value="1998-10-01" calcext:value-type="date">
            <text:p>1998-10-01</text:p>
          </table:table-cell>
          <table:table-cell office:value-type="float" office:value="5.03" calcext:value-type="float">
            <text:p>5.03</text:p>
          </table:table-cell>
          <table:table-cell table:formula="of:=LN([.B69])" office:value-type="float" office:value="1.61541998411165" calcext:value-type="float">
            <text:p>1.6154199841</text:p>
          </table:table-cell>
          <table:table-cell table:formula="of:=([.B69]-[.B68])/[.B68]" office:value-type="float" office:value="0.197619047619048" calcext:value-type="float">
            <text:p>0.1976190476</text:p>
          </table:table-cell>
          <table:table-cell table:formula="of:=([.B69]-[.B57])/[.B57]" office:value-type="float" office:value="0.31331592689295" calcext:value-type="float">
            <text:p>0.3133159269</text:p>
          </table:table-cell>
          <table:table-cell table:formula="of:=LN([.B69]/[.B68])" office:value-type="float" office:value="0.180335458822325" calcext:value-type="float">
            <text:p>0.1803354588</text:p>
          </table:table-cell>
          <table:table-cell table:formula="of:=LN([.B69]/[.B57])" office:value-type="float" office:value="0.272555180919093" calcext:value-type="float">
            <text:p>0.2725551809</text:p>
          </table:table-cell>
        </table:table-row>
        <table:table-row table:style-name="ro1">
          <table:table-cell office:value-type="date" office:date-value="1998-11-02" calcext:value-type="date">
            <text:p>1998-11-02</text:p>
          </table:table-cell>
          <table:table-cell office:value-type="float" office:value="5.35" calcext:value-type="float">
            <text:p>5.35</text:p>
          </table:table-cell>
          <table:table-cell table:formula="of:=LN([.B70])" office:value-type="float" office:value="1.67709656090792" calcext:value-type="float">
            <text:p>1.6770965609</text:p>
          </table:table-cell>
          <table:table-cell table:formula="of:=([.B70]-[.B69])/[.B69]" office:value-type="float" office:value="0.0636182902584492" calcext:value-type="float">
            <text:p>0.0636182903</text:p>
          </table:table-cell>
          <table:table-cell table:formula="of:=([.B70]-[.B58])/[.B58]" office:value-type="float" office:value="0.324257425742574" calcext:value-type="float">
            <text:p>0.3242574257</text:p>
          </table:table-cell>
          <table:table-cell table:formula="of:=LN([.B70]/[.B69])" office:value-type="float" office:value="0.0616765767962673" calcext:value-type="float">
            <text:p>0.0616765768</text:p>
          </table:table-cell>
          <table:table-cell table:formula="of:=LN([.B70]/[.B58])" office:value-type="float" office:value="0.280851868934856" calcext:value-type="float">
            <text:p>0.2808518689</text:p>
          </table:table-cell>
        </table:table-row>
        <table:table-row table:style-name="ro1">
          <table:table-cell office:value-type="date" office:date-value="1998-12-01" calcext:value-type="date">
            <text:p>1998-12-01</text:p>
          </table:table-cell>
          <table:table-cell office:value-type="float" office:value="6.51" calcext:value-type="float">
            <text:p>6.51</text:p>
          </table:table-cell>
          <table:table-cell table:formula="of:=LN([.B71])" office:value-type="float" office:value="1.87333945622048" calcext:value-type="float">
            <text:p>1.8733394562</text:p>
          </table:table-cell>
          <table:table-cell table:formula="of:=([.B71]-[.B70])/[.B70]" office:value-type="float" office:value="0.216822429906542" calcext:value-type="float">
            <text:p>0.2168224299</text:p>
          </table:table-cell>
          <table:table-cell table:formula="of:=([.B71]-[.B59])/[.B59]" office:value-type="float" office:value="0.462921348314607" calcext:value-type="float">
            <text:p>0.4629213483</text:p>
          </table:table-cell>
          <table:table-cell table:formula="of:=LN([.B71]/[.B70])" office:value-type="float" office:value="0.196242895312563" calcext:value-type="float">
            <text:p>0.1962428953</text:p>
          </table:table-cell>
          <table:table-cell table:formula="of:=LN([.B71]/[.B59])" office:value-type="float" office:value="0.380435360042329" calcext:value-type="float">
            <text:p>0.38043536</text:p>
          </table:table-cell>
        </table:table-row>
        <table:table-row table:style-name="ro1">
          <table:table-cell office:value-type="date" office:date-value="1999-01-04" calcext:value-type="date">
            <text:p>1999-01-04</text:p>
          </table:table-cell>
          <table:table-cell office:value-type="float" office:value="6.04" calcext:value-type="float">
            <text:p>6.04</text:p>
          </table:table-cell>
          <table:table-cell table:formula="of:=LN([.B72])" office:value-type="float" office:value="1.79840401194672" calcext:value-type="float">
            <text:p>1.7984040119</text:p>
          </table:table-cell>
          <table:table-cell table:formula="of:=([.B72]-[.B71])/[.B71]" office:value-type="float" office:value="-0.0721966205837173" calcext:value-type="float">
            <text:p>-0.0721966206</text:p>
          </table:table-cell>
          <table:table-cell table:formula="of:=([.B72]-[.B60])/[.B60]" office:value-type="float" office:value="0.424528301886792" calcext:value-type="float">
            <text:p>0.4245283019</text:p>
          </table:table-cell>
          <table:table-cell table:formula="of:=LN([.B72]/[.B71])" office:value-type="float" office:value="-0.0749354442737543" calcext:value-type="float">
            <text:p>-0.0749354443</text:p>
          </table:table-cell>
          <table:table-cell table:formula="of:=LN([.B72]/[.B60])" office:value-type="float" office:value="0.353840742702857" calcext:value-type="float">
            <text:p>0.3538407427</text:p>
          </table:table-cell>
        </table:table-row>
        <table:table-row table:style-name="ro1">
          <table:table-cell office:value-type="date" office:date-value="1999-02-01" calcext:value-type="date">
            <text:p>1999-02-01</text:p>
          </table:table-cell>
          <table:table-cell office:value-type="float" office:value="6.13" calcext:value-type="float">
            <text:p>6.13</text:p>
          </table:table-cell>
          <table:table-cell table:formula="of:=LN([.B73])" office:value-type="float" office:value="1.81319474994812" calcext:value-type="float">
            <text:p>1.8131947499</text:p>
          </table:table-cell>
          <table:table-cell table:formula="of:=([.B73]-[.B72])/[.B72]" office:value-type="float" office:value="0.0149006622516556" calcext:value-type="float">
            <text:p>0.0149006623</text:p>
          </table:table-cell>
          <table:table-cell table:formula="of:=([.B73]-[.B61])/[.B61]" office:value-type="float" office:value="0.335511982570806" calcext:value-type="float">
            <text:p>0.3355119826</text:p>
          </table:table-cell>
          <table:table-cell table:formula="of:=LN([.B73]/[.B72])" office:value-type="float" office:value="0.0147907380013965" calcext:value-type="float">
            <text:p>0.014790738</text:p>
          </table:table-cell>
          <table:table-cell table:formula="of:=LN([.B73]/[.B61])" office:value-type="float" office:value="0.289314725875666" calcext:value-type="float">
            <text:p>0.2893147259</text:p>
          </table:table-cell>
        </table:table-row>
        <table:table-row table:style-name="ro1">
          <table:table-cell office:value-type="date" office:date-value="1999-03-01" calcext:value-type="date">
            <text:p>1999-03-01</text:p>
          </table:table-cell>
          <table:table-cell office:value-type="float" office:value="6.51" calcext:value-type="float">
            <text:p>6.51</text:p>
          </table:table-cell>
          <table:table-cell table:formula="of:=LN([.B74])" office:value-type="float" office:value="1.87333945622048" calcext:value-type="float">
            <text:p>1.8733394562</text:p>
          </table:table-cell>
          <table:table-cell table:formula="of:=([.B74]-[.B73])/[.B73]" office:value-type="float" office:value="0.0619902120717781" calcext:value-type="float">
            <text:p>0.0619902121</text:p>
          </table:table-cell>
          <table:table-cell table:formula="of:=([.B74]-[.B62])/[.B62]" office:value-type="float" office:value="0.24" calcext:value-type="float">
            <text:p>0.24</text:p>
          </table:table-cell>
          <table:table-cell table:formula="of:=LN([.B74]/[.B73])" office:value-type="float" office:value="0.0601447062723578" calcext:value-type="float">
            <text:p>0.0601447063</text:p>
          </table:table-cell>
          <table:table-cell table:formula="of:=LN([.B74]/[.B62])" office:value-type="float" office:value="0.215111379616945" calcext:value-type="float">
            <text:p>0.2151113796</text:p>
          </table:table-cell>
        </table:table-row>
        <table:table-row table:style-name="ro1">
          <table:table-cell office:value-type="date" office:date-value="1999-04-01" calcext:value-type="date">
            <text:p>1999-04-01</text:p>
          </table:table-cell>
          <table:table-cell office:value-type="float" office:value="8.57" calcext:value-type="float">
            <text:p>8.57</text:p>
          </table:table-cell>
          <table:table-cell table:formula="of:=LN([.B75])" office:value-type="float" office:value="2.14826773260969" calcext:value-type="float">
            <text:p>2.1482677326</text:p>
          </table:table-cell>
          <table:table-cell table:formula="of:=([.B75]-[.B74])/[.B74]" office:value-type="float" office:value="0.316436251920123" calcext:value-type="float">
            <text:p>0.3164362519</text:p>
          </table:table-cell>
          <table:table-cell table:formula="of:=([.B75]-[.B63])/[.B63]" office:value-type="float" office:value="0.53584229390681" calcext:value-type="float">
            <text:p>0.5358422939</text:p>
          </table:table-cell>
          <table:table-cell table:formula="of:=LN([.B75]/[.B74])" office:value-type="float" office:value="0.274928276389211" calcext:value-type="float">
            <text:p>0.2749282764</text:p>
          </table:table-cell>
          <table:table-cell table:formula="of:=LN([.B75]/[.B63])" office:value-type="float" office:value="0.429078956216469" calcext:value-type="float">
            <text:p>0.4290789562</text:p>
          </table:table-cell>
        </table:table-row>
        <table:table-row table:style-name="ro1">
          <table:table-cell office:value-type="date" office:date-value="1999-05-03" calcext:value-type="date">
            <text:p>1999-05-03</text:p>
          </table:table-cell>
          <table:table-cell office:value-type="float" office:value="8.55" calcext:value-type="float">
            <text:p>8.55</text:p>
          </table:table-cell>
          <table:table-cell table:formula="of:=LN([.B76])" office:value-type="float" office:value="2.14593128294867" calcext:value-type="float">
            <text:p>2.1459312829</text:p>
          </table:table-cell>
          <table:table-cell table:formula="of:=([.B76]-[.B75])/[.B75]" office:value-type="float" office:value="-0.00233372228704779" calcext:value-type="float">
            <text:p>-0.0023337223</text:p>
          </table:table-cell>
          <table:table-cell table:formula="of:=([.B76]-[.B64])/[.B64]" office:value-type="float" office:value="0.535008976660682" calcext:value-type="float">
            <text:p>0.5350089767</text:p>
          </table:table-cell>
          <table:table-cell table:formula="of:=LN([.B76]/[.B75])" office:value-type="float" office:value="-0.00233644966101949" calcext:value-type="float">
            <text:p>-0.0023364497</text:p>
          </table:table-cell>
          <table:table-cell table:formula="of:=LN([.B76]/[.B64])" office:value-type="float" office:value="0.428536229009476" calcext:value-type="float">
            <text:p>0.428536229</text:p>
          </table:table-cell>
        </table:table-row>
        <table:table-row table:style-name="ro1">
          <table:table-cell office:value-type="date" office:date-value="1999-06-01" calcext:value-type="date">
            <text:p>1999-06-01</text:p>
          </table:table-cell>
          <table:table-cell office:value-type="float" office:value="8.71" calcext:value-type="float">
            <text:p>8.71</text:p>
          </table:table-cell>
          <table:table-cell table:formula="of:=LN([.B77])" office:value-type="float" office:value="2.16447179086441" calcext:value-type="float">
            <text:p>2.1644717909</text:p>
          </table:table-cell>
          <table:table-cell table:formula="of:=([.B77]-[.B76])/[.B76]" office:value-type="float" office:value="0.0187134502923977" calcext:value-type="float">
            <text:p>0.0187134503</text:p>
          </table:table-cell>
          <table:table-cell table:formula="of:=([.B77]-[.B65])/[.B65]" office:value-type="float" office:value="0.40483870967742" calcext:value-type="float">
            <text:p>0.4048387097</text:p>
          </table:table-cell>
          <table:table-cell table:formula="of:=LN([.B77]/[.B76])" office:value-type="float" office:value="0.0185405079157425" calcext:value-type="float">
            <text:p>0.0185405079</text:p>
          </table:table-cell>
          <table:table-cell table:formula="of:=LN([.B77]/[.B65])" office:value-type="float" office:value="0.339922498813366" calcext:value-type="float">
            <text:p>0.3399224988</text:p>
          </table:table-cell>
        </table:table-row>
        <table:table-row table:style-name="ro1">
          <table:table-cell office:value-type="date" office:date-value="1999-07-01" calcext:value-type="date">
            <text:p>1999-07-01</text:p>
          </table:table-cell>
          <table:table-cell office:value-type="float" office:value="5.39" calcext:value-type="float">
            <text:p>5.39</text:p>
          </table:table-cell>
          <table:table-cell table:formula="of:=LN([.B78])" office:value-type="float" office:value="1.68454538492091" calcext:value-type="float">
            <text:p>1.6845453849</text:p>
          </table:table-cell>
          <table:table-cell table:formula="of:=([.B78]-[.B77])/[.B77]" office:value-type="float" office:value="-0.381171067738232" calcext:value-type="float">
            <text:p>-0.3811710677</text:p>
          </table:table-cell>
          <table:table-cell table:formula="of:=([.B78]-[.B66])/[.B66]" office:value-type="float" office:value="0.109053497942387" calcext:value-type="float">
            <text:p>0.1090534979</text:p>
          </table:table-cell>
          <table:table-cell table:formula="of:=LN([.B78]/[.B77])" office:value-type="float" office:value="-0.479926405943506" calcext:value-type="float">
            <text:p>-0.4799264059</text:p>
          </table:table-cell>
          <table:table-cell table:formula="of:=LN([.B78]/[.B66])" office:value-type="float" office:value="0.103506947008503" calcext:value-type="float">
            <text:p>0.103506947</text:p>
          </table:table-cell>
        </table:table-row>
        <table:table-row table:style-name="ro1">
          <table:table-cell office:value-type="date" office:date-value="1999-08-02" calcext:value-type="date">
            <text:p>1999-08-02</text:p>
          </table:table-cell>
          <table:table-cell office:value-type="float" office:value="5.31" calcext:value-type="float">
            <text:p>5.31</text:p>
          </table:table-cell>
          <table:table-cell table:formula="of:=LN([.B79])" office:value-type="float" office:value="1.66959183525385" calcext:value-type="float">
            <text:p>1.6695918353</text:p>
          </table:table-cell>
          <table:table-cell table:formula="of:=([.B79]-[.B78])/[.B78]" office:value-type="float" office:value="-0.0148423005565863" calcext:value-type="float">
            <text:p>-0.0148423006</text:p>
          </table:table-cell>
          <table:table-cell table:formula="of:=([.B79]-[.B67])/[.B67]" office:value-type="float" office:value="0.450819672131147" calcext:value-type="float">
            <text:p>0.4508196721</text:p>
          </table:table-cell>
          <table:table-cell table:formula="of:=LN([.B79]/[.B78])" office:value-type="float" office:value="-0.0149535496670584" calcext:value-type="float">
            <text:p>-0.0149535497</text:p>
          </table:table-cell>
          <table:table-cell table:formula="of:=LN([.B79]/[.B67])" office:value-type="float" office:value="0.372128687840573" calcext:value-type="float">
            <text:p>0.3721286878</text:p>
          </table:table-cell>
        </table:table-row>
        <table:table-row table:style-name="ro1">
          <table:table-cell office:value-type="date" office:date-value="1999-09-01" calcext:value-type="date">
            <text:p>1999-09-01</text:p>
          </table:table-cell>
          <table:table-cell office:value-type="float" office:value="5.75" calcext:value-type="float">
            <text:p>5.75</text:p>
          </table:table-cell>
          <table:table-cell table:formula="of:=LN([.B80])" office:value-type="float" office:value="1.74919985480926" calcext:value-type="float">
            <text:p>1.7491998548</text:p>
          </table:table-cell>
          <table:table-cell table:formula="of:=([.B80]-[.B79])/[.B79]" office:value-type="float" office:value="0.0828625235404897" calcext:value-type="float">
            <text:p>0.0828625235</text:p>
          </table:table-cell>
          <table:table-cell table:formula="of:=([.B80]-[.B68])/[.B68]" office:value-type="float" office:value="0.369047619047619" calcext:value-type="float">
            <text:p>0.369047619</text:p>
          </table:table-cell>
          <table:table-cell table:formula="of:=LN([.B80]/[.B79])" office:value-type="float" office:value="0.0796080195554116" calcext:value-type="float">
            <text:p>0.0796080196</text:p>
          </table:table-cell>
          <table:table-cell table:formula="of:=LN([.B80]/[.B68])" office:value-type="float" office:value="0.314115329519936" calcext:value-type="float">
            <text:p>0.3141153295</text:p>
          </table:table-cell>
        </table:table-row>
        <table:table-row table:style-name="ro1">
          <table:table-cell office:value-type="date" office:date-value="1999-10-01" calcext:value-type="date">
            <text:p>1999-10-01</text:p>
          </table:table-cell>
          <table:table-cell office:value-type="float" office:value="6.31" calcext:value-type="float">
            <text:p>6.31</text:p>
          </table:table-cell>
          <table:table-cell table:formula="of:=LN([.B81])" office:value-type="float" office:value="1.84213567655312" calcext:value-type="float">
            <text:p>1.8421356766</text:p>
          </table:table-cell>
          <table:table-cell table:formula="of:=([.B81]-[.B80])/[.B80]" office:value-type="float" office:value="0.097391304347826" calcext:value-type="float">
            <text:p>0.0973913043</text:p>
          </table:table-cell>
          <table:table-cell table:formula="of:=([.B81]-[.B69])/[.B69]" office:value-type="float" office:value="0.254473161033797" calcext:value-type="float">
            <text:p>0.254473161</text:p>
          </table:table-cell>
          <table:table-cell table:formula="of:=LN([.B81]/[.B80])" office:value-type="float" office:value="0.0929358217438627" calcext:value-type="float">
            <text:p>0.0929358217</text:p>
          </table:table-cell>
          <table:table-cell table:formula="of:=LN([.B81]/[.B69])" office:value-type="float" office:value="0.226715692441474" calcext:value-type="float">
            <text:p>0.2267156924</text:p>
          </table:table-cell>
        </table:table-row>
        <table:table-row table:style-name="ro1">
          <table:table-cell office:value-type="date" office:date-value="1999-11-01" calcext:value-type="date">
            <text:p>1999-11-01</text:p>
          </table:table-cell>
          <table:table-cell office:value-type="float" office:value="6.16" calcext:value-type="float">
            <text:p>6.16</text:p>
          </table:table-cell>
          <table:table-cell table:formula="of:=LN([.B82])" office:value-type="float" office:value="1.81807677754543" calcext:value-type="float">
            <text:p>1.8180767775</text:p>
          </table:table-cell>
          <table:table-cell table:formula="of:=([.B82]-[.B81])/[.B81]" office:value-type="float" office:value="-0.0237717908082408" calcext:value-type="float">
            <text:p>-0.0237717908</text:p>
          </table:table-cell>
          <table:table-cell table:formula="of:=([.B82]-[.B70])/[.B70]" office:value-type="float" office:value="0.151401869158879" calcext:value-type="float">
            <text:p>0.1514018692</text:p>
          </table:table-cell>
          <table:table-cell table:formula="of:=LN([.B82]/[.B81])" office:value-type="float" office:value="-0.0240588990076933" calcext:value-type="float">
            <text:p>-0.024058899</text:p>
          </table:table-cell>
          <table:table-cell table:formula="of:=LN([.B82]/[.B70])" office:value-type="float" office:value="0.140980216637513" calcext:value-type="float">
            <text:p>0.1409802166</text:p>
          </table:table-cell>
        </table:table-row>
        <table:table-row table:style-name="ro1">
          <table:table-cell office:value-type="date" office:date-value="1999-12-01" calcext:value-type="date">
            <text:p>1999-12-01</text:p>
          </table:table-cell>
          <table:table-cell office:value-type="float" office:value="5.62" calcext:value-type="float">
            <text:p>5.62</text:p>
          </table:table-cell>
          <table:table-cell table:formula="of:=LN([.B83])" office:value-type="float" office:value="1.7263316639056" calcext:value-type="float">
            <text:p>1.7263316639</text:p>
          </table:table-cell>
          <table:table-cell table:formula="of:=([.B83]-[.B82])/[.B82]" office:value-type="float" office:value="-0.0876623376623377" calcext:value-type="float">
            <text:p>-0.0876623377</text:p>
          </table:table-cell>
          <table:table-cell table:formula="of:=([.B83]-[.B71])/[.B71]" office:value-type="float" office:value="-0.136712749615975" calcext:value-type="float">
            <text:p>-0.1367127496</text:p>
          </table:table-cell>
          <table:table-cell table:formula="of:=LN([.B83]/[.B82])" office:value-type="float" office:value="-0.0917451136398287" calcext:value-type="float">
            <text:p>-0.0917451136</text:p>
          </table:table-cell>
          <table:table-cell table:formula="of:=LN([.B83]/[.B71])" office:value-type="float" office:value="-0.147007792314878" calcext:value-type="float">
            <text:p>-0.1470077923</text:p>
          </table:table-cell>
        </table:table-row>
        <table:table-row table:style-name="ro1">
          <table:table-cell office:value-type="date" office:date-value="2000-01-03" calcext:value-type="date">
            <text:p>2000-01-03</text:p>
          </table:table-cell>
          <table:table-cell office:value-type="float" office:value="7.42" calcext:value-type="float">
            <text:p>7.42</text:p>
          </table:table-cell>
          <table:table-cell table:formula="of:=LN([.B84])" office:value-type="float" office:value="2.00417905717929" calcext:value-type="float">
            <text:p>2.0041790572</text:p>
          </table:table-cell>
          <table:table-cell table:formula="of:=([.B84]-[.B83])/[.B83]" office:value-type="float" office:value="0.320284697508897" calcext:value-type="float">
            <text:p>0.3202846975</text:p>
          </table:table-cell>
          <table:table-cell table:formula="of:=([.B84]-[.B72])/[.B72]" office:value-type="float" office:value="0.228476821192053" calcext:value-type="float">
            <text:p>0.2284768212</text:p>
          </table:table-cell>
          <table:table-cell table:formula="of:=LN([.B84]/[.B83])" office:value-type="float" office:value="0.277847393273689" calcext:value-type="float">
            <text:p>0.2778473933</text:p>
          </table:table-cell>
          <table:table-cell table:formula="of:=LN([.B84]/[.B72])" office:value-type="float" office:value="0.205775045232565" calcext:value-type="float">
            <text:p>0.2057750452</text:p>
          </table:table-cell>
        </table:table-row>
        <table:table-row table:style-name="ro1">
          <table:table-cell office:value-type="date" office:date-value="2000-02-01" calcext:value-type="date">
            <text:p>2000-02-01</text:p>
          </table:table-cell>
          <table:table-cell office:value-type="float" office:value="8.15" calcext:value-type="float">
            <text:p>8.15</text:p>
          </table:table-cell>
          <table:table-cell table:formula="of:=LN([.B85])" office:value-type="float" office:value="2.09801792725277" calcext:value-type="float">
            <text:p>2.0980179273</text:p>
          </table:table-cell>
          <table:table-cell table:formula="of:=([.B85]-[.B84])/[.B84]" office:value-type="float" office:value="0.0983827493261456" calcext:value-type="float">
            <text:p>0.0983827493</text:p>
          </table:table-cell>
          <table:table-cell table:formula="of:=([.B85]-[.B73])/[.B73]" office:value-type="float" office:value="0.32952691680261" calcext:value-type="float">
            <text:p>0.3295269168</text:p>
          </table:table-cell>
          <table:table-cell table:formula="of:=LN([.B85]/[.B84])" office:value-type="float" office:value="0.0938388700734823" calcext:value-type="float">
            <text:p>0.0938388701</text:p>
          </table:table-cell>
          <table:table-cell table:formula="of:=LN([.B85]/[.B73])" office:value-type="float" office:value="0.284823177304651" calcext:value-type="float">
            <text:p>0.2848231773</text:p>
          </table:table-cell>
        </table:table-row>
        <table:table-row table:style-name="ro1">
          <table:table-cell office:value-type="date" office:date-value="2000-03-01" calcext:value-type="date">
            <text:p>2000-03-01</text:p>
          </table:table-cell>
          <table:table-cell office:value-type="float" office:value="10.39" calcext:value-type="float">
            <text:p>10.39</text:p>
          </table:table-cell>
          <table:table-cell table:formula="of:=LN([.B86])" office:value-type="float" office:value="2.34084380511114" calcext:value-type="float">
            <text:p>2.3408438051</text:p>
          </table:table-cell>
          <table:table-cell table:formula="of:=([.B86]-[.B85])/[.B85]" office:value-type="float" office:value="0.274846625766871" calcext:value-type="float">
            <text:p>0.2748466258</text:p>
          </table:table-cell>
          <table:table-cell table:formula="of:=([.B86]-[.B74])/[.B74]" office:value-type="float" office:value="0.596006144393241" calcext:value-type="float">
            <text:p>0.5960061444</text:p>
          </table:table-cell>
          <table:table-cell table:formula="of:=LN([.B86]/[.B85])" office:value-type="float" office:value="0.242825877858365" calcext:value-type="float">
            <text:p>0.2428258779</text:p>
          </table:table-cell>
          <table:table-cell table:formula="of:=LN([.B86]/[.B74])" office:value-type="float" office:value="0.467504348890658" calcext:value-type="float">
            <text:p>0.4675043489</text:p>
          </table:table-cell>
        </table:table-row>
        <table:table-row table:style-name="ro1">
          <table:table-cell office:value-type="date" office:date-value="2000-04-03" calcext:value-type="date">
            <text:p>2000-04-03</text:p>
          </table:table-cell>
          <table:table-cell office:value-type="float" office:value="7.01" calcext:value-type="float">
            <text:p>7.01</text:p>
          </table:table-cell>
          <table:table-cell table:formula="of:=LN([.B87])" office:value-type="float" office:value="1.9473377010465" calcext:value-type="float">
            <text:p>1.947337701</text:p>
          </table:table-cell>
          <table:table-cell table:formula="of:=([.B87]-[.B86])/[.B86]" office:value-type="float" office:value="-0.325312800769971" calcext:value-type="float">
            <text:p>-0.3253128008</text:p>
          </table:table-cell>
          <table:table-cell table:formula="of:=([.B87]-[.B75])/[.B75]" office:value-type="float" office:value="-0.182030338389732" calcext:value-type="float">
            <text:p>-0.1820303384</text:p>
          </table:table-cell>
          <table:table-cell table:formula="of:=LN([.B87]/[.B86])" office:value-type="float" office:value="-0.393506104064637" calcext:value-type="float">
            <text:p>-0.3935061041</text:p>
          </table:table-cell>
          <table:table-cell table:formula="of:=LN([.B87]/[.B75])" office:value-type="float" office:value="-0.20093003156319" calcext:value-type="float">
            <text:p>-0.2009300316</text:p>
          </table:table-cell>
        </table:table-row>
        <table:table-row table:style-name="ro1">
          <table:table-cell office:value-type="date" office:date-value="2000-05-01" calcext:value-type="date">
            <text:p>2000-05-01</text:p>
          </table:table-cell>
          <table:table-cell office:value-type="float" office:value="7.89" calcext:value-type="float">
            <text:p>7.89</text:p>
          </table:table-cell>
          <table:table-cell table:formula="of:=LN([.B88])" office:value-type="float" office:value="2.06559613485778" calcext:value-type="float">
            <text:p>2.0655961349</text:p>
          </table:table-cell>
          <table:table-cell table:formula="of:=([.B88]-[.B87])/[.B87]" office:value-type="float" office:value="0.125534950071327" calcext:value-type="float">
            <text:p>0.1255349501</text:p>
          </table:table-cell>
          <table:table-cell table:formula="of:=([.B88]-[.B76])/[.B76]" office:value-type="float" office:value="-0.0771929824561405" calcext:value-type="float">
            <text:p>-0.0771929825</text:p>
          </table:table-cell>
          <table:table-cell table:formula="of:=LN([.B88]/[.B87])" office:value-type="float" office:value="0.118258433811284" calcext:value-type="float">
            <text:p>0.1182584338</text:p>
          </table:table-cell>
          <table:table-cell table:formula="of:=LN([.B88]/[.B76])" office:value-type="float" office:value="-0.0803351480908861" calcext:value-type="float">
            <text:p>-0.0803351481</text:p>
          </table:table-cell>
        </table:table-row>
        <table:table-row table:style-name="ro1">
          <table:table-cell office:value-type="date" office:date-value="2000-06-01" calcext:value-type="date">
            <text:p>2000-06-01</text:p>
          </table:table-cell>
          <table:table-cell office:value-type="float" office:value="8.86" calcext:value-type="float">
            <text:p>8.86</text:p>
          </table:table-cell>
          <table:table-cell table:formula="of:=LN([.B89])" office:value-type="float" office:value="2.18154676461699" calcext:value-type="float">
            <text:p>2.1815467646</text:p>
          </table:table-cell>
          <table:table-cell table:formula="of:=([.B89]-[.B88])/[.B88]" office:value-type="float" office:value="0.122940430925222" calcext:value-type="float">
            <text:p>0.1229404309</text:p>
          </table:table-cell>
          <table:table-cell table:formula="of:=([.B89]-[.B77])/[.B77]" office:value-type="float" office:value="0.0172215843857633" calcext:value-type="float">
            <text:p>0.0172215844</text:p>
          </table:table-cell>
          <table:table-cell table:formula="of:=LN([.B89]/[.B88])" office:value-type="float" office:value="0.115950629759207" calcext:value-type="float">
            <text:p>0.1159506298</text:p>
          </table:table-cell>
          <table:table-cell table:formula="of:=LN([.B89]/[.B77])" office:value-type="float" office:value="0.0170749737525779" calcext:value-type="float">
            <text:p>0.0170749738</text:p>
          </table:table-cell>
        </table:table-row>
        <table:table-row table:style-name="ro1">
          <table:table-cell office:value-type="date" office:date-value="2000-07-03" calcext:value-type="date">
            <text:p>2000-07-03</text:p>
          </table:table-cell>
          <table:table-cell office:value-type="float" office:value="8.7" calcext:value-type="float">
            <text:p>8.7</text:p>
          </table:table-cell>
          <table:table-cell table:formula="of:=LN([.B90])" office:value-type="float" office:value="2.16332302566054" calcext:value-type="float">
            <text:p>2.1633230257</text:p>
          </table:table-cell>
          <table:table-cell table:formula="of:=([.B90]-[.B89])/[.B89]" office:value-type="float" office:value="-0.018058690744921" calcext:value-type="float">
            <text:p>-0.0180586907</text:p>
          </table:table-cell>
          <table:table-cell table:formula="of:=([.B90]-[.B78])/[.B78]" office:value-type="float" office:value="0.614100185528757" calcext:value-type="float">
            <text:p>0.6141001855</text:p>
          </table:table-cell>
          <table:table-cell table:formula="of:=LN([.B90]/[.B89])" office:value-type="float" office:value="-0.0182237389564516" calcext:value-type="float">
            <text:p>-0.018223739</text:p>
          </table:table-cell>
          <table:table-cell table:formula="of:=LN([.B90]/[.B78])" office:value-type="float" office:value="0.478777640739632" calcext:value-type="float">
            <text:p>0.4787776407</text:p>
          </table:table-cell>
        </table:table-row>
        <table:table-row table:style-name="ro1">
          <table:table-cell office:value-type="date" office:date-value="2000-08-01" calcext:value-type="date">
            <text:p>2000-08-01</text:p>
          </table:table-cell>
          <table:table-cell office:value-type="float" office:value="8.49" calcext:value-type="float">
            <text:p>8.49</text:p>
          </table:table-cell>
          <table:table-cell table:formula="of:=LN([.B91])" office:value-type="float" office:value="2.13888900032326" calcext:value-type="float">
            <text:p>2.1388890003</text:p>
          </table:table-cell>
          <table:table-cell table:formula="of:=([.B91]-[.B90])/[.B90]" office:value-type="float" office:value="-0.0241379310344827" calcext:value-type="float">
            <text:p>-0.024137931</text:p>
          </table:table-cell>
          <table:table-cell table:formula="of:=([.B91]-[.B79])/[.B79]" office:value-type="float" office:value="0.598870056497175" calcext:value-type="float">
            <text:p>0.5988700565</text:p>
          </table:table-cell>
          <table:table-cell table:formula="of:=LN([.B91]/[.B90])" office:value-type="float" office:value="-0.024434025337282" calcext:value-type="float">
            <text:p>-0.0244340253</text:p>
          </table:table-cell>
          <table:table-cell table:formula="of:=LN([.B91]/[.B79])" office:value-type="float" office:value="0.469297165069409" calcext:value-type="float">
            <text:p>0.4692971651</text:p>
          </table:table-cell>
        </table:table-row>
        <table:table-row table:style-name="ro1">
          <table:table-cell office:value-type="date" office:date-value="2000-09-01" calcext:value-type="date">
            <text:p>2000-09-01</text:p>
          </table:table-cell>
          <table:table-cell office:value-type="float" office:value="9.29" calcext:value-type="float">
            <text:p>9.29</text:p>
          </table:table-cell>
          <table:table-cell table:formula="of:=LN([.B92])" office:value-type="float" office:value="2.22893855282575" calcext:value-type="float">
            <text:p>2.2289385528</text:p>
          </table:table-cell>
          <table:table-cell table:formula="of:=([.B92]-[.B91])/[.B91]" office:value-type="float" office:value="0.0942285041224969" calcext:value-type="float">
            <text:p>0.0942285041</text:p>
          </table:table-cell>
          <table:table-cell table:formula="of:=([.B92]-[.B80])/[.B80]" office:value-type="float" office:value="0.615652173913043" calcext:value-type="float">
            <text:p>0.6156521739</text:p>
          </table:table-cell>
          <table:table-cell table:formula="of:=LN([.B92]/[.B91])" office:value-type="float" office:value="0.090049552502491" calcext:value-type="float">
            <text:p>0.0900495525</text:p>
          </table:table-cell>
          <table:table-cell table:formula="of:=LN([.B92]/[.B80])" office:value-type="float" office:value="0.479738698016488" calcext:value-type="float">
            <text:p>0.479738698</text:p>
          </table:table-cell>
        </table:table-row>
        <table:table-row table:style-name="ro1">
          <table:table-cell office:value-type="date" office:date-value="2000-10-02" calcext:value-type="date">
            <text:p>2000-10-02</text:p>
          </table:table-cell>
          <table:table-cell office:value-type="float" office:value="10.36" calcext:value-type="float">
            <text:p>10.36</text:p>
          </table:table-cell>
          <table:table-cell table:formula="of:=LN([.B93])" office:value-type="float" office:value="2.33795223683134" calcext:value-type="float">
            <text:p>2.3379522368</text:p>
          </table:table-cell>
          <table:table-cell table:formula="of:=([.B93]-[.B92])/[.B92]" office:value-type="float" office:value="0.115177610333692" calcext:value-type="float">
            <text:p>0.1151776103</text:p>
          </table:table-cell>
          <table:table-cell table:formula="of:=([.B93]-[.B81])/[.B81]" office:value-type="float" office:value="0.641838351822504" calcext:value-type="float">
            <text:p>0.6418383518</text:p>
          </table:table-cell>
          <table:table-cell table:formula="of:=LN([.B93]/[.B92])" office:value-type="float" office:value="0.10901368400559" calcext:value-type="float">
            <text:p>0.109013684</text:p>
          </table:table-cell>
          <table:table-cell table:formula="of:=LN([.B93]/[.B81])" office:value-type="float" office:value="0.495816560278215" calcext:value-type="float">
            <text:p>0.4958165603</text:p>
          </table:table-cell>
        </table:table-row>
        <table:table-row table:style-name="ro1">
          <table:table-cell office:value-type="date" office:date-value="2000-11-01" calcext:value-type="date">
            <text:p>2000-11-01</text:p>
          </table:table-cell>
          <table:table-cell office:value-type="float" office:value="10.57" calcext:value-type="float">
            <text:p>10.57</text:p>
          </table:table-cell>
          <table:table-cell table:formula="of:=LN([.B94])" office:value-type="float" office:value="2.35801979988215" calcext:value-type="float">
            <text:p>2.3580197999</text:p>
          </table:table-cell>
          <table:table-cell table:formula="of:=([.B94]-[.B93])/[.B93]" office:value-type="float" office:value="0.0202702702702704" calcext:value-type="float">
            <text:p>0.0202702703</text:p>
          </table:table-cell>
          <table:table-cell table:formula="of:=([.B94]-[.B82])/[.B82]" office:value-type="float" office:value="0.715909090909091" calcext:value-type="float">
            <text:p>0.7159090909</text:p>
          </table:table-cell>
          <table:table-cell table:formula="of:=LN([.B94]/[.B93])" office:value-type="float" office:value="0.0200675630508094" calcext:value-type="float">
            <text:p>0.0200675631</text:p>
          </table:table-cell>
          <table:table-cell table:formula="of:=LN([.B94]/[.B82])" office:value-type="float" office:value="0.539943022336718" calcext:value-type="float">
            <text:p>0.5399430223</text:p>
          </table:table-cell>
        </table:table-row>
        <table:table-row table:style-name="ro1">
          <table:table-cell office:value-type="date" office:date-value="2000-12-01" calcext:value-type="date">
            <text:p>2000-12-01</text:p>
          </table:table-cell>
          <table:table-cell office:value-type="float" office:value="10.26" calcext:value-type="float">
            <text:p>10.26</text:p>
          </table:table-cell>
          <table:table-cell table:formula="of:=LN([.B95])" office:value-type="float" office:value="2.32825283974262" calcext:value-type="float">
            <text:p>2.3282528397</text:p>
          </table:table-cell>
          <table:table-cell table:formula="of:=([.B95]-[.B94])/[.B94]" office:value-type="float" office:value="-0.0293282876064333" calcext:value-type="float">
            <text:p>-0.0293282876</text:p>
          </table:table-cell>
          <table:table-cell table:formula="of:=([.B95]-[.B83])/[.B83]" office:value-type="float" office:value="0.825622775800712" calcext:value-type="float">
            <text:p>0.8256227758</text:p>
          </table:table-cell>
          <table:table-cell table:formula="of:=LN([.B95]/[.B94])" office:value-type="float" office:value="-0.0297669601395228" calcext:value-type="float">
            <text:p>-0.0297669601</text:p>
          </table:table-cell>
          <table:table-cell table:formula="of:=LN([.B95]/[.B83])" office:value-type="float" office:value="0.601921175837024" calcext:value-type="float">
            <text:p>0.6019211758</text:p>
          </table:table-cell>
        </table:table-row>
        <table:table-row table:style-name="ro1">
          <table:table-cell office:value-type="date" office:date-value="2001-01-02" calcext:value-type="date">
            <text:p>2001-01-02</text:p>
          </table:table-cell>
          <table:table-cell office:value-type="float" office:value="11.58" calcext:value-type="float">
            <text:p>11.58</text:p>
          </table:table-cell>
          <table:table-cell table:formula="of:=LN([.B96])" office:value-type="float" office:value="2.44927947214485" calcext:value-type="float">
            <text:p>2.4492794721</text:p>
          </table:table-cell>
          <table:table-cell table:formula="of:=([.B96]-[.B95])/[.B95]" office:value-type="float" office:value="0.128654970760234" calcext:value-type="float">
            <text:p>0.1286549708</text:p>
          </table:table-cell>
          <table:table-cell table:formula="of:=([.B96]-[.B84])/[.B84]" office:value-type="float" office:value="0.560646900269542" calcext:value-type="float">
            <text:p>0.5606469003</text:p>
          </table:table-cell>
          <table:table-cell table:formula="of:=LN([.B96]/[.B95])" office:value-type="float" office:value="0.121026632402226" calcext:value-type="float">
            <text:p>0.1210266324</text:p>
          </table:table-cell>
          <table:table-cell table:formula="of:=LN([.B96]/[.B84])" office:value-type="float" office:value="0.44510041496556" calcext:value-type="float">
            <text:p>0.445100415</text:p>
          </table:table-cell>
        </table:table-row>
        <table:table-row table:style-name="ro1">
          <table:table-cell office:value-type="date" office:date-value="2001-02-01" calcext:value-type="date">
            <text:p>2001-02-01</text:p>
          </table:table-cell>
          <table:table-cell office:value-type="float" office:value="11.05" calcext:value-type="float">
            <text:p>11.05</text:p>
          </table:table-cell>
          <table:table-cell table:formula="of:=LN([.B97])" office:value-type="float" office:value="2.40243042796376" calcext:value-type="float">
            <text:p>2.402430428</text:p>
          </table:table-cell>
          <table:table-cell table:formula="of:=([.B97]-[.B96])/[.B96]" office:value-type="float" office:value="-0.045768566493955" calcext:value-type="float">
            <text:p>-0.0457685665</text:p>
          </table:table-cell>
          <table:table-cell table:formula="of:=([.B97]-[.B85])/[.B85]" office:value-type="float" office:value="0.355828220858896" calcext:value-type="float">
            <text:p>0.3558282209</text:p>
          </table:table-cell>
          <table:table-cell table:formula="of:=LN([.B97]/[.B96])" office:value-type="float" office:value="-0.0468490441810873" calcext:value-type="float">
            <text:p>-0.0468490442</text:p>
          </table:table-cell>
          <table:table-cell table:formula="of:=LN([.B97]/[.B85])" office:value-type="float" office:value="0.30441250071099" calcext:value-type="float">
            <text:p>0.3044125007</text:p>
          </table:table-cell>
        </table:table-row>
        <table:table-row table:style-name="ro1">
          <table:table-cell office:value-type="date" office:date-value="2001-03-01" calcext:value-type="date">
            <text:p>2001-03-01</text:p>
          </table:table-cell>
          <table:table-cell office:value-type="float" office:value="9.84" calcext:value-type="float">
            <text:p>9.84</text:p>
          </table:table-cell>
          <table:table-cell table:formula="of:=LN([.B98])" office:value-type="float" office:value="2.28645571106416" calcext:value-type="float">
            <text:p>2.2864557111</text:p>
          </table:table-cell>
          <table:table-cell table:formula="of:=([.B98]-[.B97])/[.B97]" office:value-type="float" office:value="-0.109502262443439" calcext:value-type="float">
            <text:p>-0.1095022624</text:p>
          </table:table-cell>
          <table:table-cell table:formula="of:=([.B98]-[.B86])/[.B86]" office:value-type="float" office:value="-0.0529355149181906" calcext:value-type="float">
            <text:p>-0.0529355149</text:p>
          </table:table-cell>
          <table:table-cell table:formula="of:=LN([.B98]/[.B97])" office:value-type="float" office:value="-0.1159747168996" calcext:value-type="float">
            <text:p>-0.1159747169</text:p>
          </table:table-cell>
          <table:table-cell table:formula="of:=LN([.B98]/[.B86])" office:value-type="float" office:value="-0.054388094046974" calcext:value-type="float">
            <text:p>-0.054388094</text:p>
          </table:table-cell>
        </table:table-row>
        <table:table-row table:style-name="ro1">
          <table:table-cell office:value-type="date" office:date-value="2001-04-02" calcext:value-type="date">
            <text:p>2001-04-02</text:p>
          </table:table-cell>
          <table:table-cell office:value-type="float" office:value="8.98" calcext:value-type="float">
            <text:p>8.98</text:p>
          </table:table-cell>
          <table:table-cell table:formula="of:=LN([.B99])" office:value-type="float" office:value="2.19499988231411" calcext:value-type="float">
            <text:p>2.1949998823</text:p>
          </table:table-cell>
          <table:table-cell table:formula="of:=([.B99]-[.B98])/[.B98]" office:value-type="float" office:value="-0.0873983739837398" calcext:value-type="float">
            <text:p>-0.087398374</text:p>
          </table:table-cell>
          <table:table-cell table:formula="of:=([.B99]-[.B87])/[.B87]" office:value-type="float" office:value="0.281027104136947" calcext:value-type="float">
            <text:p>0.2810271041</text:p>
          </table:table-cell>
          <table:table-cell table:formula="of:=LN([.B99]/[.B98])" office:value-type="float" office:value="-0.0914558287500537" calcext:value-type="float">
            <text:p>-0.0914558288</text:p>
          </table:table-cell>
          <table:table-cell table:formula="of:=LN([.B99]/[.B87])" office:value-type="float" office:value="0.24766218126761" calcext:value-type="float">
            <text:p>0.2476621813</text:p>
          </table:table-cell>
        </table:table-row>
        <table:table-row table:style-name="ro1">
          <table:table-cell office:value-type="date" office:date-value="2001-05-01" calcext:value-type="date">
            <text:p>2001-05-01</text:p>
          </table:table-cell>
          <table:table-cell office:value-type="float" office:value="9.05" calcext:value-type="float">
            <text:p>9.05</text:p>
          </table:table-cell>
          <table:table-cell table:formula="of:=LN([.B100])" office:value-type="float" office:value="2.20276475771183" calcext:value-type="float">
            <text:p>2.2027647577</text:p>
          </table:table-cell>
          <table:table-cell table:formula="of:=([.B100]-[.B99])/[.B99]" office:value-type="float" office:value="0.00779510022271718" calcext:value-type="float">
            <text:p>0.0077951002</text:p>
          </table:table-cell>
          <table:table-cell table:formula="of:=([.B100]-[.B88])/[.B88]" office:value-type="float" office:value="0.14702154626109" calcext:value-type="float">
            <text:p>0.1470215463</text:p>
          </table:table-cell>
          <table:table-cell table:formula="of:=LN([.B100]/[.B99])" office:value-type="float" office:value="0.0077648753977266" calcext:value-type="float">
            <text:p>0.0077648754</text:p>
          </table:table-cell>
          <table:table-cell table:formula="of:=LN([.B100]/[.B88])" office:value-type="float" office:value="0.137168622854052" calcext:value-type="float">
            <text:p>0.1371686229</text:p>
          </table:table-cell>
        </table:table-row>
        <table:table-row table:style-name="ro1">
          <table:table-cell office:value-type="date" office:date-value="2001-06-01" calcext:value-type="date">
            <text:p>2001-06-01</text:p>
          </table:table-cell>
          <table:table-cell office:value-type="float" office:value="10.67" calcext:value-type="float">
            <text:p>10.67</text:p>
          </table:table-cell>
          <table:table-cell table:formula="of:=LN([.B101])" office:value-type="float" office:value="2.36743606531366" calcext:value-type="float">
            <text:p>2.3674360653</text:p>
          </table:table-cell>
          <table:table-cell table:formula="of:=([.B101]-[.B100])/[.B100]" office:value-type="float" office:value="0.179005524861878" calcext:value-type="float">
            <text:p>0.1790055249</text:p>
          </table:table-cell>
          <table:table-cell table:formula="of:=([.B101]-[.B89])/[.B89]" office:value-type="float" office:value="0.204288939051919" calcext:value-type="float">
            <text:p>0.2042889391</text:p>
          </table:table-cell>
          <table:table-cell table:formula="of:=LN([.B101]/[.B100])" office:value-type="float" office:value="0.164671307601827" calcext:value-type="float">
            <text:p>0.1646713076</text:p>
          </table:table-cell>
          <table:table-cell table:formula="of:=LN([.B101]/[.B89])" office:value-type="float" office:value="0.185889300696672" calcext:value-type="float">
            <text:p>0.1858893007</text:p>
          </table:table-cell>
        </table:table-row>
        <table:table-row table:style-name="ro1">
          <table:table-cell office:value-type="date" office:date-value="2001-07-02" calcext:value-type="date">
            <text:p>2001-07-02</text:p>
          </table:table-cell>
          <table:table-cell office:value-type="float" office:value="8.37" calcext:value-type="float">
            <text:p>8.37</text:p>
          </table:table-cell>
          <table:table-cell table:formula="of:=LN([.B102])" office:value-type="float" office:value="2.12465388450138" calcext:value-type="float">
            <text:p>2.1246538845</text:p>
          </table:table-cell>
          <table:table-cell table:formula="of:=([.B102]-[.B101])/[.B101]" office:value-type="float" office:value="-0.215557638238051" calcext:value-type="float">
            <text:p>-0.2155576382</text:p>
          </table:table-cell>
          <table:table-cell table:formula="of:=([.B102]-[.B90])/[.B90]" office:value-type="float" office:value="-0.0379310344827586" calcext:value-type="float">
            <text:p>-0.0379310345</text:p>
          </table:table-cell>
          <table:table-cell table:formula="of:=LN([.B102]/[.B101])" office:value-type="float" office:value="-0.242782180812278" calcext:value-type="float">
            <text:p>-0.2427821808</text:p>
          </table:table-cell>
          <table:table-cell table:formula="of:=LN([.B102]/[.B90])" office:value-type="float" office:value="-0.038669141159154" calcext:value-type="float">
            <text:p>-0.0386691412</text:p>
          </table:table-cell>
        </table:table-row>
        <table:table-row table:style-name="ro1">
          <table:table-cell office:value-type="date" office:date-value="2001-08-01" calcext:value-type="date">
            <text:p>2001-08-01</text:p>
          </table:table-cell>
          <table:table-cell office:value-type="float" office:value="7.83" calcext:value-type="float">
            <text:p>7.83</text:p>
          </table:table-cell>
          <table:table-cell table:formula="of:=LN([.B103])" office:value-type="float" office:value="2.05796251000271" calcext:value-type="float">
            <text:p>2.05796251</text:p>
          </table:table-cell>
          <table:table-cell table:formula="of:=([.B103]-[.B102])/[.B102]" office:value-type="float" office:value="-0.064516129032258" calcext:value-type="float">
            <text:p>-0.064516129</text:p>
          </table:table-cell>
          <table:table-cell table:formula="of:=([.B103]-[.B91])/[.B91]" office:value-type="float" office:value="-0.0777385159010601" calcext:value-type="float">
            <text:p>-0.0777385159</text:p>
          </table:table-cell>
          <table:table-cell table:formula="of:=LN([.B103]/[.B102])" office:value-type="float" office:value="-0.0666913744986722" calcext:value-type="float">
            <text:p>-0.0666913745</text:p>
          </table:table-cell>
          <table:table-cell table:formula="of:=LN([.B103]/[.B91])" office:value-type="float" office:value="-0.0809264903205442" calcext:value-type="float">
            <text:p>-0.0809264903</text:p>
          </table:table-cell>
        </table:table-row>
        <table:table-row table:style-name="ro1">
          <table:table-cell office:value-type="date" office:date-value="2001-09-04" calcext:value-type="date">
            <text:p>2001-09-04</text:p>
          </table:table-cell>
          <table:table-cell office:value-type="float" office:value="6.93" calcext:value-type="float">
            <text:p>6.93</text:p>
          </table:table-cell>
          <table:table-cell table:formula="of:=LN([.B104])" office:value-type="float" office:value="1.93585981320181" calcext:value-type="float">
            <text:p>1.9358598132</text:p>
          </table:table-cell>
          <table:table-cell table:formula="of:=([.B104]-[.B103])/[.B103]" office:value-type="float" office:value="-0.114942528735632" calcext:value-type="float">
            <text:p>-0.1149425287</text:p>
          </table:table-cell>
          <table:table-cell table:formula="of:=([.B104]-[.B92])/[.B92]" office:value-type="float" office:value="-0.254036598493003" calcext:value-type="float">
            <text:p>-0.2540365985</text:p>
          </table:table-cell>
          <table:table-cell table:formula="of:=LN([.B104]/[.B103])" office:value-type="float" office:value="-0.1221026968009" calcext:value-type="float">
            <text:p>-0.1221026968</text:p>
          </table:table-cell>
          <table:table-cell table:formula="of:=LN([.B104]/[.B92])" office:value-type="float" office:value="-0.293078739623935" calcext:value-type="float">
            <text:p>-0.2930787396</text:p>
          </table:table-cell>
        </table:table-row>
        <table:table-row table:style-name="ro1">
          <table:table-cell office:value-type="date" office:date-value="2001-10-01" calcext:value-type="date">
            <text:p>2001-10-01</text:p>
          </table:table-cell>
          <table:table-cell office:value-type="float" office:value="7.94" calcext:value-type="float">
            <text:p>7.94</text:p>
          </table:table-cell>
          <table:table-cell table:formula="of:=LN([.B105])" office:value-type="float" office:value="2.07191327525904" calcext:value-type="float">
            <text:p>2.0719132753</text:p>
          </table:table-cell>
          <table:table-cell table:formula="of:=([.B105]-[.B104])/[.B104]" office:value-type="float" office:value="0.145743145743146" calcext:value-type="float">
            <text:p>0.1457431457</text:p>
          </table:table-cell>
          <table:table-cell table:formula="of:=([.B105]-[.B93])/[.B93]" office:value-type="float" office:value="-0.233590733590733" calcext:value-type="float">
            <text:p>-0.2335907336</text:p>
          </table:table-cell>
          <table:table-cell table:formula="of:=LN([.B105]/[.B104])" office:value-type="float" office:value="0.136053462057233" calcext:value-type="float">
            <text:p>0.1360534621</text:p>
          </table:table-cell>
          <table:table-cell table:formula="of:=LN([.B105]/[.B93])" office:value-type="float" office:value="-0.266038961572292" calcext:value-type="float">
            <text:p>-0.2660389616</text:p>
          </table:table-cell>
        </table:table-row>
        <table:table-row table:style-name="ro1">
          <table:table-cell office:value-type="date" office:date-value="2001-11-01" calcext:value-type="date">
            <text:p>2001-11-01</text:p>
          </table:table-cell>
          <table:table-cell office:value-type="float" office:value="8.22" calcext:value-type="float">
            <text:p>8.22</text:p>
          </table:table-cell>
          <table:table-cell table:formula="of:=LN([.B106])" office:value-type="float" office:value="2.10657020906809" calcext:value-type="float">
            <text:p>2.1065702091</text:p>
          </table:table-cell>
          <table:table-cell table:formula="of:=([.B106]-[.B105])/[.B105]" office:value-type="float" office:value="0.0352644836272041" calcext:value-type="float">
            <text:p>0.0352644836</text:p>
          </table:table-cell>
          <table:table-cell table:formula="of:=([.B106]-[.B94])/[.B94]" office:value-type="float" office:value="-0.222327341532639" calcext:value-type="float">
            <text:p>-0.2223273415</text:p>
          </table:table-cell>
          <table:table-cell table:formula="of:=LN([.B106]/[.B105])" office:value-type="float" office:value="0.0346569338090442" calcext:value-type="float">
            <text:p>0.0346569338</text:p>
          </table:table-cell>
          <table:table-cell table:formula="of:=LN([.B106]/[.B94])" office:value-type="float" office:value="-0.251449590814058" calcext:value-type="float">
            <text:p>-0.2514495908</text:p>
          </table:table-cell>
        </table:table-row>
        <table:table-row table:style-name="ro1">
          <table:table-cell office:value-type="date" office:date-value="2001-12-03" calcext:value-type="date">
            <text:p>2001-12-03</text:p>
          </table:table-cell>
          <table:table-cell office:value-type="float" office:value="8.84" calcext:value-type="float">
            <text:p>8.84</text:p>
          </table:table-cell>
          <table:table-cell table:formula="of:=LN([.B107])" office:value-type="float" office:value="2.17928687664955" calcext:value-type="float">
            <text:p>2.1792868766</text:p>
          </table:table-cell>
          <table:table-cell table:formula="of:=([.B107]-[.B106])/[.B106]" office:value-type="float" office:value="0.0754257907542578" calcext:value-type="float">
            <text:p>0.0754257908</text:p>
          </table:table-cell>
          <table:table-cell table:formula="of:=([.B107]-[.B95])/[.B95]" office:value-type="float" office:value="-0.138401559454191" calcext:value-type="float">
            <text:p>-0.1384015595</text:p>
          </table:table-cell>
          <table:table-cell table:formula="of:=LN([.B107]/[.B106])" office:value-type="float" office:value="0.0727166675814633" calcext:value-type="float">
            <text:p>0.0727166676</text:p>
          </table:table-cell>
          <table:table-cell table:formula="of:=LN([.B107]/[.B95])" office:value-type="float" office:value="-0.148965963093071" calcext:value-type="float">
            <text:p>-0.1489659631</text:p>
          </table:table-cell>
        </table:table-row>
        <table:table-row table:style-name="ro1">
          <table:table-cell office:value-type="date" office:date-value="2002-01-02" calcext:value-type="date">
            <text:p>2002-01-02</text:p>
          </table:table-cell>
          <table:table-cell office:value-type="float" office:value="11.03" calcext:value-type="float">
            <text:p>11.03</text:p>
          </table:table-cell>
          <table:table-cell table:formula="of:=LN([.B108])" office:value-type="float" office:value="2.40061883326541" calcext:value-type="float">
            <text:p>2.4006188333</text:p>
          </table:table-cell>
          <table:table-cell table:formula="of:=([.B108]-[.B107])/[.B107]" office:value-type="float" office:value="0.247737556561086" calcext:value-type="float">
            <text:p>0.2477375566</text:p>
          </table:table-cell>
          <table:table-cell table:formula="of:=([.B108]-[.B96])/[.B96]" office:value-type="float" office:value="-0.0474956822107082" calcext:value-type="float">
            <text:p>-0.0474956822</text:p>
          </table:table-cell>
          <table:table-cell table:formula="of:=LN([.B108]/[.B107])" office:value-type="float" office:value="0.221331956615859" calcext:value-type="float">
            <text:p>0.2213319566</text:p>
          </table:table-cell>
          <table:table-cell table:formula="of:=LN([.B108]/[.B96])" office:value-type="float" office:value="-0.0486606388794382" calcext:value-type="float">
            <text:p>-0.0486606389</text:p>
          </table:table-cell>
        </table:table-row>
        <table:table-row table:style-name="ro1">
          <table:table-cell office:value-type="date" office:date-value="2002-02-01" calcext:value-type="date">
            <text:p>2002-02-01</text:p>
          </table:table-cell>
          <table:table-cell office:value-type="float" office:value="10.67" calcext:value-type="float">
            <text:p>10.67</text:p>
          </table:table-cell>
          <table:table-cell table:formula="of:=LN([.B109])" office:value-type="float" office:value="2.36743606531366" calcext:value-type="float">
            <text:p>2.3674360653</text:p>
          </table:table-cell>
          <table:table-cell table:formula="of:=([.B109]-[.B108])/[.B108]" office:value-type="float" office:value="-0.0326382592928377" calcext:value-type="float">
            <text:p>-0.0326382593</text:p>
          </table:table-cell>
          <table:table-cell table:formula="of:=([.B109]-[.B97])/[.B97]" office:value-type="float" office:value="-0.0343891402714933" calcext:value-type="float">
            <text:p>-0.0343891403</text:p>
          </table:table-cell>
          <table:table-cell table:formula="of:=LN([.B109]/[.B108])" office:value-type="float" office:value="-0.0331827679517491" calcext:value-type="float">
            <text:p>-0.033182768</text:p>
          </table:table-cell>
          <table:table-cell table:formula="of:=LN([.B109]/[.B97])" office:value-type="float" office:value="-0.0349943626500999" calcext:value-type="float">
            <text:p>-0.0349943627</text:p>
          </table:table-cell>
        </table:table-row>
        <table:table-row table:style-name="ro1">
          <table:table-cell office:value-type="date" office:date-value="2002-03-01" calcext:value-type="date">
            <text:p>2002-03-01</text:p>
          </table:table-cell>
          <table:table-cell office:value-type="float" office:value="10.73" calcext:value-type="float">
            <text:p>10.73</text:p>
          </table:table-cell>
          <table:table-cell table:formula="of:=LN([.B110])" office:value-type="float" office:value="2.37304355664261" calcext:value-type="float">
            <text:p>2.3730435566</text:p>
          </table:table-cell>
          <table:table-cell table:formula="of:=([.B110]-[.B109])/[.B109]" office:value-type="float" office:value="0.00562324273664485" calcext:value-type="float">
            <text:p>0.0056232427</text:p>
          </table:table-cell>
          <table:table-cell table:formula="of:=([.B110]-[.B98])/[.B98]" office:value-type="float" office:value="0.0904471544715448" calcext:value-type="float">
            <text:p>0.0904471545</text:p>
          </table:table-cell>
          <table:table-cell table:formula="of:=LN([.B110]/[.B109])" office:value-type="float" office:value="0.00560749132894525" calcext:value-type="float">
            <text:p>0.0056074913</text:p>
          </table:table-cell>
          <table:table-cell table:formula="of:=LN([.B110]/[.B98])" office:value-type="float" office:value="0.0865878455784451" calcext:value-type="float">
            <text:p>0.0865878456</text:p>
          </table:table-cell>
        </table:table-row>
        <table:table-row table:style-name="ro1">
          <table:table-cell office:value-type="date" office:date-value="2002-04-01" calcext:value-type="date">
            <text:p>2002-04-01</text:p>
          </table:table-cell>
          <table:table-cell office:value-type="float" office:value="10.59" calcext:value-type="float">
            <text:p>10.59</text:p>
          </table:table-cell>
          <table:table-cell table:formula="of:=LN([.B111])" office:value-type="float" office:value="2.35991015961332" calcext:value-type="float">
            <text:p>2.3599101596</text:p>
          </table:table-cell>
          <table:table-cell table:formula="of:=([.B111]-[.B110])/[.B110]" office:value-type="float" office:value="-0.0130475302889097" calcext:value-type="float">
            <text:p>-0.0130475303</text:p>
          </table:table-cell>
          <table:table-cell table:formula="of:=([.B111]-[.B99])/[.B99]" office:value-type="float" office:value="0.179287305122494" calcext:value-type="float">
            <text:p>0.1792873051</text:p>
          </table:table-cell>
          <table:table-cell table:formula="of:=LN([.B111]/[.B110])" office:value-type="float" office:value="-0.0131333970292921" calcext:value-type="float">
            <text:p>-0.013133397</text:p>
          </table:table-cell>
          <table:table-cell table:formula="of:=LN([.B111]/[.B99])" office:value-type="float" office:value="0.164910277299207" calcext:value-type="float">
            <text:p>0.1649102773</text:p>
          </table:table-cell>
        </table:table-row>
        <table:table-row table:style-name="ro1">
          <table:table-cell office:value-type="date" office:date-value="2002-05-01" calcext:value-type="date">
            <text:p>2002-05-01</text:p>
          </table:table-cell>
          <table:table-cell office:value-type="float" office:value="11.26" calcext:value-type="float">
            <text:p>11.26</text:p>
          </table:table-cell>
          <table:table-cell table:formula="of:=LN([.B112])" office:value-type="float" office:value="2.42125662271154" calcext:value-type="float">
            <text:p>2.4212566227</text:p>
          </table:table-cell>
          <table:table-cell table:formula="of:=([.B112]-[.B111])/[.B111]" office:value-type="float" office:value="0.0632672332389046" calcext:value-type="float">
            <text:p>0.0632672332</text:p>
          </table:table-cell>
          <table:table-cell table:formula="of:=([.B112]-[.B100])/[.B100]" office:value-type="float" office:value="0.244198895027624" calcext:value-type="float">
            <text:p>0.244198895</text:p>
          </table:table-cell>
          <table:table-cell table:formula="of:=LN([.B112]/[.B111])" office:value-type="float" office:value="0.0613464630982292" calcext:value-type="float">
            <text:p>0.0613464631</text:p>
          </table:table-cell>
          <table:table-cell table:formula="of:=LN([.B112]/[.B100])" office:value-type="float" office:value="0.218491864999709" calcext:value-type="float">
            <text:p>0.218491865</text:p>
          </table:table-cell>
        </table:table-row>
        <table:table-row table:style-name="ro1">
          <table:table-cell office:value-type="date" office:date-value="2002-06-03" calcext:value-type="date">
            <text:p>2002-06-03</text:p>
          </table:table-cell>
          <table:table-cell office:value-type="float" office:value="11.53" calcext:value-type="float">
            <text:p>11.53</text:p>
          </table:table-cell>
          <table:table-cell table:formula="of:=LN([.B113])" office:value-type="float" office:value="2.44495233428097" calcext:value-type="float">
            <text:p>2.4449523343</text:p>
          </table:table-cell>
          <table:table-cell table:formula="of:=([.B113]-[.B112])/[.B112]" office:value-type="float" office:value="0.0239786856127886" calcext:value-type="float">
            <text:p>0.0239786856</text:p>
          </table:table-cell>
          <table:table-cell table:formula="of:=([.B113]-[.B101])/[.B101]" office:value-type="float" office:value="0.0805998125585754" calcext:value-type="float">
            <text:p>0.0805998126</text:p>
          </table:table-cell>
          <table:table-cell table:formula="of:=LN([.B113]/[.B112])" office:value-type="float" office:value="0.0236957115694233" calcext:value-type="float">
            <text:p>0.0236957116</text:p>
          </table:table-cell>
          <table:table-cell table:formula="of:=LN([.B113]/[.B101])" office:value-type="float" office:value="0.0775162689673056" calcext:value-type="float">
            <text:p>0.077516269</text:p>
          </table:table-cell>
        </table:table-row>
        <table:table-row table:style-name="ro1">
          <table:table-cell office:value-type="date" office:date-value="2002-07-01" calcext:value-type="date">
            <text:p>2002-07-01</text:p>
          </table:table-cell>
          <table:table-cell office:value-type="float" office:value="9.11" calcext:value-type="float">
            <text:p>9.11</text:p>
          </table:table-cell>
          <table:table-cell table:formula="of:=LN([.B114])" office:value-type="float" office:value="2.20937271127187" calcext:value-type="float">
            <text:p>2.2093727113</text:p>
          </table:table-cell>
          <table:table-cell table:formula="of:=([.B114]-[.B113])/[.B113]" office:value-type="float" office:value="-0.209887250650477" calcext:value-type="float">
            <text:p>-0.2098872507</text:p>
          </table:table-cell>
          <table:table-cell table:formula="of:=([.B114]-[.B102])/[.B102]" office:value-type="float" office:value="0.0884109916367981" calcext:value-type="float">
            <text:p>0.0884109916</text:p>
          </table:table-cell>
          <table:table-cell table:formula="of:=LN([.B114]/[.B113])" office:value-type="float" office:value="-0.235579623009101" calcext:value-type="float">
            <text:p>-0.235579623</text:p>
          </table:table-cell>
          <table:table-cell table:formula="of:=LN([.B114]/[.B102])" office:value-type="float" office:value="0.084718826770483" calcext:value-type="float">
            <text:p>0.0847188268</text:p>
          </table:table-cell>
        </table:table-row>
        <table:table-row table:style-name="ro1">
          <table:table-cell office:value-type="date" office:date-value="2002-08-01" calcext:value-type="date">
            <text:p>2002-08-01</text:p>
          </table:table-cell>
          <table:table-cell office:value-type="float" office:value="9.32" calcext:value-type="float">
            <text:p>9.32</text:p>
          </table:table-cell>
          <table:table-cell table:formula="of:=LN([.B115])" office:value-type="float" office:value="2.2321626286975" calcext:value-type="float">
            <text:p>2.2321626287</text:p>
          </table:table-cell>
          <table:table-cell table:formula="of:=([.B115]-[.B114])/[.B114]" office:value-type="float" office:value="0.0230515916575193" calcext:value-type="float">
            <text:p>0.0230515917</text:p>
          </table:table-cell>
          <table:table-cell table:formula="of:=([.B115]-[.B103])/[.B103]" office:value-type="float" office:value="0.19029374201788" calcext:value-type="float">
            <text:p>0.190293742</text:p>
          </table:table-cell>
          <table:table-cell table:formula="of:=LN([.B115]/[.B114])" office:value-type="float" office:value="0.022789917425633" calcext:value-type="float">
            <text:p>0.0227899174</text:p>
          </table:table-cell>
          <table:table-cell table:formula="of:=LN([.B115]/[.B103])" office:value-type="float" office:value="0.174200118694788" calcext:value-type="float">
            <text:p>0.1742001187</text:p>
          </table:table-cell>
        </table:table-row>
        <table:table-row table:style-name="ro1">
          <table:table-cell office:value-type="date" office:date-value="2002-09-03" calcext:value-type="date">
            <text:p>2002-09-03</text:p>
          </table:table-cell>
          <table:table-cell office:value-type="float" office:value="9.58" calcext:value-type="float">
            <text:p>9.58</text:p>
          </table:table-cell>
          <table:table-cell table:formula="of:=LN([.B116])" office:value-type="float" office:value="2.25967759198277" calcext:value-type="float">
            <text:p>2.259677592</text:p>
          </table:table-cell>
          <table:table-cell table:formula="of:=([.B116]-[.B115])/[.B115]" office:value-type="float" office:value="0.0278969957081545" calcext:value-type="float">
            <text:p>0.0278969957</text:p>
          </table:table-cell>
          <table:table-cell table:formula="of:=([.B116]-[.B104])/[.B104]" office:value-type="float" office:value="0.382395382395382" calcext:value-type="float">
            <text:p>0.3823953824</text:p>
          </table:table-cell>
          <table:table-cell table:formula="of:=LN([.B116]/[.B115])" office:value-type="float" office:value="0.0275149632852694" calcext:value-type="float">
            <text:p>0.0275149633</text:p>
          </table:table-cell>
          <table:table-cell table:formula="of:=LN([.B116]/[.B104])" office:value-type="float" office:value="0.323817778780957" calcext:value-type="float">
            <text:p>0.3238177788</text:p>
          </table:table-cell>
        </table:table-row>
        <table:table-row table:style-name="ro1">
          <table:table-cell office:value-type="date" office:date-value="2002-10-01" calcext:value-type="date">
            <text:p>2002-10-01</text:p>
          </table:table-cell>
          <table:table-cell office:value-type="float" office:value="11.06" calcext:value-type="float">
            <text:p>11.06</text:p>
          </table:table-cell>
          <table:table-cell table:formula="of:=LN([.B117])" office:value-type="float" office:value="2.40333499609419" calcext:value-type="float">
            <text:p>2.4033349961</text:p>
          </table:table-cell>
          <table:table-cell table:formula="of:=([.B117]-[.B116])/[.B116]" office:value-type="float" office:value="0.154488517745303" calcext:value-type="float">
            <text:p>0.1544885177</text:p>
          </table:table-cell>
          <table:table-cell table:formula="of:=([.B117]-[.B105])/[.B105]" office:value-type="float" office:value="0.392947103274559" calcext:value-type="float">
            <text:p>0.3929471033</text:p>
          </table:table-cell>
          <table:table-cell table:formula="of:=LN([.B117]/[.B116])" office:value-type="float" office:value="0.14365740411142" calcext:value-type="float">
            <text:p>0.1436574041</text:p>
          </table:table-cell>
          <table:table-cell table:formula="of:=LN([.B117]/[.B105])" office:value-type="float" office:value="0.331421720835144" calcext:value-type="float">
            <text:p>0.3314217208</text:p>
          </table:table-cell>
        </table:table-row>
        <table:table-row table:style-name="ro1">
          <table:table-cell office:value-type="date" office:date-value="2002-11-01" calcext:value-type="date">
            <text:p>2002-11-01</text:p>
          </table:table-cell>
          <table:table-cell office:value-type="float" office:value="10.08" calcext:value-type="float">
            <text:p>10.08</text:p>
          </table:table-cell>
          <table:table-cell table:formula="of:=LN([.B118])" office:value-type="float" office:value="2.31055326264322" calcext:value-type="float">
            <text:p>2.3105532626</text:p>
          </table:table-cell>
          <table:table-cell table:formula="of:=([.B118]-[.B117])/[.B117]" office:value-type="float" office:value="-0.0886075949367089" calcext:value-type="float">
            <text:p>-0.0886075949</text:p>
          </table:table-cell>
          <table:table-cell table:formula="of:=([.B118]-[.B106])/[.B106]" office:value-type="float" office:value="0.226277372262774" calcext:value-type="float">
            <text:p>0.2262773723</text:p>
          </table:table-cell>
          <table:table-cell table:formula="of:=LN([.B118]/[.B117])" office:value-type="float" office:value="-0.0927817334509662" calcext:value-type="float">
            <text:p>-0.0927817335</text:p>
          </table:table-cell>
          <table:table-cell table:formula="of:=LN([.B118]/[.B106])" office:value-type="float" office:value="0.203983053575134" calcext:value-type="float">
            <text:p>0.2039830536</text:p>
          </table:table-cell>
        </table:table-row>
        <table:table-row table:style-name="ro1">
          <table:table-cell office:value-type="date" office:date-value="2002-12-02" calcext:value-type="date">
            <text:p>2002-12-02</text:p>
          </table:table-cell>
          <table:table-cell office:value-type="float" office:value="9.45" calcext:value-type="float">
            <text:p>9.45</text:p>
          </table:table-cell>
          <table:table-cell table:formula="of:=LN([.B119])" office:value-type="float" office:value="2.24601474150565" calcext:value-type="float">
            <text:p>2.2460147415</text:p>
          </table:table-cell>
          <table:table-cell table:formula="of:=([.B119]-[.B118])/[.B118]" office:value-type="float" office:value="-0.0625000000000001" calcext:value-type="float">
            <text:p>-0.0625</text:p>
          </table:table-cell>
          <table:table-cell table:formula="of:=([.B119]-[.B107])/[.B107]" office:value-type="float" office:value="0.0690045248868778" calcext:value-type="float">
            <text:p>0.0690045249</text:p>
          </table:table-cell>
          <table:table-cell table:formula="of:=LN([.B119]/[.B118])" office:value-type="float" office:value="-0.0645385211375713" calcext:value-type="float">
            <text:p>-0.0645385211</text:p>
          </table:table-cell>
          <table:table-cell table:formula="of:=LN([.B119]/[.B107])" office:value-type="float" office:value="0.0667278648560993" calcext:value-type="float">
            <text:p>0.0667278649</text:p>
          </table:table-cell>
        </table:table-row>
        <table:table-row table:style-name="ro1">
          <table:table-cell office:value-type="date" office:date-value="2003-01-02" calcext:value-type="date">
            <text:p>2003-01-02</text:p>
          </table:table-cell>
          <table:table-cell office:value-type="float" office:value="10.54" calcext:value-type="float">
            <text:p>10.54</text:p>
          </table:table-cell>
          <table:table-cell table:formula="of:=LN([.B120])" office:value-type="float" office:value="2.35517754311322" calcext:value-type="float">
            <text:p>2.3551775431</text:p>
          </table:table-cell>
          <table:table-cell table:formula="of:=([.B120]-[.B119])/[.B119]" office:value-type="float" office:value="0.115343915343915" calcext:value-type="float">
            <text:p>0.1153439153</text:p>
          </table:table-cell>
          <table:table-cell table:formula="of:=([.B120]-[.B108])/[.B108]" office:value-type="float" office:value="-0.0444242973708069" calcext:value-type="float">
            <text:p>-0.0444242974</text:p>
          </table:table-cell>
          <table:table-cell table:formula="of:=LN([.B120]/[.B119])" office:value-type="float" office:value="0.109162801607565" calcext:value-type="float">
            <text:p>0.1091628016</text:p>
          </table:table-cell>
          <table:table-cell table:formula="of:=LN([.B120]/[.B108])" office:value-type="float" office:value="-0.0454412901521948" calcext:value-type="float">
            <text:p>-0.0454412902</text:p>
          </table:table-cell>
        </table:table-row>
        <table:table-row table:style-name="ro1">
          <table:table-cell office:value-type="date" office:date-value="2003-02-03" calcext:value-type="date">
            <text:p>2003-02-03</text:p>
          </table:table-cell>
          <table:table-cell office:value-type="float" office:value="10.88" calcext:value-type="float">
            <text:p>10.88</text:p>
          </table:table-cell>
          <table:table-cell table:formula="of:=LN([.B121])" office:value-type="float" office:value="2.3869262414278" calcext:value-type="float">
            <text:p>2.3869262414</text:p>
          </table:table-cell>
          <table:table-cell table:formula="of:=([.B121]-[.B120])/[.B120]" office:value-type="float" office:value="0.0322580645161292" calcext:value-type="float">
            <text:p>0.0322580645</text:p>
          </table:table-cell>
          <table:table-cell table:formula="of:=([.B121]-[.B109])/[.B109]" office:value-type="float" office:value="0.0196813495782569" calcext:value-type="float">
            <text:p>0.0196813496</text:p>
          </table:table-cell>
          <table:table-cell table:formula="of:=LN([.B121]/[.B120])" office:value-type="float" office:value="0.0317486983145805" calcext:value-type="float">
            <text:p>0.0317486983</text:p>
          </table:table-cell>
          <table:table-cell table:formula="of:=LN([.B121]/[.B109])" office:value-type="float" office:value="0.0194901761141346" calcext:value-type="float">
            <text:p>0.0194901761</text:p>
          </table:table-cell>
        </table:table-row>
        <table:table-row table:style-name="ro1">
          <table:table-cell office:value-type="date" office:date-value="2003-03-03" calcext:value-type="date">
            <text:p>2003-03-03</text:p>
          </table:table-cell>
          <table:table-cell office:value-type="float" office:value="11.95" calcext:value-type="float">
            <text:p>11.95</text:p>
          </table:table-cell>
          <table:table-cell table:formula="of:=LN([.B122])" office:value-type="float" office:value="2.48073127837752" calcext:value-type="float">
            <text:p>2.4807312784</text:p>
          </table:table-cell>
          <table:table-cell table:formula="of:=([.B122]-[.B121])/[.B121]" office:value-type="float" office:value="0.098345588235294" calcext:value-type="float">
            <text:p>0.0983455882</text:p>
          </table:table-cell>
          <table:table-cell table:formula="of:=([.B122]-[.B110])/[.B110]" office:value-type="float" office:value="0.113699906803355" calcext:value-type="float">
            <text:p>0.1136999068</text:p>
          </table:table-cell>
          <table:table-cell table:formula="of:=LN([.B122]/[.B121])" office:value-type="float" office:value="0.0938050369497229" calcext:value-type="float">
            <text:p>0.0938050369</text:p>
          </table:table-cell>
          <table:table-cell table:formula="of:=LN([.B122]/[.B110])" office:value-type="float" office:value="0.107687721734913" calcext:value-type="float">
            <text:p>0.1076877217</text:p>
          </table:table-cell>
        </table:table-row>
        <table:table-row table:style-name="ro1">
          <table:table-cell office:value-type="date" office:date-value="2003-04-01" calcext:value-type="date">
            <text:p>2003-04-01</text:p>
          </table:table-cell>
          <table:table-cell office:value-type="float" office:value="10.91" calcext:value-type="float">
            <text:p>10.91</text:p>
          </table:table-cell>
          <table:table-cell table:formula="of:=LN([.B123])" office:value-type="float" office:value="2.38967979984498" calcext:value-type="float">
            <text:p>2.3896797998</text:p>
          </table:table-cell>
          <table:table-cell table:formula="of:=([.B123]-[.B122])/[.B122]" office:value-type="float" office:value="-0.0870292887029288" calcext:value-type="float">
            <text:p>-0.0870292887</text:p>
          </table:table-cell>
          <table:table-cell table:formula="of:=([.B123]-[.B111])/[.B111]" office:value-type="float" office:value="0.0302171860245515" calcext:value-type="float">
            <text:p>0.030217186</text:p>
          </table:table-cell>
          <table:table-cell table:formula="of:=LN([.B123]/[.B122])" office:value-type="float" office:value="-0.0910514785325402" calcext:value-type="float">
            <text:p>-0.0910514785</text:p>
          </table:table-cell>
          <table:table-cell table:formula="of:=LN([.B123]/[.B111])" office:value-type="float" office:value="0.0297696402316644" calcext:value-type="float">
            <text:p>0.0297696402</text:p>
          </table:table-cell>
        </table:table-row>
        <table:table-row table:style-name="ro1">
          <table:table-cell office:value-type="date" office:date-value="2003-05-01" calcext:value-type="date">
            <text:p>2003-05-01</text:p>
          </table:table-cell>
          <table:table-cell office:value-type="float" office:value="11.44" calcext:value-type="float">
            <text:p>11.44</text:p>
          </table:table-cell>
          <table:table-cell table:formula="of:=LN([.B124])" office:value-type="float" office:value="2.43711598595165" calcext:value-type="float">
            <text:p>2.437115986</text:p>
          </table:table-cell>
          <table:table-cell table:formula="of:=([.B124]-[.B123])/[.B123]" office:value-type="float" office:value="0.0485792850595783" calcext:value-type="float">
            <text:p>0.0485792851</text:p>
          </table:table-cell>
          <table:table-cell table:formula="of:=([.B124]-[.B112])/[.B112]" office:value-type="float" office:value="0.0159857904085257" calcext:value-type="float">
            <text:p>0.0159857904</text:p>
          </table:table-cell>
          <table:table-cell table:formula="of:=LN([.B124]/[.B123])" office:value-type="float" office:value="0.0474361861066723" calcext:value-type="float">
            <text:p>0.0474361861</text:p>
          </table:table-cell>
          <table:table-cell table:formula="of:=LN([.B124]/[.B112])" office:value-type="float" office:value="0.0158593632401074" calcext:value-type="float">
            <text:p>0.0158593632</text:p>
          </table:table-cell>
        </table:table-row>
        <table:table-row table:style-name="ro1">
          <table:table-cell office:value-type="date" office:date-value="2003-06-02" calcext:value-type="date">
            <text:p>2003-06-02</text:p>
          </table:table-cell>
          <table:table-cell office:value-type="float" office:value="11.39" calcext:value-type="float">
            <text:p>11.39</text:p>
          </table:table-cell>
          <table:table-cell table:formula="of:=LN([.B125])" office:value-type="float" office:value="2.43273577745909" calcext:value-type="float">
            <text:p>2.4327357775</text:p>
          </table:table-cell>
          <table:table-cell table:formula="of:=([.B125]-[.B124])/[.B124]" office:value-type="float" office:value="-0.00437062937062928" calcext:value-type="float">
            <text:p>-0.0043706294</text:p>
          </table:table-cell>
          <table:table-cell table:formula="of:=([.B125]-[.B113])/[.B113]" office:value-type="float" office:value="-0.0121422376409366" calcext:value-type="float">
            <text:p>-0.0121422376</text:p>
          </table:table-cell>
          <table:table-cell table:formula="of:=LN([.B125]/[.B124])" office:value-type="float" office:value="-0.00438020849256096" calcext:value-type="float">
            <text:p>-0.0043802085</text:p>
          </table:table-cell>
          <table:table-cell table:formula="of:=LN([.B125]/[.B113])" office:value-type="float" office:value="-0.0122165568218768" calcext:value-type="float">
            <text:p>-0.0122165568</text:p>
          </table:table-cell>
        </table:table-row>
        <table:table-row table:style-name="ro1">
          <table:table-cell office:value-type="date" office:date-value="2003-07-01" calcext:value-type="date">
            <text:p>2003-07-01</text:p>
          </table:table-cell>
          <table:table-cell office:value-type="float" office:value="12.68" calcext:value-type="float">
            <text:p>12.68</text:p>
          </table:table-cell>
          <table:table-cell table:formula="of:=LN([.B126])" office:value-type="float" office:value="2.54002594900908" calcext:value-type="float">
            <text:p>2.540025949</text:p>
          </table:table-cell>
          <table:table-cell table:formula="of:=([.B126]-[.B125])/[.B125]" office:value-type="float" office:value="0.113257243195786" calcext:value-type="float">
            <text:p>0.1132572432</text:p>
          </table:table-cell>
          <table:table-cell table:formula="of:=([.B126]-[.B114])/[.B114]" office:value-type="float" office:value="0.391877058177827" calcext:value-type="float">
            <text:p>0.3918770582</text:p>
          </table:table-cell>
          <table:table-cell table:formula="of:=LN([.B126]/[.B125])" office:value-type="float" office:value="0.107290171549989" calcext:value-type="float">
            <text:p>0.1072901715</text:p>
          </table:table-cell>
          <table:table-cell table:formula="of:=LN([.B126]/[.B114])" office:value-type="float" office:value="0.330653237737213" calcext:value-type="float">
            <text:p>0.3306532377</text:p>
          </table:table-cell>
        </table:table-row>
        <table:table-row table:style-name="ro1">
          <table:table-cell office:value-type="date" office:date-value="2003-08-01" calcext:value-type="date">
            <text:p>2003-08-01</text:p>
          </table:table-cell>
          <table:table-cell office:value-type="float" office:value="13.17" calcext:value-type="float">
            <text:p>13.17</text:p>
          </table:table-cell>
          <table:table-cell table:formula="of:=LN([.B127])" office:value-type="float" office:value="2.57794151575519" calcext:value-type="float">
            <text:p>2.5779415158</text:p>
          </table:table-cell>
          <table:table-cell table:formula="of:=([.B127]-[.B126])/[.B126]" office:value-type="float" office:value="0.0386435331230284" calcext:value-type="float">
            <text:p>0.0386435331</text:p>
          </table:table-cell>
          <table:table-cell table:formula="of:=([.B127]-[.B115])/[.B115]" office:value-type="float" office:value="0.413090128755365" calcext:value-type="float">
            <text:p>0.4130901288</text:p>
          </table:table-cell>
          <table:table-cell table:formula="of:=LN([.B127]/[.B126])" office:value-type="float" office:value="0.0379155667461098" calcext:value-type="float">
            <text:p>0.0379155667</text:p>
          </table:table-cell>
          <table:table-cell table:formula="of:=LN([.B127]/[.B115])" office:value-type="float" office:value="0.34577888705769" calcext:value-type="float">
            <text:p>0.3457788871</text:p>
          </table:table-cell>
        </table:table-row>
        <table:table-row table:style-name="ro1">
          <table:table-cell office:value-type="date" office:date-value="2003-09-02" calcext:value-type="date">
            <text:p>2003-09-02</text:p>
          </table:table-cell>
          <table:table-cell office:value-type="float" office:value="13.36" calcext:value-type="float">
            <text:p>13.36</text:p>
          </table:table-cell>
          <table:table-cell table:formula="of:=LN([.B128])" office:value-type="float" office:value="2.5922651681085" calcext:value-type="float">
            <text:p>2.5922651681</text:p>
          </table:table-cell>
          <table:table-cell table:formula="of:=([.B128]-[.B127])/[.B127]" office:value-type="float" office:value="0.014426727410782" calcext:value-type="float">
            <text:p>0.0144267274</text:p>
          </table:table-cell>
          <table:table-cell table:formula="of:=([.B128]-[.B116])/[.B116]" office:value-type="float" office:value="0.394572025052192" calcext:value-type="float">
            <text:p>0.3945720251</text:p>
          </table:table-cell>
          <table:table-cell table:formula="of:=LN([.B128]/[.B127])" office:value-type="float" office:value="0.01432365235331" calcext:value-type="float">
            <text:p>0.0143236524</text:p>
          </table:table-cell>
          <table:table-cell table:formula="of:=LN([.B128]/[.B116])" office:value-type="float" office:value="0.33258757612573" calcext:value-type="float">
            <text:p>0.3325875761</text:p>
          </table:table-cell>
        </table:table-row>
        <table:table-row table:style-name="ro1">
          <table:table-cell office:value-type="date" office:date-value="2003-10-01" calcext:value-type="date">
            <text:p>2003-10-01</text:p>
          </table:table-cell>
          <table:table-cell office:value-type="float" office:value="14.66" calcext:value-type="float">
            <text:p>14.66</text:p>
          </table:table-cell>
          <table:table-cell table:formula="of:=LN([.B129])" office:value-type="float" office:value="2.68512269645851" calcext:value-type="float">
            <text:p>2.6851226965</text:p>
          </table:table-cell>
          <table:table-cell table:formula="of:=([.B129]-[.B128])/[.B128]" office:value-type="float" office:value="0.097305389221557" calcext:value-type="float">
            <text:p>0.0973053892</text:p>
          </table:table-cell>
          <table:table-cell table:formula="of:=([.B129]-[.B117])/[.B117]" office:value-type="float" office:value="0.325497287522604" calcext:value-type="float">
            <text:p>0.3254972875</text:p>
          </table:table-cell>
          <table:table-cell table:formula="of:=LN([.B129]/[.B128])" office:value-type="float" office:value="0.0928575283500058" calcext:value-type="float">
            <text:p>0.0928575284</text:p>
          </table:table-cell>
          <table:table-cell table:formula="of:=LN([.B129]/[.B117])" office:value-type="float" office:value="0.281787700364317" calcext:value-type="float">
            <text:p>0.2817877004</text:p>
          </table:table-cell>
        </table:table-row>
        <table:table-row table:style-name="ro1">
          <table:table-cell office:value-type="date" office:date-value="2003-11-03" calcext:value-type="date">
            <text:p>2003-11-03</text:p>
          </table:table-cell>
          <table:table-cell office:value-type="float" office:value="14.92" calcext:value-type="float">
            <text:p>14.92</text:p>
          </table:table-cell>
          <table:table-cell table:formula="of:=LN([.B130])" office:value-type="float" office:value="2.70270259477561" calcext:value-type="float">
            <text:p>2.7027025948</text:p>
          </table:table-cell>
          <table:table-cell table:formula="of:=([.B130]-[.B129])/[.B129]" office:value-type="float" office:value="0.0177353342428376" calcext:value-type="float">
            <text:p>0.0177353342</text:p>
          </table:table-cell>
          <table:table-cell table:formula="of:=([.B130]-[.B118])/[.B118]" office:value-type="float" office:value="0.48015873015873" calcext:value-type="float">
            <text:p>0.4801587302</text:p>
          </table:table-cell>
          <table:table-cell table:formula="of:=LN([.B130]/[.B129])" office:value-type="float" office:value="0.0175798983171094" calcext:value-type="float">
            <text:p>0.0175798983</text:p>
          </table:table-cell>
          <table:table-cell table:formula="of:=LN([.B130]/[.B118])" office:value-type="float" office:value="0.392149332132392" calcext:value-type="float">
            <text:p>0.3921493321</text:p>
          </table:table-cell>
        </table:table-row>
        <table:table-row table:style-name="ro1">
          <table:table-cell office:value-type="date" office:date-value="2003-12-01" calcext:value-type="date">
            <text:p>2003-12-01</text:p>
          </table:table-cell>
          <table:table-cell office:value-type="float" office:value="15.38" calcext:value-type="float">
            <text:p>15.38</text:p>
          </table:table-cell>
          <table:table-cell table:formula="of:=LN([.B131])" office:value-type="float" office:value="2.7330679640775" calcext:value-type="float">
            <text:p>2.7330679641</text:p>
          </table:table-cell>
          <table:table-cell table:formula="of:=([.B131]-[.B130])/[.B130]" office:value-type="float" office:value="0.0308310991957105" calcext:value-type="float">
            <text:p>0.0308310992</text:p>
          </table:table-cell>
          <table:table-cell table:formula="of:=([.B131]-[.B119])/[.B119]" office:value-type="float" office:value="0.627513227513228" calcext:value-type="float">
            <text:p>0.6275132275</text:p>
          </table:table-cell>
          <table:table-cell table:formula="of:=LN([.B131]/[.B130])" office:value-type="float" office:value="0.0303653693018832" calcext:value-type="float">
            <text:p>0.0303653693</text:p>
          </table:table-cell>
          <table:table-cell table:formula="of:=LN([.B131]/[.B119])" office:value-type="float" office:value="0.487053222571847" calcext:value-type="float">
            <text:p>0.4870532226</text:p>
          </table:table-cell>
        </table:table-row>
        <table:table-row table:style-name="ro1">
          <table:table-cell office:value-type="date" office:date-value="2004-01-02" calcext:value-type="date">
            <text:p>2004-01-02</text:p>
          </table:table-cell>
          <table:table-cell office:value-type="float" office:value="16.98" calcext:value-type="float">
            <text:p>16.98</text:p>
          </table:table-cell>
          <table:table-cell table:formula="of:=LN([.B132])" office:value-type="float" office:value="2.8320361808832" calcext:value-type="float">
            <text:p>2.8320361809</text:p>
          </table:table-cell>
          <table:table-cell table:formula="of:=([.B132]-[.B131])/[.B131]" office:value-type="float" office:value="0.104031209362809" calcext:value-type="float">
            <text:p>0.1040312094</text:p>
          </table:table-cell>
          <table:table-cell table:formula="of:=([.B132]-[.B120])/[.B120]" office:value-type="float" office:value="0.611005692599621" calcext:value-type="float">
            <text:p>0.6110056926</text:p>
          </table:table-cell>
          <table:table-cell table:formula="of:=LN([.B132]/[.B131])" office:value-type="float" office:value="0.0989682168057034" calcext:value-type="float">
            <text:p>0.0989682168</text:p>
          </table:table-cell>
          <table:table-cell table:formula="of:=LN([.B132]/[.B120])" office:value-type="float" office:value="0.476858637769985" calcext:value-type="float">
            <text:p>0.4768586378</text:p>
          </table:table-cell>
        </table:table-row>
        <table:table-row table:style-name="ro1">
          <table:table-cell office:value-type="date" office:date-value="2004-02-02" calcext:value-type="date">
            <text:p>2004-02-02</text:p>
          </table:table-cell>
          <table:table-cell office:value-type="float" office:value="17.35" calcext:value-type="float">
            <text:p>17.35</text:p>
          </table:table-cell>
          <table:table-cell table:formula="of:=LN([.B133])" office:value-type="float" office:value="2.85359250639287" calcext:value-type="float">
            <text:p>2.8535925064</text:p>
          </table:table-cell>
          <table:table-cell table:formula="of:=([.B133]-[.B132])/[.B132]" office:value-type="float" office:value="0.0217903415783275" calcext:value-type="float">
            <text:p>0.0217903416</text:p>
          </table:table-cell>
          <table:table-cell table:formula="of:=([.B133]-[.B121])/[.B121]" office:value-type="float" office:value="0.594669117647059" calcext:value-type="float">
            <text:p>0.5946691176</text:p>
          </table:table-cell>
          <table:table-cell table:formula="of:=LN([.B133]/[.B132])" office:value-type="float" office:value="0.0215563255096671" calcext:value-type="float">
            <text:p>0.0215563255</text:p>
          </table:table-cell>
          <table:table-cell table:formula="of:=LN([.B133]/[.B121])" office:value-type="float" office:value="0.466666264965072" calcext:value-type="float">
            <text:p>0.466666265</text:p>
          </table:table-cell>
        </table:table-row>
        <table:table-row table:style-name="ro1">
          <table:table-cell office:value-type="date" office:date-value="2004-03-01" calcext:value-type="date">
            <text:p>2004-03-01</text:p>
          </table:table-cell>
          <table:table-cell office:value-type="float" office:value="17.57" calcext:value-type="float">
            <text:p>17.57</text:p>
          </table:table-cell>
          <table:table-cell table:formula="of:=LN([.B134])" office:value-type="float" office:value="2.86619290219901" calcext:value-type="float">
            <text:p>2.8661929022</text:p>
          </table:table-cell>
          <table:table-cell table:formula="of:=([.B134]-[.B133])/[.B133]" office:value-type="float" office:value="0.0126801152737751" calcext:value-type="float">
            <text:p>0.0126801153</text:p>
          </table:table-cell>
          <table:table-cell table:formula="of:=([.B134]-[.B122])/[.B122]" office:value-type="float" office:value="0.470292887029289" calcext:value-type="float">
            <text:p>0.470292887</text:p>
          </table:table-cell>
          <table:table-cell table:formula="of:=LN([.B134]/[.B133])" office:value-type="float" office:value="0.0126003958061376" calcext:value-type="float">
            <text:p>0.0126003958</text:p>
          </table:table-cell>
          <table:table-cell table:formula="of:=LN([.B134]/[.B122])" office:value-type="float" office:value="0.385461623821486" calcext:value-type="float">
            <text:p>0.3854616238</text:p>
          </table:table-cell>
        </table:table-row>
        <table:table-row table:style-name="ro1">
          <table:table-cell office:value-type="date" office:date-value="2004-04-01" calcext:value-type="date">
            <text:p>2004-04-01</text:p>
          </table:table-cell>
          <table:table-cell office:value-type="float" office:value="18.05" calcext:value-type="float">
            <text:p>18.05</text:p>
          </table:table-cell>
          <table:table-cell table:formula="of:=LN([.B135])" office:value-type="float" office:value="2.89314568477889" calcext:value-type="float">
            <text:p>2.8931456848</text:p>
          </table:table-cell>
          <table:table-cell table:formula="of:=([.B135]-[.B134])/[.B134]" office:value-type="float" office:value="0.0273192942515652" calcext:value-type="float">
            <text:p>0.0273192943</text:p>
          </table:table-cell>
          <table:table-cell table:formula="of:=([.B135]-[.B123])/[.B123]" office:value-type="float" office:value="0.654445462878094" calcext:value-type="float">
            <text:p>0.6544454629</text:p>
          </table:table-cell>
          <table:table-cell table:formula="of:=LN([.B135]/[.B134])" office:value-type="float" office:value="0.0269527825798841" calcext:value-type="float">
            <text:p>0.0269527826</text:p>
          </table:table-cell>
          <table:table-cell table:formula="of:=LN([.B135]/[.B123])" office:value-type="float" office:value="0.503465884933911" calcext:value-type="float">
            <text:p>0.5034658849</text:p>
          </table:table-cell>
        </table:table-row>
        <table:table-row table:style-name="ro1">
          <table:table-cell office:value-type="date" office:date-value="2004-05-03" calcext:value-type="date">
            <text:p>2004-05-03</text:p>
          </table:table-cell>
          <table:table-cell office:value-type="float" office:value="18.83" calcext:value-type="float">
            <text:p>18.83</text:p>
          </table:table-cell>
          <table:table-cell table:formula="of:=LN([.B136])" office:value-type="float" office:value="2.93545134266906" calcext:value-type="float">
            <text:p>2.9354513427</text:p>
          </table:table-cell>
          <table:table-cell table:formula="of:=([.B136]-[.B135])/[.B135]" office:value-type="float" office:value="0.0432132963988918" calcext:value-type="float">
            <text:p>0.0432132964</text:p>
          </table:table-cell>
          <table:table-cell table:formula="of:=([.B136]-[.B124])/[.B124]" office:value-type="float" office:value="0.645979020979021" calcext:value-type="float">
            <text:p>0.645979021</text:p>
          </table:table-cell>
          <table:table-cell table:formula="of:=LN([.B136]/[.B135])" office:value-type="float" office:value="0.042305657890171" calcext:value-type="float">
            <text:p>0.0423056579</text:p>
          </table:table-cell>
          <table:table-cell table:formula="of:=LN([.B136]/[.B124])" office:value-type="float" office:value="0.498335356717409" calcext:value-type="float">
            <text:p>0.4983353567</text:p>
          </table:table-cell>
        </table:table-row>
        <table:table-row table:style-name="ro1">
          <table:table-cell office:value-type="date" office:date-value="2004-06-01" calcext:value-type="date">
            <text:p>2004-06-01</text:p>
          </table:table-cell>
          <table:table-cell office:value-type="float" office:value="20.17" calcext:value-type="float">
            <text:p>20.17</text:p>
          </table:table-cell>
          <table:table-cell table:formula="of:=LN([.B137])" office:value-type="float" office:value="3.00419635196612" calcext:value-type="float">
            <text:p>3.004196352</text:p>
          </table:table-cell>
          <table:table-cell table:formula="of:=([.B137]-[.B136])/[.B136]" office:value-type="float" office:value="0.0711630377057888" calcext:value-type="float">
            <text:p>0.0711630377</text:p>
          </table:table-cell>
          <table:table-cell table:formula="of:=([.B137]-[.B125])/[.B125]" office:value-type="float" office:value="0.770851624231782" calcext:value-type="float">
            <text:p>0.7708516242</text:p>
          </table:table-cell>
          <table:table-cell table:formula="of:=LN([.B137]/[.B136])" office:value-type="float" office:value="0.0687450092970595" calcext:value-type="float">
            <text:p>0.0687450093</text:p>
          </table:table-cell>
          <table:table-cell table:formula="of:=LN([.B137]/[.B125])" office:value-type="float" office:value="0.57146057450703" calcext:value-type="float">
            <text:p>0.5714605745</text:p>
          </table:table-cell>
        </table:table-row>
        <table:table-row table:style-name="ro1">
          <table:table-cell office:value-type="date" office:date-value="2004-07-01" calcext:value-type="date">
            <text:p>2004-07-01</text:p>
          </table:table-cell>
          <table:table-cell office:value-type="float" office:value="21.8" calcext:value-type="float">
            <text:p>21.8</text:p>
          </table:table-cell>
          <table:table-cell table:formula="of:=LN([.B138])" office:value-type="float" office:value="3.08190996979504" calcext:value-type="float">
            <text:p>3.0819099698</text:p>
          </table:table-cell>
          <table:table-cell table:formula="of:=([.B138]-[.B137])/[.B137]" office:value-type="float" office:value="0.0808130887456618" calcext:value-type="float">
            <text:p>0.0808130887</text:p>
          </table:table-cell>
          <table:table-cell table:formula="of:=([.B138]-[.B126])/[.B126]" office:value-type="float" office:value="0.719242902208202" calcext:value-type="float">
            <text:p>0.7192429022</text:p>
          </table:table-cell>
          <table:table-cell table:formula="of:=LN([.B138]/[.B137])" office:value-type="float" office:value="0.0777136178289228" calcext:value-type="float">
            <text:p>0.0777136178</text:p>
          </table:table-cell>
          <table:table-cell table:formula="of:=LN([.B138]/[.B126])" office:value-type="float" office:value="0.541884020785964" calcext:value-type="float">
            <text:p>0.5418840208</text:p>
          </table:table-cell>
        </table:table-row>
        <table:table-row table:style-name="ro1">
          <table:table-cell office:value-type="date" office:date-value="2004-08-02" calcext:value-type="date">
            <text:p>2004-08-02</text:p>
          </table:table-cell>
          <table:table-cell office:value-type="float" office:value="20.06" calcext:value-type="float">
            <text:p>20.06</text:p>
          </table:table-cell>
          <table:table-cell table:formula="of:=LN([.B139])" office:value-type="float" office:value="2.99872778253379" calcext:value-type="float">
            <text:p>2.9987277825</text:p>
          </table:table-cell>
          <table:table-cell table:formula="of:=([.B139]-[.B138])/[.B138]" office:value-type="float" office:value="-0.079816513761468" calcext:value-type="float">
            <text:p>-0.0798165138</text:p>
          </table:table-cell>
          <table:table-cell table:formula="of:=([.B139]-[.B127])/[.B127]" office:value-type="float" office:value="0.523158694001519" calcext:value-type="float">
            <text:p>0.523158694</text:p>
          </table:table-cell>
          <table:table-cell table:formula="of:=LN([.B139]/[.B138])" office:value-type="float" office:value="-0.083182187261254" calcext:value-type="float">
            <text:p>-0.0831821873</text:p>
          </table:table-cell>
          <table:table-cell table:formula="of:=LN([.B139]/[.B127])" office:value-type="float" office:value="0.4207862667786" calcext:value-type="float">
            <text:p>0.4207862668</text:p>
          </table:table-cell>
        </table:table-row>
        <table:table-row table:style-name="ro1">
          <table:table-cell office:value-type="date" office:date-value="2004-09-01" calcext:value-type="date">
            <text:p>2004-09-01</text:p>
          </table:table-cell>
          <table:table-cell office:value-type="float" office:value="21.09" calcext:value-type="float">
            <text:p>21.09</text:p>
          </table:table-cell>
          <table:table-cell table:formula="of:=LN([.B140])" office:value-type="float" office:value="3.04879899449068" calcext:value-type="float">
            <text:p>3.0487989945</text:p>
          </table:table-cell>
          <table:table-cell table:formula="of:=([.B140]-[.B139])/[.B139]" office:value-type="float" office:value="0.0513459621136591" calcext:value-type="float">
            <text:p>0.0513459621</text:p>
          </table:table-cell>
          <table:table-cell table:formula="of:=([.B140]-[.B128])/[.B128]" office:value-type="float" office:value="0.578592814371258" calcext:value-type="float">
            <text:p>0.5785928144</text:p>
          </table:table-cell>
          <table:table-cell table:formula="of:=LN([.B140]/[.B139])" office:value-type="float" office:value="0.0500712119568939" calcext:value-type="float">
            <text:p>0.050071212</text:p>
          </table:table-cell>
          <table:table-cell table:formula="of:=LN([.B140]/[.B128])" office:value-type="float" office:value="0.456533826382184" calcext:value-type="float">
            <text:p>0.4565338264</text:p>
          </table:table-cell>
        </table:table-row>
        <table:table-row table:style-name="ro1">
          <table:table-cell office:value-type="date" office:date-value="2004-10-01" calcext:value-type="date">
            <text:p>2004-10-01</text:p>
          </table:table-cell>
          <table:table-cell office:value-type="float" office:value="24.53" calcext:value-type="float">
            <text:p>24.53</text:p>
          </table:table-cell>
          <table:table-cell table:formula="of:=LN([.B141])" office:value-type="float" office:value="3.1998968582704" calcext:value-type="float">
            <text:p>3.1998968583</text:p>
          </table:table-cell>
          <table:table-cell table:formula="of:=([.B141]-[.B140])/[.B140]" office:value-type="float" office:value="0.163110478899953" calcext:value-type="float">
            <text:p>0.1631104789</text:p>
          </table:table-cell>
          <table:table-cell table:formula="of:=([.B141]-[.B129])/[.B129]" office:value-type="float" office:value="0.673260572987722" calcext:value-type="float">
            <text:p>0.673260573</text:p>
          </table:table-cell>
          <table:table-cell table:formula="of:=LN([.B141]/[.B140])" office:value-type="float" office:value="0.151097863779715" calcext:value-type="float">
            <text:p>0.1510978638</text:p>
          </table:table-cell>
          <table:table-cell table:formula="of:=LN([.B141]/[.B129])" office:value-type="float" office:value="0.514774161811893" calcext:value-type="float">
            <text:p>0.5147741618</text:p>
          </table:table-cell>
        </table:table-row>
        <table:table-row table:style-name="ro1">
          <table:table-cell office:value-type="date" office:date-value="2004-11-01" calcext:value-type="date">
            <text:p>2004-11-01</text:p>
          </table:table-cell>
          <table:table-cell office:value-type="float" office:value="26.1" calcext:value-type="float">
            <text:p>26.1</text:p>
          </table:table-cell>
          <table:table-cell table:formula="of:=LN([.B142])" office:value-type="float" office:value="3.26193531432865" calcext:value-type="float">
            <text:p>3.2619353143</text:p>
          </table:table-cell>
          <table:table-cell table:formula="of:=([.B142]-[.B141])/[.B141]" office:value-type="float" office:value="0.0640032613126784" calcext:value-type="float">
            <text:p>0.0640032613</text:p>
          </table:table-cell>
          <table:table-cell table:formula="of:=([.B142]-[.B130])/[.B130]" office:value-type="float" office:value="0.749329758713137" calcext:value-type="float">
            <text:p>0.7493297587</text:p>
          </table:table-cell>
          <table:table-cell table:formula="of:=LN([.B142]/[.B141])" office:value-type="float" office:value="0.0620384560582499" calcext:value-type="float">
            <text:p>0.0620384561</text:p>
          </table:table-cell>
          <table:table-cell table:formula="of:=LN([.B142]/[.B130])" office:value-type="float" office:value="0.559232719553033" calcext:value-type="float">
            <text:p>0.5592327196</text:p>
          </table:table-cell>
        </table:table-row>
        <table:table-row table:style-name="ro1">
          <table:table-cell office:value-type="date" office:date-value="2004-12-01" calcext:value-type="date">
            <text:p>2004-12-01</text:p>
          </table:table-cell>
          <table:table-cell office:value-type="float" office:value="28.93" calcext:value-type="float">
            <text:p>28.93</text:p>
          </table:table-cell>
          <table:table-cell table:formula="of:=LN([.B143])" office:value-type="float" office:value="3.36487911898804" calcext:value-type="float">
            <text:p>3.364879119</text:p>
          </table:table-cell>
          <table:table-cell table:formula="of:=([.B143]-[.B142])/[.B142]" office:value-type="float" office:value="0.108429118773946" calcext:value-type="float">
            <text:p>0.1084291188</text:p>
          </table:table-cell>
          <table:table-cell table:formula="of:=([.B143]-[.B131])/[.B131]" office:value-type="float" office:value="0.881014304291287" calcext:value-type="float">
            <text:p>0.8810143043</text:p>
          </table:table-cell>
          <table:table-cell table:formula="of:=LN([.B143]/[.B142])" office:value-type="float" office:value="0.102943804659396" calcext:value-type="float">
            <text:p>0.1029438047</text:p>
          </table:table-cell>
          <table:table-cell table:formula="of:=LN([.B143]/[.B131])" office:value-type="float" office:value="0.631811154910546" calcext:value-type="float">
            <text:p>0.6318111549</text:p>
          </table:table-cell>
        </table:table-row>
        <table:table-row table:style-name="ro1">
          <table:table-cell office:value-type="date" office:date-value="2005-01-03" calcext:value-type="date">
            <text:p>2005-01-03</text:p>
          </table:table-cell>
          <table:table-cell office:value-type="float" office:value="25.05" calcext:value-type="float">
            <text:p>25.05</text:p>
          </table:table-cell>
          <table:table-cell table:formula="of:=LN([.B144])" office:value-type="float" office:value="3.22087382753087" calcext:value-type="float">
            <text:p>3.2208738275</text:p>
          </table:table-cell>
          <table:table-cell table:formula="of:=([.B144]-[.B143])/[.B143]" office:value-type="float" office:value="-0.134116833736606" calcext:value-type="float">
            <text:p>-0.1341168337</text:p>
          </table:table-cell>
          <table:table-cell table:formula="of:=([.B144]-[.B132])/[.B132]" office:value-type="float" office:value="0.475265017667845" calcext:value-type="float">
            <text:p>0.4752650177</text:p>
          </table:table-cell>
          <table:table-cell table:formula="of:=LN([.B144]/[.B143])" office:value-type="float" office:value="-0.14400529145717" calcext:value-type="float">
            <text:p>-0.1440052915</text:p>
          </table:table-cell>
          <table:table-cell table:formula="of:=LN([.B144]/[.B132])" office:value-type="float" office:value="0.388837646647673" calcext:value-type="float">
            <text:p>0.3888376466</text:p>
          </table:table-cell>
        </table:table-row>
        <table:table-row table:style-name="ro1">
          <table:table-cell office:value-type="date" office:date-value="2005-02-01" calcext:value-type="date">
            <text:p>2005-02-01</text:p>
          </table:table-cell>
          <table:table-cell office:value-type="float" office:value="24.03" calcext:value-type="float">
            <text:p>24.03</text:p>
          </table:table-cell>
          <table:table-cell table:formula="of:=LN([.B145])" office:value-type="float" office:value="3.17930304974838" calcext:value-type="float">
            <text:p>3.1793030497</text:p>
          </table:table-cell>
          <table:table-cell table:formula="of:=([.B145]-[.B144])/[.B144]" office:value-type="float" office:value="-0.0407185628742515" calcext:value-type="float">
            <text:p>-0.0407185629</text:p>
          </table:table-cell>
          <table:table-cell table:formula="of:=([.B145]-[.B133])/[.B133]" office:value-type="float" office:value="0.385014409221902" calcext:value-type="float">
            <text:p>0.3850144092</text:p>
          </table:table-cell>
          <table:table-cell table:formula="of:=LN([.B145]/[.B144])" office:value-type="float" office:value="-0.0415707777824962" calcext:value-type="float">
            <text:p>-0.0415707778</text:p>
          </table:table-cell>
          <table:table-cell table:formula="of:=LN([.B145]/[.B133])" office:value-type="float" office:value="0.325710543355509" calcext:value-type="float">
            <text:p>0.3257105434</text:p>
          </table:table-cell>
        </table:table-row>
        <table:table-row table:style-name="ro1">
          <table:table-cell office:value-type="date" office:date-value="2005-03-01" calcext:value-type="date">
            <text:p>2005-03-01</text:p>
          </table:table-cell>
          <table:table-cell office:value-type="float" office:value="23.96" calcext:value-type="float">
            <text:p>23.96</text:p>
          </table:table-cell>
          <table:table-cell table:formula="of:=LN([.B146])" office:value-type="float" office:value="3.17638577324725" calcext:value-type="float">
            <text:p>3.1763857732</text:p>
          </table:table-cell>
          <table:table-cell table:formula="of:=([.B146]-[.B145])/[.B145]" office:value-type="float" office:value="-0.00291302538493551" calcext:value-type="float">
            <text:p>-0.0029130254</text:p>
          </table:table-cell>
          <table:table-cell table:formula="of:=([.B146]-[.B134])/[.B134]" office:value-type="float" office:value="0.363688104723961" calcext:value-type="float">
            <text:p>0.3636881047</text:p>
          </table:table-cell>
          <table:table-cell table:formula="of:=LN([.B146]/[.B145])" office:value-type="float" office:value="-0.00291727650112899" calcext:value-type="float">
            <text:p>-0.0029172765</text:p>
          </table:table-cell>
          <table:table-cell table:formula="of:=LN([.B146]/[.B134])" office:value-type="float" office:value="0.310192871048243" calcext:value-type="float">
            <text:p>0.310192871</text:p>
          </table:table-cell>
        </table:table-row>
        <table:table-row table:style-name="ro1">
          <table:table-cell office:value-type="date" office:date-value="2005-04-01" calcext:value-type="date">
            <text:p>2005-04-01</text:p>
          </table:table-cell>
          <table:table-cell office:value-type="float" office:value="22.97" calcext:value-type="float">
            <text:p>22.97</text:p>
          </table:table-cell>
          <table:table-cell table:formula="of:=LN([.B147])" office:value-type="float" office:value="3.13418901670101" calcext:value-type="float">
            <text:p>3.1341890167</text:p>
          </table:table-cell>
          <table:table-cell table:formula="of:=([.B147]-[.B146])/[.B146]" office:value-type="float" office:value="-0.0413188647746245" calcext:value-type="float">
            <text:p>-0.0413188648</text:p>
          </table:table-cell>
          <table:table-cell table:formula="of:=([.B147]-[.B135])/[.B135]" office:value-type="float" office:value="0.272576177285318" calcext:value-type="float">
            <text:p>0.2725761773</text:p>
          </table:table-cell>
          <table:table-cell table:formula="of:=LN([.B147]/[.B146])" office:value-type="float" office:value="-0.0421967565462418" calcext:value-type="float">
            <text:p>-0.0421967565</text:p>
          </table:table-cell>
          <table:table-cell table:formula="of:=LN([.B147]/[.B135])" office:value-type="float" office:value="0.241043331922117" calcext:value-type="float">
            <text:p>0.2410433319</text:p>
          </table:table-cell>
        </table:table-row>
        <table:table-row table:style-name="ro1">
          <table:table-cell office:value-type="date" office:date-value="2005-05-02" calcext:value-type="date">
            <text:p>2005-05-02</text:p>
          </table:table-cell>
          <table:table-cell office:value-type="float" office:value="25.42" calcext:value-type="float">
            <text:p>25.42</text:p>
          </table:table-cell>
          <table:table-cell table:formula="of:=LN([.B148])" office:value-type="float" office:value="3.23553626576131" calcext:value-type="float">
            <text:p>3.2355362658</text:p>
          </table:table-cell>
          <table:table-cell table:formula="of:=([.B148]-[.B147])/[.B147]" office:value-type="float" office:value="0.106660861993905" calcext:value-type="float">
            <text:p>0.106660862</text:p>
          </table:table-cell>
          <table:table-cell table:formula="of:=([.B148]-[.B136])/[.B136]" office:value-type="float" office:value="0.349973446627722" calcext:value-type="float">
            <text:p>0.3499734466</text:p>
          </table:table-cell>
          <table:table-cell table:formula="of:=LN([.B148]/[.B147])" office:value-type="float" office:value="0.101347249060301" calcext:value-type="float">
            <text:p>0.1013472491</text:p>
          </table:table-cell>
          <table:table-cell table:formula="of:=LN([.B148]/[.B136])" office:value-type="float" office:value="0.300084923092247" calcext:value-type="float">
            <text:p>0.3000849231</text:p>
          </table:table-cell>
        </table:table-row>
        <table:table-row table:style-name="ro1">
          <table:table-cell office:value-type="date" office:date-value="2005-06-01" calcext:value-type="date">
            <text:p>2005-06-01</text:p>
          </table:table-cell>
          <table:table-cell office:value-type="float" office:value="23.96" calcext:value-type="float">
            <text:p>23.96</text:p>
          </table:table-cell>
          <table:table-cell table:formula="of:=LN([.B149])" office:value-type="float" office:value="3.17638577324725" calcext:value-type="float">
            <text:p>3.1763857732</text:p>
          </table:table-cell>
          <table:table-cell table:formula="of:=([.B149]-[.B148])/[.B148]" office:value-type="float" office:value="-0.0574350904799371" calcext:value-type="float">
            <text:p>-0.0574350905</text:p>
          </table:table-cell>
          <table:table-cell table:formula="of:=([.B149]-[.B137])/[.B137]" office:value-type="float" office:value="0.187902825979177" calcext:value-type="float">
            <text:p>0.187902826</text:p>
          </table:table-cell>
          <table:table-cell table:formula="of:=LN([.B149]/[.B148])" office:value-type="float" office:value="-0.0591504925140595" calcext:value-type="float">
            <text:p>-0.0591504925</text:p>
          </table:table-cell>
          <table:table-cell table:formula="of:=LN([.B149]/[.B137])" office:value-type="float" office:value="0.172189421281128" calcext:value-type="float">
            <text:p>0.1721894213</text:p>
          </table:table-cell>
        </table:table-row>
        <table:table-row table:style-name="ro1">
          <table:table-cell office:value-type="date" office:date-value="2005-07-01" calcext:value-type="date">
            <text:p>2005-07-01</text:p>
          </table:table-cell>
          <table:table-cell office:value-type="float" office:value="24.38" calcext:value-type="float">
            <text:p>24.38</text:p>
          </table:table-cell>
          <table:table-cell table:formula="of:=LN([.B150])" office:value-type="float" office:value="3.19376312405313" calcext:value-type="float">
            <text:p>3.1937631241</text:p>
          </table:table-cell>
          <table:table-cell table:formula="of:=([.B150]-[.B149])/[.B149]" office:value-type="float" office:value="0.0175292153589315" calcext:value-type="float">
            <text:p>0.0175292154</text:p>
          </table:table-cell>
          <table:table-cell table:formula="of:=([.B150]-[.B138])/[.B138]" office:value-type="float" office:value="0.118348623853211" calcext:value-type="float">
            <text:p>0.1183486239</text:p>
          </table:table-cell>
          <table:table-cell table:formula="of:=LN([.B150]/[.B149])" office:value-type="float" office:value="0.0173773508058768" calcext:value-type="float">
            <text:p>0.0173773508</text:p>
          </table:table-cell>
          <table:table-cell table:formula="of:=LN([.B150]/[.B138])" office:value-type="float" office:value="0.111853154258082" calcext:value-type="float">
            <text:p>0.1118531543</text:p>
          </table:table-cell>
        </table:table-row>
        <table:table-row table:style-name="ro1">
          <table:table-cell office:value-type="date" office:date-value="2005-08-01" calcext:value-type="date">
            <text:p>2005-08-01</text:p>
          </table:table-cell>
          <table:table-cell office:value-type="float" office:value="22.74" calcext:value-type="float">
            <text:p>22.74</text:p>
          </table:table-cell>
          <table:table-cell table:formula="of:=LN([.B151])" office:value-type="float" office:value="3.12412548832239" calcext:value-type="float">
            <text:p>3.1241254883</text:p>
          </table:table-cell>
          <table:table-cell table:formula="of:=([.B151]-[.B150])/[.B150]" office:value-type="float" office:value="-0.0672682526661198" calcext:value-type="float">
            <text:p>-0.0672682527</text:p>
          </table:table-cell>
          <table:table-cell table:formula="of:=([.B151]-[.B139])/[.B139]" office:value-type="float" office:value="0.133599202392822" calcext:value-type="float">
            <text:p>0.1335992024</text:p>
          </table:table-cell>
          <table:table-cell table:formula="of:=LN([.B151]/[.B150])" office:value-type="float" office:value="-0.0696376357307355" calcext:value-type="float">
            <text:p>-0.0696376357</text:p>
          </table:table-cell>
          <table:table-cell table:formula="of:=LN([.B151]/[.B139])" office:value-type="float" office:value="0.125397705788601" calcext:value-type="float">
            <text:p>0.1253977058</text:p>
          </table:table-cell>
        </table:table-row>
        <table:table-row table:style-name="ro1">
          <table:table-cell office:value-type="date" office:date-value="2005-09-01" calcext:value-type="date">
            <text:p>2005-09-01</text:p>
          </table:table-cell>
          <table:table-cell office:value-type="float" office:value="23.24" calcext:value-type="float">
            <text:p>23.24</text:p>
          </table:table-cell>
          <table:table-cell table:formula="of:=LN([.B152])" office:value-type="float" office:value="3.14587493198371" calcext:value-type="float">
            <text:p>3.145874932</text:p>
          </table:table-cell>
          <table:table-cell table:formula="of:=([.B152]-[.B151])/[.B151]" office:value-type="float" office:value="0.0219876868953386" calcext:value-type="float">
            <text:p>0.0219876869</text:p>
          </table:table-cell>
          <table:table-cell table:formula="of:=([.B152]-[.B140])/[.B140]" office:value-type="float" office:value="0.10194404931247" calcext:value-type="float">
            <text:p>0.1019440493</text:p>
          </table:table-cell>
          <table:table-cell table:formula="of:=LN([.B152]/[.B151])" office:value-type="float" office:value="0.0217494436613205" calcext:value-type="float">
            <text:p>0.0217494437</text:p>
          </table:table-cell>
          <table:table-cell table:formula="of:=LN([.B152]/[.B140])" office:value-type="float" office:value="0.0970759374930272" calcext:value-type="float">
            <text:p>0.0970759375</text:p>
          </table:table-cell>
        </table:table-row>
        <table:table-row table:style-name="ro1">
          <table:table-cell office:value-type="date" office:date-value="2005-10-03" calcext:value-type="date">
            <text:p>2005-10-03</text:p>
          </table:table-cell>
          <table:table-cell office:value-type="float" office:value="26.24" calcext:value-type="float">
            <text:p>26.24</text:p>
          </table:table-cell>
          <table:table-cell table:formula="of:=LN([.B153])" office:value-type="float" office:value="3.26728496407589" calcext:value-type="float">
            <text:p>3.2672849641</text:p>
          </table:table-cell>
          <table:table-cell table:formula="of:=([.B153]-[.B152])/[.B152]" office:value-type="float" office:value="0.129087779690189" calcext:value-type="float">
            <text:p>0.1290877797</text:p>
          </table:table-cell>
          <table:table-cell table:formula="of:=([.B153]-[.B141])/[.B141]" office:value-type="float" office:value="0.0697105584997961" calcext:value-type="float">
            <text:p>0.0697105585</text:p>
          </table:table-cell>
          <table:table-cell table:formula="of:=LN([.B153]/[.B152])" office:value-type="float" office:value="0.121410032092178" calcext:value-type="float">
            <text:p>0.1214100321</text:p>
          </table:table-cell>
          <table:table-cell table:formula="of:=LN([.B153]/[.B141])" office:value-type="float" office:value="0.0673881058054903" calcext:value-type="float">
            <text:p>0.0673881058</text:p>
          </table:table-cell>
        </table:table-row>
        <table:table-row table:style-name="ro1">
          <table:table-cell office:value-type="date" office:date-value="2005-11-01" calcext:value-type="date">
            <text:p>2005-11-01</text:p>
          </table:table-cell>
          <table:table-cell office:value-type="float" office:value="28.25" calcext:value-type="float">
            <text:p>28.25</text:p>
          </table:table-cell>
          <table:table-cell table:formula="of:=LN([.B154])" office:value-type="float" office:value="3.34109345759245" calcext:value-type="float">
            <text:p>3.3410934576</text:p>
          </table:table-cell>
          <table:table-cell table:formula="of:=([.B154]-[.B153])/[.B153]" office:value-type="float" office:value="0.0766006097560976" calcext:value-type="float">
            <text:p>0.0766006098</text:p>
          </table:table-cell>
          <table:table-cell table:formula="of:=([.B154]-[.B142])/[.B142]" office:value-type="float" office:value="0.082375478927203" calcext:value-type="float">
            <text:p>0.0823754789</text:p>
          </table:table-cell>
          <table:table-cell table:formula="of:=LN([.B154]/[.B153])" office:value-type="float" office:value="0.0738084935165617" calcext:value-type="float">
            <text:p>0.0738084935</text:p>
          </table:table-cell>
          <table:table-cell table:formula="of:=LN([.B154]/[.B142])" office:value-type="float" office:value="0.0791581432638022" calcext:value-type="float">
            <text:p>0.0791581433</text:p>
          </table:table-cell>
        </table:table-row>
        <table:table-row table:style-name="ro1">
          <table:table-cell office:value-type="date" office:date-value="2005-12-01" calcext:value-type="date">
            <text:p>2005-12-01</text:p>
          </table:table-cell>
          <table:table-cell office:value-type="float" office:value="27.84" calcext:value-type="float">
            <text:p>27.84</text:p>
          </table:table-cell>
          <table:table-cell table:formula="of:=LN([.B155])" office:value-type="float" office:value="3.32647383546622" calcext:value-type="float">
            <text:p>3.3264738355</text:p>
          </table:table-cell>
          <table:table-cell table:formula="of:=([.B155]-[.B154])/[.B154]" office:value-type="float" office:value="-0.0145132743362832" calcext:value-type="float">
            <text:p>-0.0145132743</text:p>
          </table:table-cell>
          <table:table-cell table:formula="of:=([.B155]-[.B143])/[.B143]" office:value-type="float" office:value="-0.0376771517455928" calcext:value-type="float">
            <text:p>-0.0376771517</text:p>
          </table:table-cell>
          <table:table-cell table:formula="of:=LN([.B155]/[.B154])" office:value-type="float" office:value="-0.0146196221262311" calcext:value-type="float">
            <text:p>-0.0146196221</text:p>
          </table:table-cell>
          <table:table-cell table:formula="of:=LN([.B155]/[.B143])" office:value-type="float" office:value="-0.0384052835218249" calcext:value-type="float">
            <text:p>-0.0384052835</text:p>
          </table:table-cell>
        </table:table-row>
        <table:table-row table:style-name="ro1">
          <table:table-cell office:value-type="date" office:date-value="2006-01-03" calcext:value-type="date">
            <text:p>2006-01-03</text:p>
          </table:table-cell>
          <table:table-cell office:value-type="float" office:value="29.41" calcext:value-type="float">
            <text:p>29.41</text:p>
          </table:table-cell>
          <table:table-cell table:formula="of:=LN([.B156])" office:value-type="float" office:value="3.3813347525659" calcext:value-type="float">
            <text:p>3.3813347526</text:p>
          </table:table-cell>
          <table:table-cell table:formula="of:=([.B156]-[.B155])/[.B155]" office:value-type="float" office:value="0.0563936781609196" calcext:value-type="float">
            <text:p>0.0563936782</text:p>
          </table:table-cell>
          <table:table-cell table:formula="of:=([.B156]-[.B144])/[.B144]" office:value-type="float" office:value="0.174051896207585" calcext:value-type="float">
            <text:p>0.1740518962</text:p>
          </table:table-cell>
          <table:table-cell table:formula="of:=LN([.B156]/[.B155])" office:value-type="float" office:value="0.0548609170996848" calcext:value-type="float">
            <text:p>0.0548609171</text:p>
          </table:table-cell>
          <table:table-cell table:formula="of:=LN([.B156]/[.B144])" office:value-type="float" office:value="0.16046092503503" calcext:value-type="float">
            <text:p>0.160460925</text:p>
          </table:table-cell>
        </table:table-row>
        <table:table-row table:style-name="ro1">
          <table:table-cell office:value-type="date" office:date-value="2006-02-01" calcext:value-type="date">
            <text:p>2006-02-01</text:p>
          </table:table-cell>
          <table:table-cell office:value-type="float" office:value="33.7" calcext:value-type="float">
            <text:p>33.7</text:p>
          </table:table-cell>
          <table:table-cell table:formula="of:=LN([.B157])" office:value-type="float" office:value="3.51749783735832" calcext:value-type="float">
            <text:p>3.5174978374</text:p>
          </table:table-cell>
          <table:table-cell table:formula="of:=([.B157]-[.B156])/[.B156]" office:value-type="float" office:value="0.145868752125128" calcext:value-type="float">
            <text:p>0.1458687521</text:p>
          </table:table-cell>
          <table:table-cell table:formula="of:=([.B157]-[.B145])/[.B145]" office:value-type="float" office:value="0.402413649604661" calcext:value-type="float">
            <text:p>0.4024136496</text:p>
          </table:table-cell>
          <table:table-cell table:formula="of:=LN([.B157]/[.B156])" office:value-type="float" office:value="0.136163084792412" calcext:value-type="float">
            <text:p>0.1361630848</text:p>
          </table:table-cell>
          <table:table-cell table:formula="of:=LN([.B157]/[.B145])" office:value-type="float" office:value="0.338194787609938" calcext:value-type="float">
            <text:p>0.3381947876</text:p>
          </table:table-cell>
        </table:table-row>
        <table:table-row table:style-name="ro1">
          <table:table-cell office:value-type="date" office:date-value="2006-03-01" calcext:value-type="date">
            <text:p>2006-03-01</text:p>
          </table:table-cell>
          <table:table-cell office:value-type="float" office:value="34.91" calcext:value-type="float">
            <text:p>34.91</text:p>
          </table:table-cell>
          <table:table-cell table:formula="of:=LN([.B158])" office:value-type="float" office:value="3.55277332111694" calcext:value-type="float">
            <text:p>3.5527733211</text:p>
          </table:table-cell>
          <table:table-cell table:formula="of:=([.B158]-[.B157])/[.B157]" office:value-type="float" office:value="0.0359050445103856" calcext:value-type="float">
            <text:p>0.0359050445</text:p>
          </table:table-cell>
          <table:table-cell table:formula="of:=([.B158]-[.B146])/[.B146]" office:value-type="float" office:value="0.457011686143572" calcext:value-type="float">
            <text:p>0.4570116861</text:p>
          </table:table-cell>
          <table:table-cell table:formula="of:=LN([.B158]/[.B157])" office:value-type="float" office:value="0.0352754837586285" calcext:value-type="float">
            <text:p>0.0352754838</text:p>
          </table:table-cell>
          <table:table-cell table:formula="of:=LN([.B158]/[.B146])" office:value-type="float" office:value="0.376387547869696" calcext:value-type="float">
            <text:p>0.3763875479</text:p>
          </table:table-cell>
        </table:table-row>
        <table:table-row table:style-name="ro1">
          <table:table-cell office:value-type="date" office:date-value="2006-04-03" calcext:value-type="date">
            <text:p>2006-04-03</text:p>
          </table:table-cell>
          <table:table-cell office:value-type="float" office:value="34.58" calcext:value-type="float">
            <text:p>34.58</text:p>
          </table:table-cell>
          <table:table-cell table:formula="of:=LN([.B159])" office:value-type="float" office:value="3.54327548025514" calcext:value-type="float">
            <text:p>3.5432754803</text:p>
          </table:table-cell>
          <table:table-cell table:formula="of:=([.B159]-[.B158])/[.B158]" office:value-type="float" office:value="-0.00945287883128039" calcext:value-type="float">
            <text:p>-0.0094528788</text:p>
          </table:table-cell>
          <table:table-cell table:formula="of:=([.B159]-[.B147])/[.B147]" office:value-type="float" office:value="0.505441880713975" calcext:value-type="float">
            <text:p>0.5054418807</text:p>
          </table:table-cell>
          <table:table-cell table:formula="of:=LN([.B159]/[.B158])" office:value-type="float" office:value="-0.00949784086180022" calcext:value-type="float">
            <text:p>-0.0094978409</text:p>
          </table:table-cell>
          <table:table-cell table:formula="of:=LN([.B159]/[.B147])" office:value-type="float" office:value="0.409086463554138" calcext:value-type="float">
            <text:p>0.4090864636</text:p>
          </table:table-cell>
        </table:table-row>
        <table:table-row table:style-name="ro1">
          <table:table-cell office:value-type="date" office:date-value="2006-05-01" calcext:value-type="date">
            <text:p>2006-05-01</text:p>
          </table:table-cell>
          <table:table-cell office:value-type="float" office:value="33.07" calcext:value-type="float">
            <text:p>33.07</text:p>
          </table:table-cell>
          <table:table-cell table:formula="of:=LN([.B160])" office:value-type="float" office:value="3.4986265269937" calcext:value-type="float">
            <text:p>3.498626527</text:p>
          </table:table-cell>
          <table:table-cell table:formula="of:=([.B160]-[.B159])/[.B159]" office:value-type="float" office:value="-0.0436668594563331" calcext:value-type="float">
            <text:p>-0.0436668595</text:p>
          </table:table-cell>
          <table:table-cell table:formula="of:=([.B160]-[.B148])/[.B148]" office:value-type="float" office:value="0.300944138473643" calcext:value-type="float">
            <text:p>0.3009441385</text:p>
          </table:table-cell>
          <table:table-cell table:formula="of:=LN([.B160]/[.B159])" office:value-type="float" office:value="-0.044648953261443" calcext:value-type="float">
            <text:p>-0.0446489533</text:p>
          </table:table-cell>
          <table:table-cell table:formula="of:=LN([.B160]/[.B148])" office:value-type="float" office:value="0.263090261232393" calcext:value-type="float">
            <text:p>0.2630902612</text:p>
          </table:table-cell>
        </table:table-row>
        <table:table-row table:style-name="ro1">
          <table:table-cell office:value-type="date" office:date-value="2006-06-01" calcext:value-type="date">
            <text:p>2006-06-01</text:p>
          </table:table-cell>
          <table:table-cell office:value-type="float" office:value="35.03" calcext:value-type="float">
            <text:p>35.03</text:p>
          </table:table-cell>
          <table:table-cell table:formula="of:=LN([.B161])" office:value-type="float" office:value="3.5562048372094" calcext:value-type="float">
            <text:p>3.5562048372</text:p>
          </table:table-cell>
          <table:table-cell table:formula="of:=([.B161]-[.B160])/[.B160]" office:value-type="float" office:value="0.0592682189295434" calcext:value-type="float">
            <text:p>0.0592682189</text:p>
          </table:table-cell>
          <table:table-cell table:formula="of:=([.B161]-[.B149])/[.B149]" office:value-type="float" office:value="0.462020033388982" calcext:value-type="float">
            <text:p>0.4620200334</text:p>
          </table:table-cell>
          <table:table-cell table:formula="of:=LN([.B161]/[.B160])" office:value-type="float" office:value="0.0575783102156941" calcext:value-type="float">
            <text:p>0.0575783102</text:p>
          </table:table-cell>
          <table:table-cell table:formula="of:=LN([.B161]/[.B149])" office:value-type="float" office:value="0.379819063962147" calcext:value-type="float">
            <text:p>0.379819064</text:p>
          </table:table-cell>
        </table:table-row>
        <table:table-row table:style-name="ro1">
          <table:table-cell office:value-type="date" office:date-value="2006-07-03" calcext:value-type="date">
            <text:p>2006-07-03</text:p>
          </table:table-cell>
          <table:table-cell office:value-type="float" office:value="31.76" calcext:value-type="float">
            <text:p>31.76</text:p>
          </table:table-cell>
          <table:table-cell table:formula="of:=LN([.B162])" office:value-type="float" office:value="3.45820763637894" calcext:value-type="float">
            <text:p>3.4582076364</text:p>
          </table:table-cell>
          <table:table-cell table:formula="of:=([.B162]-[.B161])/[.B161]" office:value-type="float" office:value="-0.0933485583785327" calcext:value-type="float">
            <text:p>-0.0933485584</text:p>
          </table:table-cell>
          <table:table-cell table:formula="of:=([.B162]-[.B150])/[.B150]" office:value-type="float" office:value="0.302707136997539" calcext:value-type="float">
            <text:p>0.302707137</text:p>
          </table:table-cell>
          <table:table-cell table:formula="of:=LN([.B162]/[.B161])" office:value-type="float" office:value="-0.0979972008304604" calcext:value-type="float">
            <text:p>-0.0979972008</text:p>
          </table:table-cell>
          <table:table-cell table:formula="of:=LN([.B162]/[.B150])" office:value-type="float" office:value="0.26444451232581" calcext:value-type="float">
            <text:p>0.2644445123</text:p>
          </table:table-cell>
        </table:table-row>
        <table:table-row table:style-name="ro1">
          <table:table-cell office:value-type="date" office:date-value="2006-08-01" calcext:value-type="date">
            <text:p>2006-08-01</text:p>
          </table:table-cell>
          <table:table-cell office:value-type="float" office:value="28.77" calcext:value-type="float">
            <text:p>28.77</text:p>
          </table:table-cell>
          <table:table-cell table:formula="of:=LN([.B163])" office:value-type="float" office:value="3.35933317756346" calcext:value-type="float">
            <text:p>3.3593331776</text:p>
          </table:table-cell>
          <table:table-cell table:formula="of:=([.B163]-[.B162])/[.B162]" office:value-type="float" office:value="-0.0941435768261965" calcext:value-type="float">
            <text:p>-0.0941435768</text:p>
          </table:table-cell>
          <table:table-cell table:formula="of:=([.B163]-[.B151])/[.B151]" office:value-type="float" office:value="0.265171503957784" calcext:value-type="float">
            <text:p>0.265171504</text:p>
          </table:table-cell>
          <table:table-cell table:formula="of:=LN([.B163]/[.B162])" office:value-type="float" office:value="-0.0988744588154785" calcext:value-type="float">
            <text:p>-0.0988744588</text:p>
          </table:table-cell>
          <table:table-cell table:formula="of:=LN([.B163]/[.B151])" office:value-type="float" office:value="0.235207689241067" calcext:value-type="float">
            <text:p>0.2352076892</text:p>
          </table:table-cell>
        </table:table-row>
        <table:table-row table:style-name="ro1">
          <table:table-cell office:value-type="date" office:date-value="2006-09-01" calcext:value-type="date">
            <text:p>2006-09-01</text:p>
          </table:table-cell>
          <table:table-cell office:value-type="float" office:value="31.59" calcext:value-type="float">
            <text:p>31.59</text:p>
          </table:table-cell>
          <table:table-cell table:formula="of:=LN([.B164])" office:value-type="float" office:value="3.45284061481399" calcext:value-type="float">
            <text:p>3.4528406148</text:p>
          </table:table-cell>
          <table:table-cell table:formula="of:=([.B164]-[.B163])/[.B163]" office:value-type="float" office:value="0.0980187695516163" calcext:value-type="float">
            <text:p>0.0980187696</text:p>
          </table:table-cell>
          <table:table-cell table:formula="of:=([.B164]-[.B152])/[.B152]" office:value-type="float" office:value="0.359294320137694" calcext:value-type="float">
            <text:p>0.3592943201</text:p>
          </table:table-cell>
          <table:table-cell table:formula="of:=LN([.B164]/[.B163])" office:value-type="float" office:value="0.0935074372505374" calcext:value-type="float">
            <text:p>0.0935074373</text:p>
          </table:table-cell>
          <table:table-cell table:formula="of:=LN([.B164]/[.B152])" office:value-type="float" office:value="0.306965682830283" calcext:value-type="float">
            <text:p>0.3069656828</text:p>
          </table:table-cell>
        </table:table-row>
        <table:table-row table:style-name="ro1">
          <table:table-cell office:value-type="date" office:date-value="2006-10-02" calcext:value-type="date">
            <text:p>2006-10-02</text:p>
          </table:table-cell>
          <table:table-cell office:value-type="float" office:value="35.02" calcext:value-type="float">
            <text:p>35.02</text:p>
          </table:table-cell>
          <table:table-cell table:formula="of:=LN([.B165])" office:value-type="float" office:value="3.55591932685771" calcext:value-type="float">
            <text:p>3.5559193269</text:p>
          </table:table-cell>
          <table:table-cell table:formula="of:=([.B165]-[.B164])/[.B164]" office:value-type="float" office:value="0.10857866413422" calcext:value-type="float">
            <text:p>0.1085786641</text:p>
          </table:table-cell>
          <table:table-cell table:formula="of:=([.B165]-[.B153])/[.B153]" office:value-type="float" office:value="0.334603658536586" calcext:value-type="float">
            <text:p>0.3346036585</text:p>
          </table:table-cell>
          <table:table-cell table:formula="of:=LN([.B165]/[.B164])" office:value-type="float" office:value="0.103078712043712" calcext:value-type="float">
            <text:p>0.103078712</text:p>
          </table:table-cell>
          <table:table-cell table:formula="of:=LN([.B165]/[.B153])" office:value-type="float" office:value="0.288634362781818" calcext:value-type="float">
            <text:p>0.2886343628</text:p>
          </table:table-cell>
        </table:table-row>
        <table:table-row table:style-name="ro1">
          <table:table-cell office:value-type="date" office:date-value="2006-11-01" calcext:value-type="date">
            <text:p>2006-11-01</text:p>
          </table:table-cell>
          <table:table-cell office:value-type="float" office:value="32.74" calcext:value-type="float">
            <text:p>32.74</text:p>
          </table:table-cell>
          <table:table-cell table:formula="of:=LN([.B166])" office:value-type="float" office:value="3.48859757194299" calcext:value-type="float">
            <text:p>3.4885975719</text:p>
          </table:table-cell>
          <table:table-cell table:formula="of:=([.B166]-[.B165])/[.B165]" office:value-type="float" office:value="-0.0651056539120503" calcext:value-type="float">
            <text:p>-0.0651056539</text:p>
          </table:table-cell>
          <table:table-cell table:formula="of:=([.B166]-[.B154])/[.B154]" office:value-type="float" office:value="0.158938053097345" calcext:value-type="float">
            <text:p>0.1589380531</text:p>
          </table:table-cell>
          <table:table-cell table:formula="of:=LN([.B166]/[.B165])" office:value-type="float" office:value="-0.0673217549147169" calcext:value-type="float">
            <text:p>-0.0673217549</text:p>
          </table:table-cell>
          <table:table-cell table:formula="of:=LN([.B166]/[.B154])" office:value-type="float" office:value="0.147504114350539" calcext:value-type="float">
            <text:p>0.1475041144</text:p>
          </table:table-cell>
        </table:table-row>
        <table:table-row table:style-name="ro1">
          <table:table-cell office:value-type="date" office:date-value="2006-12-01" calcext:value-type="date">
            <text:p>2006-12-01</text:p>
          </table:table-cell>
          <table:table-cell office:value-type="float" office:value="32.86" calcext:value-type="float">
            <text:p>32.86</text:p>
          </table:table-cell>
          <table:table-cell table:formula="of:=LN([.B167])" office:value-type="float" office:value="3.49225611260912" calcext:value-type="float">
            <text:p>3.4922561126</text:p>
          </table:table-cell>
          <table:table-cell table:formula="of:=([.B167]-[.B166])/[.B166]" office:value-type="float" office:value="0.00366524129505185" calcext:value-type="float">
            <text:p>0.0036652413</text:p>
          </table:table-cell>
          <table:table-cell table:formula="of:=([.B167]-[.B155])/[.B155]" office:value-type="float" office:value="0.180316091954023" calcext:value-type="float">
            <text:p>0.180316092</text:p>
          </table:table-cell>
          <table:table-cell table:formula="of:=LN([.B167]/[.B166])" office:value-type="float" office:value="0.003658540666133" calcext:value-type="float">
            <text:p>0.0036585407</text:p>
          </table:table-cell>
          <table:table-cell table:formula="of:=LN([.B167]/[.B155])" office:value-type="float" office:value="0.165782277142903" calcext:value-type="float">
            <text:p>0.1657822771</text:p>
          </table:table-cell>
        </table:table-row>
        <table:table-row table:style-name="ro1">
          <table:table-cell office:value-type="date" office:date-value="2007-01-03" calcext:value-type="date">
            <text:p>2007-01-03</text:p>
          </table:table-cell>
          <table:table-cell office:value-type="float" office:value="32.42" calcext:value-type="float">
            <text:p>32.42</text:p>
          </table:table-cell>
          <table:table-cell table:formula="of:=LN([.B168])" office:value-type="float" office:value="3.47877551630753" calcext:value-type="float">
            <text:p>3.4787755163</text:p>
          </table:table-cell>
          <table:table-cell table:formula="of:=([.B168]-[.B167])/[.B167]" office:value-type="float" office:value="-0.0133901399878271" calcext:value-type="float">
            <text:p>-0.01339014</text:p>
          </table:table-cell>
          <table:table-cell table:formula="of:=([.B168]-[.B156])/[.B156]" office:value-type="float" office:value="0.102346140768446" calcext:value-type="float">
            <text:p>0.1023461408</text:p>
          </table:table-cell>
          <table:table-cell table:formula="of:=LN([.B168]/[.B167])" office:value-type="float" office:value="-0.013480596301592" calcext:value-type="float">
            <text:p>-0.0134805963</text:p>
          </table:table-cell>
          <table:table-cell table:formula="of:=LN([.B168]/[.B156])" office:value-type="float" office:value="0.0974407637416264" calcext:value-type="float">
            <text:p>0.0974407637</text:p>
          </table:table-cell>
        </table:table-row>
        <table:table-row table:style-name="ro1">
          <table:table-cell office:value-type="date" office:date-value="2007-02-01" calcext:value-type="date">
            <text:p>2007-02-01</text:p>
          </table:table-cell>
          <table:table-cell office:value-type="float" office:value="28.67" calcext:value-type="float">
            <text:p>28.67</text:p>
          </table:table-cell>
          <table:table-cell table:formula="of:=LN([.B169])" office:value-type="float" office:value="3.35585127989528" calcext:value-type="float">
            <text:p>3.3558512799</text:p>
          </table:table-cell>
          <table:table-cell table:formula="of:=([.B169]-[.B168])/[.B168]" office:value-type="float" office:value="-0.115669339913634" calcext:value-type="float">
            <text:p>-0.1156693399</text:p>
          </table:table-cell>
          <table:table-cell table:formula="of:=([.B169]-[.B157])/[.B157]" office:value-type="float" office:value="-0.149258160237389" calcext:value-type="float">
            <text:p>-0.1492581602</text:p>
          </table:table-cell>
          <table:table-cell table:formula="of:=LN([.B169]/[.B168])" office:value-type="float" office:value="-0.122924236412252" calcext:value-type="float">
            <text:p>-0.1229242364</text:p>
          </table:table-cell>
          <table:table-cell table:formula="of:=LN([.B169]/[.B157])" office:value-type="float" office:value="-0.161646557463038" calcext:value-type="float">
            <text:p>-0.1616465575</text:p>
          </table:table-cell>
        </table:table-row>
        <table:table-row table:style-name="ro1">
          <table:table-cell office:value-type="date" office:date-value="2007-03-01" calcext:value-type="date">
            <text:p>2007-03-01</text:p>
          </table:table-cell>
          <table:table-cell office:value-type="float" office:value="29.09" calcext:value-type="float">
            <text:p>29.09</text:p>
          </table:table-cell>
          <table:table-cell table:formula="of:=LN([.B170])" office:value-type="float" office:value="3.37039447250711" calcext:value-type="float">
            <text:p>3.3703944725</text:p>
          </table:table-cell>
          <table:table-cell table:formula="of:=([.B170]-[.B169])/[.B169]" office:value-type="float" office:value="0.01464945936519" calcext:value-type="float">
            <text:p>0.0146494594</text:p>
          </table:table-cell>
          <table:table-cell table:formula="of:=([.B170]-[.B158])/[.B158]" office:value-type="float" office:value="-0.166714408478946" calcext:value-type="float">
            <text:p>-0.1667144085</text:p>
          </table:table-cell>
          <table:table-cell table:formula="of:=LN([.B170]/[.B169])" office:value-type="float" office:value="0.0145431926118317" calcext:value-type="float">
            <text:p>0.0145431926</text:p>
          </table:table-cell>
          <table:table-cell table:formula="of:=LN([.B170]/[.B158])" office:value-type="float" office:value="-0.182378848609834" calcext:value-type="float">
            <text:p>-0.1823788486</text:p>
          </table:table-cell>
        </table:table-row>
        <table:table-row table:style-name="ro1">
          <table:table-cell office:value-type="date" office:date-value="2007-04-02" calcext:value-type="date">
            <text:p>2007-04-02</text:p>
          </table:table-cell>
          <table:table-cell office:value-type="float" office:value="28.78" calcext:value-type="float">
            <text:p>28.78</text:p>
          </table:table-cell>
          <table:table-cell table:formula="of:=LN([.B171])" office:value-type="float" office:value="3.35968070145922" calcext:value-type="float">
            <text:p>3.3596807015</text:p>
          </table:table-cell>
          <table:table-cell table:formula="of:=([.B171]-[.B170])/[.B170]" office:value-type="float" office:value="-0.0106565830182193" calcext:value-type="float">
            <text:p>-0.010656583</text:p>
          </table:table-cell>
          <table:table-cell table:formula="of:=([.B171]-[.B159])/[.B159]" office:value-type="float" office:value="-0.167727009832273" calcext:value-type="float">
            <text:p>-0.1677270098</text:p>
          </table:table-cell>
          <table:table-cell table:formula="of:=LN([.B171]/[.B170])" office:value-type="float" office:value="-0.0107137710478884" calcext:value-type="float">
            <text:p>-0.010713771</text:p>
          </table:table-cell>
          <table:table-cell table:formula="of:=LN([.B171]/[.B159])" office:value-type="float" office:value="-0.183594778795923" calcext:value-type="float">
            <text:p>-0.1835947788</text:p>
          </table:table-cell>
        </table:table-row>
        <table:table-row table:style-name="ro1">
          <table:table-cell office:value-type="date" office:date-value="2007-05-01" calcext:value-type="date">
            <text:p>2007-05-01</text:p>
          </table:table-cell>
          <table:table-cell office:value-type="float" office:value="26.73" calcext:value-type="float">
            <text:p>26.73</text:p>
          </table:table-cell>
          <table:table-cell table:formula="of:=LN([.B172])" office:value-type="float" office:value="3.28578653015083" calcext:value-type="float">
            <text:p>3.2857865302</text:p>
          </table:table-cell>
          <table:table-cell table:formula="of:=([.B172]-[.B171])/[.B171]" office:value-type="float" office:value="-0.071230020847811" calcext:value-type="float">
            <text:p>-0.0712300208</text:p>
          </table:table-cell>
          <table:table-cell table:formula="of:=([.B172]-[.B160])/[.B160]" office:value-type="float" office:value="-0.191714544904747" calcext:value-type="float">
            <text:p>-0.1917145449</text:p>
          </table:table-cell>
          <table:table-cell table:formula="of:=LN([.B172]/[.B171])" office:value-type="float" office:value="-0.0738941713083942" calcext:value-type="float">
            <text:p>-0.0738941713</text:p>
          </table:table-cell>
          <table:table-cell table:formula="of:=LN([.B172]/[.B160])" office:value-type="float" office:value="-0.212839996842874" calcext:value-type="float">
            <text:p>-0.2128399968</text:p>
          </table:table-cell>
        </table:table-row>
        <table:table-row table:style-name="ro1">
          <table:table-cell office:value-type="date" office:date-value="2007-06-01" calcext:value-type="date">
            <text:p>2007-06-01</text:p>
          </table:table-cell>
          <table:table-cell office:value-type="float" office:value="24.34" calcext:value-type="float">
            <text:p>24.34</text:p>
          </table:table-cell>
          <table:table-cell table:formula="of:=LN([.B173])" office:value-type="float" office:value="3.19212108755938" calcext:value-type="float">
            <text:p>3.1921210876</text:p>
          </table:table-cell>
          <table:table-cell table:formula="of:=([.B173]-[.B172])/[.B172]" office:value-type="float" office:value="-0.0894126449682005" calcext:value-type="float">
            <text:p>-0.089412645</text:p>
          </table:table-cell>
          <table:table-cell table:formula="of:=([.B173]-[.B161])/[.B161]" office:value-type="float" office:value="-0.30516699971453" calcext:value-type="float">
            <text:p>-0.3051669997</text:p>
          </table:table-cell>
          <table:table-cell table:formula="of:=LN([.B173]/[.B172])" office:value-type="float" office:value="-0.0936654425914466" calcext:value-type="float">
            <text:p>-0.0936654426</text:p>
          </table:table-cell>
          <table:table-cell table:formula="of:=LN([.B173]/[.B161])" office:value-type="float" office:value="-0.364083749650014" calcext:value-type="float">
            <text:p>-0.3640837497</text:p>
          </table:table-cell>
        </table:table-row>
        <table:table-row table:style-name="ro1">
          <table:table-cell office:value-type="date" office:date-value="2007-07-02" calcext:value-type="date">
            <text:p>2007-07-02</text:p>
          </table:table-cell>
          <table:table-cell office:value-type="float" office:value="24.75" calcext:value-type="float">
            <text:p>24.75</text:p>
          </table:table-cell>
          <table:table-cell table:formula="of:=LN([.B174])" office:value-type="float" office:value="3.2088254890147" calcext:value-type="float">
            <text:p>3.208825489</text:p>
          </table:table-cell>
          <table:table-cell table:formula="of:=([.B174]-[.B173])/[.B173]" office:value-type="float" office:value="0.0168447000821693" calcext:value-type="float">
            <text:p>0.0168447001</text:p>
          </table:table-cell>
          <table:table-cell table:formula="of:=([.B174]-[.B162])/[.B162]" office:value-type="float" office:value="-0.220717884130982" calcext:value-type="float">
            <text:p>-0.2207178841</text:p>
          </table:table-cell>
          <table:table-cell table:formula="of:=LN([.B174]/[.B173])" office:value-type="float" office:value="0.0167044014553181" calcext:value-type="float">
            <text:p>0.0167044015</text:p>
          </table:table-cell>
          <table:table-cell table:formula="of:=LN([.B174]/[.B162])" office:value-type="float" office:value="-0.249382147364236" calcext:value-type="float">
            <text:p>-0.2493821474</text:p>
          </table:table-cell>
        </table:table-row>
        <table:table-row table:style-name="ro1">
          <table:table-cell office:value-type="date" office:date-value="2007-08-01" calcext:value-type="date">
            <text:p>2007-08-01</text:p>
          </table:table-cell>
          <table:table-cell office:value-type="float" office:value="25.56" calcext:value-type="float">
            <text:p>25.56</text:p>
          </table:table-cell>
          <table:table-cell table:formula="of:=LN([.B175])" office:value-type="float" office:value="3.24102862950933" calcext:value-type="float">
            <text:p>3.2410286295</text:p>
          </table:table-cell>
          <table:table-cell table:formula="of:=([.B175]-[.B174])/[.B174]" office:value-type="float" office:value="0.0327272727272727" calcext:value-type="float">
            <text:p>0.0327272727</text:p>
          </table:table-cell>
          <table:table-cell table:formula="of:=([.B175]-[.B163])/[.B163]" office:value-type="float" office:value="-0.111574556830031" calcext:value-type="float">
            <text:p>-0.1115745568</text:p>
          </table:table-cell>
          <table:table-cell table:formula="of:=LN([.B175]/[.B174])" office:value-type="float" office:value="0.0322031404946347" calcext:value-type="float">
            <text:p>0.0322031405</text:p>
          </table:table-cell>
          <table:table-cell table:formula="of:=LN([.B175]/[.B163])" office:value-type="float" office:value="-0.118304548054123" calcext:value-type="float">
            <text:p>-0.1183045481</text:p>
          </table:table-cell>
        </table:table-row>
        <table:table-row table:style-name="ro1">
          <table:table-cell office:value-type="date" office:date-value="2007-09-04" calcext:value-type="date">
            <text:p>2007-09-04</text:p>
          </table:table-cell>
          <table:table-cell office:value-type="float" office:value="24.31" calcext:value-type="float">
            <text:p>24.31</text:p>
          </table:table-cell>
          <table:table-cell table:formula="of:=LN([.B176])" office:value-type="float" office:value="3.19088778832803" calcext:value-type="float">
            <text:p>3.1908877883</text:p>
          </table:table-cell>
          <table:table-cell table:formula="of:=([.B176]-[.B175])/[.B175]" office:value-type="float" office:value="-0.0489045383411581" calcext:value-type="float">
            <text:p>-0.0489045383</text:p>
          </table:table-cell>
          <table:table-cell table:formula="of:=([.B176]-[.B164])/[.B164]" office:value-type="float" office:value="-0.230452674897119" calcext:value-type="float">
            <text:p>-0.2304526749</text:p>
          </table:table-cell>
          <table:table-cell table:formula="of:=LN([.B176]/[.B175])" office:value-type="float" office:value="-0.0501408411813021" calcext:value-type="float">
            <text:p>-0.0501408412</text:p>
          </table:table-cell>
          <table:table-cell table:formula="of:=LN([.B176]/[.B164])" office:value-type="float" office:value="-0.261952826485962" calcext:value-type="float">
            <text:p>-0.2619528265</text:p>
          </table:table-cell>
        </table:table-row>
        <table:table-row table:style-name="ro1">
          <table:table-cell office:value-type="date" office:date-value="2007-10-01" calcext:value-type="date">
            <text:p>2007-10-01</text:p>
          </table:table-cell>
          <table:table-cell office:value-type="float" office:value="24.75" calcext:value-type="float">
            <text:p>24.75</text:p>
          </table:table-cell>
          <table:table-cell table:formula="of:=LN([.B177])" office:value-type="float" office:value="3.2088254890147" calcext:value-type="float">
            <text:p>3.208825489</text:p>
          </table:table-cell>
          <table:table-cell table:formula="of:=([.B177]-[.B176])/[.B176]" office:value-type="float" office:value="0.0180995475113123" calcext:value-type="float">
            <text:p>0.0180995475</text:p>
          </table:table-cell>
          <table:table-cell table:formula="of:=([.B177]-[.B165])/[.B165]" office:value-type="float" office:value="-0.293260993717876" calcext:value-type="float">
            <text:p>-0.2932609937</text:p>
          </table:table-cell>
          <table:table-cell table:formula="of:=LN([.B177]/[.B176])" office:value-type="float" office:value="0.0179377006866675" calcext:value-type="float">
            <text:p>0.0179377007</text:p>
          </table:table-cell>
          <table:table-cell table:formula="of:=LN([.B177]/[.B165])" office:value-type="float" office:value="-0.347093837843007" calcext:value-type="float">
            <text:p>-0.3470938378</text:p>
          </table:table-cell>
        </table:table-row>
        <table:table-row table:style-name="ro1">
          <table:table-cell office:value-type="date" office:date-value="2007-11-01" calcext:value-type="date">
            <text:p>2007-11-01</text:p>
          </table:table-cell>
          <table:table-cell office:value-type="float" office:value="21.7" calcext:value-type="float">
            <text:p>21.7</text:p>
          </table:table-cell>
          <table:table-cell table:formula="of:=LN([.B178])" office:value-type="float" office:value="3.07731226054641" calcext:value-type="float">
            <text:p>3.0773122605</text:p>
          </table:table-cell>
          <table:table-cell table:formula="of:=([.B178]-[.B177])/[.B177]" office:value-type="float" office:value="-0.123232323232323" calcext:value-type="float">
            <text:p>-0.1232323232</text:p>
          </table:table-cell>
          <table:table-cell table:formula="of:=([.B178]-[.B166])/[.B166]" office:value-type="float" office:value="-0.337202199144777" calcext:value-type="float">
            <text:p>-0.3372021991</text:p>
          </table:table-cell>
          <table:table-cell table:formula="of:=LN([.B178]/[.B177])" office:value-type="float" office:value="-0.131513228468285" calcext:value-type="float">
            <text:p>-0.1315132285</text:p>
          </table:table-cell>
          <table:table-cell table:formula="of:=LN([.B178]/[.B166])" office:value-type="float" office:value="-0.411285311396575" calcext:value-type="float">
            <text:p>-0.4112853114</text:p>
          </table:table-cell>
        </table:table-row>
        <table:table-row table:style-name="ro1">
          <table:table-cell office:value-type="date" office:date-value="2007-12-03" calcext:value-type="date">
            <text:p>2007-12-03</text:p>
          </table:table-cell>
          <table:table-cell office:value-type="float" office:value="18.99" calcext:value-type="float">
            <text:p>18.99</text:p>
          </table:table-cell>
          <table:table-cell table:formula="of:=LN([.B179])" office:value-type="float" office:value="2.94391252482419" calcext:value-type="float">
            <text:p>2.9439125248</text:p>
          </table:table-cell>
          <table:table-cell table:formula="of:=([.B179]-[.B178])/[.B178]" office:value-type="float" office:value="-0.124884792626728" calcext:value-type="float">
            <text:p>-0.1248847926</text:p>
          </table:table-cell>
          <table:table-cell table:formula="of:=([.B179]-[.B167])/[.B167]" office:value-type="float" office:value="-0.422093730979915" calcext:value-type="float">
            <text:p>-0.422093731</text:p>
          </table:table-cell>
          <table:table-cell table:formula="of:=LN([.B179]/[.B178])" office:value-type="float" office:value="-0.133399735722219" calcext:value-type="float">
            <text:p>-0.1333997357</text:p>
          </table:table-cell>
          <table:table-cell table:formula="of:=LN([.B179]/[.B167])" office:value-type="float" office:value="-0.548343587784928" calcext:value-type="float">
            <text:p>-0.5483435878</text:p>
          </table:table-cell>
        </table:table-row>
        <table:table-row table:style-name="ro1">
          <table:table-cell office:value-type="date" office:date-value="2008-01-02" calcext:value-type="date">
            <text:p>2008-01-02</text:p>
          </table:table-cell>
          <table:table-cell office:value-type="float" office:value="17.54" calcext:value-type="float">
            <text:p>17.54</text:p>
          </table:table-cell>
          <table:table-cell table:formula="of:=LN([.B180])" office:value-type="float" office:value="2.86448398694404" calcext:value-type="float">
            <text:p>2.8644839869</text:p>
          </table:table-cell>
          <table:table-cell table:formula="of:=([.B180]-[.B179])/[.B179]" office:value-type="float" office:value="-0.0763559768299105" calcext:value-type="float">
            <text:p>-0.0763559768</text:p>
          </table:table-cell>
          <table:table-cell table:formula="of:=([.B180]-[.B168])/[.B168]" office:value-type="float" office:value="-0.458975940777298" calcext:value-type="float">
            <text:p>-0.4589759408</text:p>
          </table:table-cell>
          <table:table-cell table:formula="of:=LN([.B180]/[.B179])" office:value-type="float" office:value="-0.0794285378801575" calcext:value-type="float">
            <text:p>-0.0794285379</text:p>
          </table:table-cell>
          <table:table-cell table:formula="of:=LN([.B180]/[.B168])" office:value-type="float" office:value="-0.614291529363493" calcext:value-type="float">
            <text:p>-0.6142915294</text:p>
          </table:table-cell>
        </table:table-row>
        <table:table-row table:style-name="ro1">
          <table:table-cell office:value-type="date" office:date-value="2008-02-01" calcext:value-type="date">
            <text:p>2008-02-01</text:p>
          </table:table-cell>
          <table:table-cell office:value-type="float" office:value="16.68" calcext:value-type="float">
            <text:p>16.68</text:p>
          </table:table-cell>
          <table:table-cell table:formula="of:=LN([.B181])" office:value-type="float" office:value="2.8142103969306" calcext:value-type="float">
            <text:p>2.8142103969</text:p>
          </table:table-cell>
          <table:table-cell table:formula="of:=([.B181]-[.B180])/[.B180]" office:value-type="float" office:value="-0.0490307867730901" calcext:value-type="float">
            <text:p>-0.0490307868</text:p>
          </table:table-cell>
          <table:table-cell table:formula="of:=([.B181]-[.B169])/[.B169]" office:value-type="float" office:value="-0.418207185211022" calcext:value-type="float">
            <text:p>-0.4182071852</text:p>
          </table:table-cell>
          <table:table-cell table:formula="of:=LN([.B181]/[.B180])" office:value-type="float" office:value="-0.0502735900134362" calcext:value-type="float">
            <text:p>-0.05027359</text:p>
          </table:table-cell>
          <table:table-cell table:formula="of:=LN([.B181]/[.B169])" office:value-type="float" office:value="-0.541640882964678" calcext:value-type="float">
            <text:p>-0.541640883</text:p>
          </table:table-cell>
        </table:table-row>
        <table:table-row table:style-name="ro1">
          <table:table-cell office:value-type="date" office:date-value="2008-03-03" calcext:value-type="date">
            <text:p>2008-03-03</text:p>
          </table:table-cell>
          <table:table-cell office:value-type="float" office:value="16.24" calcext:value-type="float">
            <text:p>16.24</text:p>
          </table:table-cell>
          <table:table-cell table:formula="of:=LN([.B182])" office:value-type="float" office:value="2.78747733473353" calcext:value-type="float">
            <text:p>2.7874773347</text:p>
          </table:table-cell>
          <table:table-cell table:formula="of:=([.B182]-[.B181])/[.B181]" office:value-type="float" office:value="-0.0263788968824941" calcext:value-type="float">
            <text:p>-0.0263788969</text:p>
          </table:table-cell>
          <table:table-cell table:formula="of:=([.B182]-[.B170])/[.B170]" office:value-type="float" office:value="-0.441732554142317" calcext:value-type="float">
            <text:p>-0.4417325541</text:p>
          </table:table-cell>
          <table:table-cell table:formula="of:=LN([.B182]/[.B181])" office:value-type="float" office:value="-0.0267330621970689" calcext:value-type="float">
            <text:p>-0.0267330622</text:p>
          </table:table-cell>
          <table:table-cell table:formula="of:=LN([.B182]/[.B170])" office:value-type="float" office:value="-0.582917137773579" calcext:value-type="float">
            <text:p>-0.5829171378</text:p>
          </table:table-cell>
        </table:table-row>
      </table:table>
      <table:named-expressions/>
      <table:database-ranges>
        <table:database-range table:name="__Anonymous_Sheet_DB__0" table:target-range-address="table.A1:table.B18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6T22:00:21.001326894</dc:date>
    <dc:creator>Sudip Sinha</dc:creator>
    <meta:editing-duration>PT3M56S</meta:editing-duration>
    <meta:editing-cycles>1</meta:editing-cycles>
    <meta:document-statistic meta:table-count="1" meta:cell-count="1248" meta:object-count="0"/>
    <meta:generator>LibreOffice/4.4.1.2$Linux_X86_64 LibreOffice_project/40m0$Build-2</meta:generator>
  </office:meta>
</office:document-meta>
</file>